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49.35pt"/>
    </style:style>
    <style:style style:name="co4" style:family="table-column">
      <style:table-column-properties fo:break-before="auto" style:column-width="407.79pt"/>
    </style:style>
    <style:style style:name="co5" style:family="table-column">
      <style:table-column-properties fo:break-before="auto" style:column-width="350.7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159pt"/>
    </style:style>
    <style:style style:name="co11" style:family="table-column">
      <style:table-column-properties fo:break-before="auto" style:column-width="84.1pt"/>
    </style:style>
    <style:style style:name="co12" style:family="table-column">
      <style:table-column-properties fo:break-before="auto" style:column-width="136.09pt"/>
    </style:style>
    <style:style style:name="co13" style:family="table-column">
      <style:table-column-properties fo:break-before="auto" style:column-width="215.49pt"/>
    </style:style>
    <style:style style:name="co14" style:family="table-column">
      <style:table-column-properties fo:break-before="auto" style:column-width="19.81pt"/>
    </style:style>
    <style:style style:name="co15" style:family="table-column">
      <style:table-column-properties fo:break-before="auto" style:column-width="277.09pt"/>
    </style:style>
    <style:style style:name="co16" style:family="table-column">
      <style:table-column-properties fo:break-before="auto" style:column-width="450.79pt"/>
    </style:style>
    <style:style style:name="co17" style:family="table-column">
      <style:table-column-properties fo:break-before="auto" style:column-width="143.94pt"/>
    </style:style>
    <style:style style:name="co18" style:family="table-column">
      <style:table-column-properties fo:break-before="auto" style:column-width="14pt"/>
    </style:style>
    <style:style style:name="co19" style:family="table-column">
      <style:table-column-properties fo:break-before="auto" style:column-width="104.71pt"/>
    </style:style>
    <style:style style:name="co20" style:family="table-column">
      <style:table-column-properties fo:break-before="auto" style:column-width="361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2018-lengka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lih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bulan</text:p>
          </table:table-cell>
          <table:table-cell office:value-type="string" calcext:value-type="string">
            <text:p>Bacaan</text:p>
          </table:table-cell>
          <table:table-cell/>
        </table:table-row>
        <table:table-row table:style-name="ro1">
          <table:table-cell/>
          <table:table-cell table:formula="of:=TEXT(WEEKDAY(DATE(2018;[.D2];[.C2]));&quot;NNN&quot;)" office:value-type="string" office:string-value="Senin" calcext:value-type="string">
            <text:p>Sen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];[.C3]));&quot;NNN&quot;)" office:value-type="string" office:string-value="Selasa" calcext:value-type="string">
            <text:p>Selas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4];[.C4]));&quot;NNN&quot;)" office:value-type="string" office:string-value="Rabu" calcext:value-type="string">
            <text:p>Rab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5];[.C5]));&quot;NNN&quot;)" office:value-type="string" office:string-value="Kamis" calcext:value-type="string">
            <text:p>Kam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6];[.C6]));&quot;NNN&quot;)" office:value-type="string" office:string-value="Jumat" calcext:value-type="string">
            <text:p>Juma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7];[.C7]));&quot;NNN&quot;)" office:value-type="string" office:string-value="Sabtu" calcext:value-type="string">
            <text:p>Sabt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8];[.C8]));&quot;NNN&quot;)" office:value-type="string" office:string-value="Minggu" calcext:value-type="string">
            <text:p>Minggu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9];[.C9]));&quot;NNN&quot;)" office:value-type="string" office:string-value="Senin" calcext:value-type="string">
            <text:p>Seni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0];[.C10]));&quot;NNN&quot;)" office:value-type="string" office:string-value="Selasa" calcext:value-type="string">
            <text:p>Selas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1];[.C11]));&quot;NNN&quot;)" office:value-type="string" office:string-value="Rabu" calcext:value-type="string">
            <text:p>Rab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2];[.C12]));&quot;NNN&quot;)" office:value-type="string" office:string-value="Kamis" calcext:value-type="string">
            <text:p>Kami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3];[.C13]));&quot;NNN&quot;)" office:value-type="string" office:string-value="Jumat" calcext:value-type="string">
            <text:p>Juma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4];[.C14]));&quot;NNN&quot;)" office:value-type="string" office:string-value="Sabtu" calcext:value-type="string">
            <text:p>Sabt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5];[.C15]));&quot;NNN&quot;)" office:value-type="string" office:string-value="Minggu" calcext:value-type="string">
            <text:p>Mingg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6];[.C16]));&quot;NNN&quot;)" office:value-type="string" office:string-value="Senin" calcext:value-type="string">
            <text:p>Seni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7];[.C17]));&quot;NNN&quot;)" office:value-type="string" office:string-value="Selasa" calcext:value-type="string">
            <text:p>Selas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8];[.C18]));&quot;NNN&quot;)" office:value-type="string" office:string-value="Rabu" calcext:value-type="string">
            <text:p>Rab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9];[.C19]));&quot;NNN&quot;)" office:value-type="string" office:string-value="Kamis" calcext:value-type="string">
            <text:p>Kami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0];[.C20]));&quot;NNN&quot;)" office:value-type="string" office:string-value="Jumat" calcext:value-type="string">
            <text:p>Juma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1];[.C21]));&quot;NNN&quot;)" office:value-type="string" office:string-value="Sabtu" calcext:value-type="string">
            <text:p>Sabt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2];[.C22]));&quot;NNN&quot;)" office:value-type="string" office:string-value="Minggu" calcext:value-type="string">
            <text:p>Mingg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3];[.C23]));&quot;NNN&quot;)" office:value-type="string" office:string-value="Senin" calcext:value-type="string">
            <text:p>Seni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4];[.C24]));&quot;NNN&quot;)" office:value-type="string" office:string-value="Selasa" calcext:value-type="string">
            <text:p>Selas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5];[.C25]));&quot;NNN&quot;)" office:value-type="string" office:string-value="Rabu" calcext:value-type="string">
            <text:p>Rabu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6];[.C26]));&quot;NNN&quot;)" office:value-type="string" office:string-value="Kamis" calcext:value-type="string">
            <text:p>Kami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7];[.C27]));&quot;NNN&quot;)" office:value-type="string" office:string-value="Jumat" calcext:value-type="string">
            <text:p>Juma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8];[.C28]));&quot;NNN&quot;)" office:value-type="string" office:string-value="Sabtu" calcext:value-type="string">
            <text:p>Sabtu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9];[.C29]));&quot;NNN&quot;)" office:value-type="string" office:string-value="Minggu" calcext:value-type="string">
            <text:p>Minggu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0];[.C30]));&quot;NNN&quot;)" office:value-type="string" office:string-value="Senin" calcext:value-type="string">
            <text:p>Senin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1];[.C31]));&quot;NNN&quot;)" office:value-type="string" office:string-value="Selasa" calcext:value-type="string">
            <text:p>Selasa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2];[.C32]));&quot;NNN&quot;)" office:value-type="string" office:string-value="Rabu" calcext:value-type="string">
            <text:p>Rabu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TEXT(WEEKDAY(DATE(2018;[.D33];[.C33]));&quot;NNN&quot;)" office:value-type="string" office:string-value="" calcext:value-type="error">
            <text:p>#VALUE!</text:p>
          </table:table-cell>
          <table:table-cell office:value-type="string" calcext:value-type="string">
            <text:p>bulan= 2 tahun= 2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4];[.C34]));&quot;NNN&quot;)" office:value-type="string" office:string-value="Kamis" calcext:value-type="string">
            <text:p>Kam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5];[.C35]));&quot;NNN&quot;)" office:value-type="string" office:string-value="Jumat" calcext:value-type="string">
            <text:p>Juma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6];[.C36]));&quot;NNN&quot;)" office:value-type="string" office:string-value="Sabtu" calcext:value-type="string">
            <text:p>Sabt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7];[.C37]));&quot;NNN&quot;)" office:value-type="string" office:string-value="Minggu" calcext:value-type="string">
            <text:p>Minggu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8];[.C38]));&quot;NNN&quot;)" office:value-type="string" office:string-value="Senin" calcext:value-type="string">
            <text:p>Sen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9];[.C39]));&quot;NNN&quot;)" office:value-type="string" office:string-value="Selasa" calcext:value-type="string">
            <text:p>Selas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40];[.C40]));&quot;NNN&quot;)" office:value-type="string" office:string-value="Rabu" calcext:value-type="string">
            <text:p>Rabu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41];[.C41]));&quot;NNN&quot;)" office:value-type="string" office:string-value="Kamis" calcext:value-type="string">
            <text:p>Kam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42];[.C42]));&quot;NNN&quot;)" office:value-type="string" office:string-value="Jumat" calcext:value-type="string">
            <text:p>Juma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43];[.C43]));&quot;NNN&quot;)" office:value-type="string" office:string-value="Sabtu" calcext:value-type="string">
            <text:p>Sabt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44];[.C44]));&quot;NNN&quot;)" office:value-type="string" office:string-value="Minggu" calcext:value-type="string">
            <text:p>Minggu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45];[.C45]));&quot;NNN&quot;)" office:value-type="string" office:string-value="Senin" calcext:value-type="string">
            <text:p>Seni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46];[.C46]));&quot;NNN&quot;)" office:value-type="string" office:string-value="Selasa" calcext:value-type="string">
            <text:p>Selas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47];[.C47]));&quot;NNN&quot;)" office:value-type="string" office:string-value="Rabu" calcext:value-type="string">
            <text:p>Rabu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48];[.C48]));&quot;NNN&quot;)" office:value-type="string" office:string-value="Kamis" calcext:value-type="string">
            <text:p>Kami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49];[.C49]));&quot;NNN&quot;)" office:value-type="string" office:string-value="Jumat" calcext:value-type="string">
            <text:p>Jum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50];[.C50]));&quot;NNN&quot;)" office:value-type="string" office:string-value="Sabtu" calcext:value-type="string">
            <text:p>Sabt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51];[.C51]));&quot;NNN&quot;)" office:value-type="string" office:string-value="Minggu" calcext:value-type="string">
            <text:p>Mingg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52];[.C52]));&quot;NNN&quot;)" office:value-type="string" office:string-value="Senin" calcext:value-type="string">
            <text:p>Seni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53];[.C53]));&quot;NNN&quot;)" office:value-type="string" office:string-value="Selasa" calcext:value-type="string">
            <text:p>Selas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54];[.C54]));&quot;NNN&quot;)" office:value-type="string" office:string-value="Rabu" calcext:value-type="string">
            <text:p>Rab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55];[.C55]));&quot;NNN&quot;)" office:value-type="string" office:string-value="Kamis" calcext:value-type="string">
            <text:p>Kami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56];[.C56]));&quot;NNN&quot;)" office:value-type="string" office:string-value="Jumat" calcext:value-type="string">
            <text:p>Jumat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57];[.C57]));&quot;NNN&quot;)" office:value-type="string" office:string-value="Sabtu" calcext:value-type="string">
            <text:p>Sabtu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58];[.C58]));&quot;NNN&quot;)" office:value-type="string" office:string-value="Minggu" calcext:value-type="string">
            <text:p>Minggu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59];[.C59]));&quot;NNN&quot;)" office:value-type="string" office:string-value="Senin" calcext:value-type="string">
            <text:p>Senin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60];[.C60]));&quot;NNN&quot;)" office:value-type="string" office:string-value="Selasa" calcext:value-type="string">
            <text:p>Selasa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61];[.C61]));&quot;NNN&quot;)" office:value-type="string" office:string-value="Rabu" calcext:value-type="string">
            <text:p>Rabu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TEXT(WEEKDAY(DATE(2018;[.D62];[.C62]));&quot;NNN&quot;)" office:value-type="string" office:string-value="" calcext:value-type="error">
            <text:p>#VALUE!</text:p>
          </table:table-cell>
          <table:table-cell office:value-type="string" calcext:value-type="string">
            <text:p>bulan= 3 tahun= 2018</text:p>
          </table:table-cell>
          <table:table-cell table:number-columns-repeated="3"/>
        </table:table-row>
        <table:table-row table:style-name="ro1">
          <table:table-cell/>
          <table:table-cell table:formula="of:=TEXT(WEEKDAY(DATE(2018;[.D63];[.C63]));&quot;NNN&quot;)" office:value-type="string" office:string-value="Kamis" calcext:value-type="string">
            <text:p>Kam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64];[.C64]));&quot;NNN&quot;)" office:value-type="string" office:string-value="Jumat" calcext:value-type="string">
            <text:p>Jum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65];[.C65]));&quot;NNN&quot;)" office:value-type="string" office:string-value="Sabtu" calcext:value-type="string">
            <text:p>Sabtu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66];[.C66]));&quot;NNN&quot;)" office:value-type="string" office:string-value="Minggu" calcext:value-type="string">
            <text:p>Minggu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67];[.C67]));&quot;NNN&quot;)" office:value-type="string" office:string-value="Senin" calcext:value-type="string">
            <text:p>Seni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68];[.C68]));&quot;NNN&quot;)" office:value-type="string" office:string-value="Selasa" calcext:value-type="string">
            <text:p>Selas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69];[.C69]));&quot;NNN&quot;)" office:value-type="string" office:string-value="Rabu" calcext:value-type="string">
            <text:p>Rabu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70];[.C70]));&quot;NNN&quot;)" office:value-type="string" office:string-value="Kamis" calcext:value-type="string">
            <text:p>Kami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71];[.C71]));&quot;NNN&quot;)" office:value-type="string" office:string-value="Jumat" calcext:value-type="string">
            <text:p>Juma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72];[.C72]));&quot;NNN&quot;)" office:value-type="string" office:string-value="Sabtu" calcext:value-type="string">
            <text:p>Sabtu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73];[.C73]));&quot;NNN&quot;)" office:value-type="string" office:string-value="Minggu" calcext:value-type="string">
            <text:p>Minggu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74];[.C74]));&quot;NNN&quot;)" office:value-type="string" office:string-value="Senin" calcext:value-type="string">
            <text:p>Seni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75];[.C75]));&quot;NNN&quot;)" office:value-type="string" office:string-value="Selasa" calcext:value-type="string">
            <text:p>Selas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76];[.C76]));&quot;NNN&quot;)" office:value-type="string" office:string-value="Rabu" calcext:value-type="string">
            <text:p>Rabu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77];[.C77]));&quot;NNN&quot;)" office:value-type="string" office:string-value="Kamis" calcext:value-type="string">
            <text:p>Kami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78];[.C78]));&quot;NNN&quot;)" office:value-type="string" office:string-value="Jumat" calcext:value-type="string">
            <text:p>Juma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79];[.C79]));&quot;NNN&quot;)" office:value-type="string" office:string-value="Sabtu" calcext:value-type="string">
            <text:p>Sabtu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80];[.C80]));&quot;NNN&quot;)" office:value-type="string" office:string-value="Minggu" calcext:value-type="string">
            <text:p>Minggu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81];[.C81]));&quot;NNN&quot;)" office:value-type="string" office:string-value="Senin" calcext:value-type="string">
            <text:p>Senin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82];[.C82]));&quot;NNN&quot;)" office:value-type="string" office:string-value="Selasa" calcext:value-type="string">
            <text:p>Selasa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83];[.C83]));&quot;NNN&quot;)" office:value-type="string" office:string-value="Rabu" calcext:value-type="string">
            <text:p>Rabu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84];[.C84]));&quot;NNN&quot;)" office:value-type="string" office:string-value="Kamis" calcext:value-type="string">
            <text:p>Kami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85];[.C85]));&quot;NNN&quot;)" office:value-type="string" office:string-value="Jumat" calcext:value-type="string">
            <text:p>Jumat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86];[.C86]));&quot;NNN&quot;)" office:value-type="string" office:string-value="Sabtu" calcext:value-type="string">
            <text:p>Sabtu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87];[.C87]));&quot;NNN&quot;)" office:value-type="string" office:string-value="Minggu" calcext:value-type="string">
            <text:p>Minggu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88];[.C88]));&quot;NNN&quot;)" office:value-type="string" office:string-value="Senin" calcext:value-type="string">
            <text:p>Senin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89];[.C89]));&quot;NNN&quot;)" office:value-type="string" office:string-value="Selasa" calcext:value-type="string">
            <text:p>Selasa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90];[.C90]));&quot;NNN&quot;)" office:value-type="string" office:string-value="Rabu" calcext:value-type="string">
            <text:p>Rabu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91];[.C91]));&quot;NNN&quot;)" office:value-type="string" office:string-value="Kamis" calcext:value-type="string">
            <text:p>Kamis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92];[.C92]));&quot;NNN&quot;)" office:value-type="string" office:string-value="Jumat" calcext:value-type="string">
            <text:p>Juma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93];[.C93]));&quot;NNN&quot;)" office:value-type="string" office:string-value="Sabtu" calcext:value-type="string">
            <text:p>Sabtu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TEXT(WEEKDAY(DATE(2018;[.D94];[.C94]));&quot;NNN&quot;)" office:value-type="string" office:string-value="" calcext:value-type="error">
            <text:p>#VALUE!</text:p>
          </table:table-cell>
          <table:table-cell office:value-type="string" calcext:value-type="string">
            <text:p>bulan= 4 tahun= 2018</text:p>
          </table:table-cell>
          <table:table-cell table:number-columns-repeated="3"/>
        </table:table-row>
        <table:table-row table:style-name="ro1">
          <table:table-cell/>
          <table:table-cell table:formula="of:=TEXT(WEEKDAY(DATE(2018;[.D95];[.C95]));&quot;NNN&quot;)" office:value-type="string" office:string-value="Minggu" calcext:value-type="string">
            <text:p>Mingg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96];[.C96]));&quot;NNN&quot;)" office:value-type="string" office:string-value="Senin" calcext:value-type="string">
            <text:p>Sen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97];[.C97]));&quot;NNN&quot;)" office:value-type="string" office:string-value="Selasa" calcext:value-type="string">
            <text:p>Selas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98];[.C98]));&quot;NNN&quot;)" office:value-type="string" office:string-value="Rabu" calcext:value-type="string">
            <text:p>Rabu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99];[.C99]));&quot;NNN&quot;)" office:value-type="string" office:string-value="Kamis" calcext:value-type="string">
            <text:p>Kam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00];[.C100]));&quot;NNN&quot;)" office:value-type="string" office:string-value="Jumat" calcext:value-type="string">
            <text:p>Jum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01];[.C101]));&quot;NNN&quot;)" office:value-type="string" office:string-value="Sabtu" calcext:value-type="string">
            <text:p>Sabtu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02];[.C102]));&quot;NNN&quot;)" office:value-type="string" office:string-value="Minggu" calcext:value-type="string">
            <text:p>Minggu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03];[.C103]));&quot;NNN&quot;)" office:value-type="string" office:string-value="Senin" calcext:value-type="string">
            <text:p>Seni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04];[.C104]));&quot;NNN&quot;)" office:value-type="string" office:string-value="Selasa" calcext:value-type="string">
            <text:p>Selas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05];[.C105]));&quot;NNN&quot;)" office:value-type="string" office:string-value="Rabu" calcext:value-type="string">
            <text:p>Rabu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06];[.C106]));&quot;NNN&quot;)" office:value-type="string" office:string-value="Kamis" calcext:value-type="string">
            <text:p>Kami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07];[.C107]));&quot;NNN&quot;)" office:value-type="string" office:string-value="Jumat" calcext:value-type="string">
            <text:p>Juma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08];[.C108]));&quot;NNN&quot;)" office:value-type="string" office:string-value="Sabtu" calcext:value-type="string">
            <text:p>Sabt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09];[.C109]));&quot;NNN&quot;)" office:value-type="string" office:string-value="Minggu" calcext:value-type="string">
            <text:p>Minggu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10];[.C110]));&quot;NNN&quot;)" office:value-type="string" office:string-value="Senin" calcext:value-type="string">
            <text:p>Seni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11];[.C111]));&quot;NNN&quot;)" office:value-type="string" office:string-value="Selasa" calcext:value-type="string">
            <text:p>Selasa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12];[.C112]));&quot;NNN&quot;)" office:value-type="string" office:string-value="Rabu" calcext:value-type="string">
            <text:p>Rab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13];[.C113]));&quot;NNN&quot;)" office:value-type="string" office:string-value="Kamis" calcext:value-type="string">
            <text:p>Kamis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14];[.C114]));&quot;NNN&quot;)" office:value-type="string" office:string-value="Jumat" calcext:value-type="string">
            <text:p>Juma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15];[.C115]));&quot;NNN&quot;)" office:value-type="string" office:string-value="Sabtu" calcext:value-type="string">
            <text:p>Sabtu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16];[.C116]));&quot;NNN&quot;)" office:value-type="string" office:string-value="Minggu" calcext:value-type="string">
            <text:p>Minggu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17];[.C117]));&quot;NNN&quot;)" office:value-type="string" office:string-value="Senin" calcext:value-type="string">
            <text:p>Seni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18];[.C118]));&quot;NNN&quot;)" office:value-type="string" office:string-value="Selasa" calcext:value-type="string">
            <text:p>Selas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19];[.C119]));&quot;NNN&quot;)" office:value-type="string" office:string-value="Rabu" calcext:value-type="string">
            <text:p>Rabu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20];[.C120]));&quot;NNN&quot;)" office:value-type="string" office:string-value="Kamis" calcext:value-type="string">
            <text:p>Kami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21];[.C121]));&quot;NNN&quot;)" office:value-type="string" office:string-value="Jumat" calcext:value-type="string">
            <text:p>Jumat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22];[.C122]));&quot;NNN&quot;)" office:value-type="string" office:string-value="Sabtu" calcext:value-type="string">
            <text:p>Sabtu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23];[.C123]));&quot;NNN&quot;)" office:value-type="string" office:string-value="Minggu" calcext:value-type="string">
            <text:p>Minggu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24];[.C124]));&quot;NNN&quot;)" office:value-type="string" office:string-value="Senin" calcext:value-type="string">
            <text:p>Senin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TEXT(WEEKDAY(DATE(2018;[.D125];[.C125]));&quot;NNN&quot;)" office:value-type="string" office:string-value="" calcext:value-type="error">
            <text:p>#VALUE!</text:p>
          </table:table-cell>
          <table:table-cell office:value-type="string" calcext:value-type="string">
            <text:p>bulan= 5 tahun= 20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26];[.C126]));&quot;NNN&quot;)" office:value-type="string" office:string-value="Selasa" calcext:value-type="string">
            <text:p>Sela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27];[.C127]));&quot;NNN&quot;)" office:value-type="string" office:string-value="Rabu" calcext:value-type="string">
            <text:p>Rab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28];[.C128]));&quot;NNN&quot;)" office:value-type="string" office:string-value="Kamis" calcext:value-type="string">
            <text:p>Kami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29];[.C129]));&quot;NNN&quot;)" office:value-type="string" office:string-value="Jumat" calcext:value-type="string">
            <text:p>Juma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30];[.C130]));&quot;NNN&quot;)" office:value-type="string" office:string-value="Sabtu" calcext:value-type="string">
            <text:p>Sabtu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31];[.C131]));&quot;NNN&quot;)" office:value-type="string" office:string-value="Minggu" calcext:value-type="string">
            <text:p>Minggu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32];[.C132]));&quot;NNN&quot;)" office:value-type="string" office:string-value="Senin" calcext:value-type="string">
            <text:p>Seni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33];[.C133]));&quot;NNN&quot;)" office:value-type="string" office:string-value="Selasa" calcext:value-type="string">
            <text:p>Selas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34];[.C134]));&quot;NNN&quot;)" office:value-type="string" office:string-value="Rabu" calcext:value-type="string">
            <text:p>Rabu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35];[.C135]));&quot;NNN&quot;)" office:value-type="string" office:string-value="Kamis" calcext:value-type="string">
            <text:p>Kami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36];[.C136]));&quot;NNN&quot;)" office:value-type="string" office:string-value="Jumat" calcext:value-type="string">
            <text:p>Juma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37];[.C137]));&quot;NNN&quot;)" office:value-type="string" office:string-value="Sabtu" calcext:value-type="string">
            <text:p>Sabtu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38];[.C138]));&quot;NNN&quot;)" office:value-type="string" office:string-value="Minggu" calcext:value-type="string">
            <text:p>Minggu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39];[.C139]));&quot;NNN&quot;)" office:value-type="string" office:string-value="Senin" calcext:value-type="string">
            <text:p>Senin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40];[.C140]));&quot;NNN&quot;)" office:value-type="string" office:string-value="Selasa" calcext:value-type="string">
            <text:p>Selasa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41];[.C141]));&quot;NNN&quot;)" office:value-type="string" office:string-value="Rabu" calcext:value-type="string">
            <text:p>Rabu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42];[.C142]));&quot;NNN&quot;)" office:value-type="string" office:string-value="Kamis" calcext:value-type="string">
            <text:p>Kami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43];[.C143]));&quot;NNN&quot;)" office:value-type="string" office:string-value="Jumat" calcext:value-type="string">
            <text:p>Jumat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44];[.C144]));&quot;NNN&quot;)" office:value-type="string" office:string-value="Sabtu" calcext:value-type="string">
            <text:p>Sabtu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45];[.C145]));&quot;NNN&quot;)" office:value-type="string" office:string-value="Minggu" calcext:value-type="string">
            <text:p>Minggu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46];[.C146]));&quot;NNN&quot;)" office:value-type="string" office:string-value="Senin" calcext:value-type="string">
            <text:p>Senin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47];[.C147]));&quot;NNN&quot;)" office:value-type="string" office:string-value="Selasa" calcext:value-type="string">
            <text:p>Selasa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48];[.C148]));&quot;NNN&quot;)" office:value-type="string" office:string-value="Rabu" calcext:value-type="string">
            <text:p>Rabu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49];[.C149]));&quot;NNN&quot;)" office:value-type="string" office:string-value="Kamis" calcext:value-type="string">
            <text:p>Kamis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50];[.C150]));&quot;NNN&quot;)" office:value-type="string" office:string-value="Jumat" calcext:value-type="string">
            <text:p>Jumat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51];[.C151]));&quot;NNN&quot;)" office:value-type="string" office:string-value="Sabtu" calcext:value-type="string">
            <text:p>Sabtu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52];[.C152]));&quot;NNN&quot;)" office:value-type="string" office:string-value="Minggu" calcext:value-type="string">
            <text:p>Minggu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53];[.C153]));&quot;NNN&quot;)" office:value-type="string" office:string-value="Senin" calcext:value-type="string">
            <text:p>Senin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54];[.C154]));&quot;NNN&quot;)" office:value-type="string" office:string-value="Selasa" calcext:value-type="string">
            <text:p>Selasa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55];[.C155]));&quot;NNN&quot;)" office:value-type="string" office:string-value="Rabu" calcext:value-type="string">
            <text:p>Rabu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56];[.C156]));&quot;NNN&quot;)" office:value-type="string" office:string-value="Kamis" calcext:value-type="string">
            <text:p>Kamis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lan= 6 tahun= 2018</text:p>
          </table:table-cell>
          <table:table-cell table:number-columns-repeated="3"/>
        </table:table-row>
        <table:table-row table:style-name="ro1">
          <table:table-cell/>
          <table:table-cell table:formula="of:=TEXT(WEEKDAY(DATE(2018;[.D158];[.C158]));&quot;NNN&quot;)" office:value-type="string" office:string-value="Jumat" calcext:value-type="string">
            <text:p>Juma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59];[.C159]));&quot;NNN&quot;)" office:value-type="string" office:string-value="Sabtu" calcext:value-type="string">
            <text:p>Sabt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60];[.C160]));&quot;NNN&quot;)" office:value-type="string" office:string-value="Minggu" calcext:value-type="string">
            <text:p>Minggu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61];[.C161]));&quot;NNN&quot;)" office:value-type="string" office:string-value="Senin" calcext:value-type="string">
            <text:p>Seni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62];[.C162]));&quot;NNN&quot;)" office:value-type="string" office:string-value="Selasa" calcext:value-type="string">
            <text:p>Selas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63];[.C163]));&quot;NNN&quot;)" office:value-type="string" office:string-value="Rabu" calcext:value-type="string">
            <text:p>Rabu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64];[.C164]));&quot;NNN&quot;)" office:value-type="string" office:string-value="Kamis" calcext:value-type="string">
            <text:p>Kami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65];[.C165]));&quot;NNN&quot;)" office:value-type="string" office:string-value="Jumat" calcext:value-type="string">
            <text:p>Juma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66];[.C166]));&quot;NNN&quot;)" office:value-type="string" office:string-value="Sabtu" calcext:value-type="string">
            <text:p>Sabtu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67];[.C167]));&quot;NNN&quot;)" office:value-type="string" office:string-value="Minggu" calcext:value-type="string">
            <text:p>Minggu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68];[.C168]));&quot;NNN&quot;)" office:value-type="string" office:string-value="Senin" calcext:value-type="string">
            <text:p>Senin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69];[.C169]));&quot;NNN&quot;)" office:value-type="string" office:string-value="Selasa" calcext:value-type="string">
            <text:p>Selasa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70];[.C170]));&quot;NNN&quot;)" office:value-type="string" office:string-value="Rabu" calcext:value-type="string">
            <text:p>Rabu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71];[.C171]));&quot;NNN&quot;)" office:value-type="string" office:string-value="Kamis" calcext:value-type="string">
            <text:p>Kamis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72];[.C172]));&quot;NNN&quot;)" office:value-type="string" office:string-value="Jumat" calcext:value-type="string">
            <text:p>Jumat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73];[.C173]));&quot;NNN&quot;)" office:value-type="string" office:string-value="Sabtu" calcext:value-type="string">
            <text:p>Sabtu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74];[.C174]));&quot;NNN&quot;)" office:value-type="string" office:string-value="Minggu" calcext:value-type="string">
            <text:p>Minggu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75];[.C175]));&quot;NNN&quot;)" office:value-type="string" office:string-value="Senin" calcext:value-type="string">
            <text:p>Senin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76];[.C176]));&quot;NNN&quot;)" office:value-type="string" office:string-value="Selasa" calcext:value-type="string">
            <text:p>Selasa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77];[.C177]));&quot;NNN&quot;)" office:value-type="string" office:string-value="Rabu" calcext:value-type="string">
            <text:p>Rabu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78];[.C178]));&quot;NNN&quot;)" office:value-type="string" office:string-value="Kamis" calcext:value-type="string">
            <text:p>Kami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179];[.C179]));&quot;NNN&quot;)" office:value-type="string" office:string-value="Jumat" calcext:value-type="string">
            <text:p>Jumat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80];[.C180]));&quot;NNN&quot;)" office:value-type="string" office:string-value="Sabtu" calcext:value-type="string">
            <text:p>Sabtu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81];[.C181]));&quot;NNN&quot;)" office:value-type="string" office:string-value="Minggu" calcext:value-type="string">
            <text:p>Minggu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82];[.C182]));&quot;NNN&quot;)" office:value-type="string" office:string-value="Senin" calcext:value-type="string">
            <text:p>Senin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83];[.C183]));&quot;NNN&quot;)" office:value-type="string" office:string-value="Selasa" calcext:value-type="string">
            <text:p>Selasa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84];[.C184]));&quot;NNN&quot;)" office:value-type="string" office:string-value="Rabu" calcext:value-type="string">
            <text:p>Rabu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85];[.C185]));&quot;NNN&quot;)" office:value-type="string" office:string-value="Kamis" calcext:value-type="string">
            <text:p>Kamis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86];[.C186]));&quot;NNN&quot;)" office:value-type="string" office:string-value="Jumat" calcext:value-type="string">
            <text:p>Jumat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87];[.C187]));&quot;NNN&quot;)" office:value-type="string" office:string-value="Sabtu" calcext:value-type="string">
            <text:p>Sabtu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TEXT(WEEKDAY(DATE(2018;[.D188];[.C188]));&quot;NNN&quot;)" office:value-type="string" office:string-value="" calcext:value-type="error">
            <text:p>#VALUE!</text:p>
          </table:table-cell>
          <table:table-cell office:value-type="string" calcext:value-type="string">
            <text:p>bulan= 7 tahun= 2018</text:p>
          </table:table-cell>
          <table:table-cell table:number-columns-repeated="3"/>
        </table:table-row>
        <table:table-row table:style-name="ro1">
          <table:table-cell/>
          <table:table-cell table:formula="of:=TEXT(WEEKDAY(DATE(2018;[.D189];[.C189]));&quot;NNN&quot;)" office:value-type="string" office:string-value="Minggu" calcext:value-type="string">
            <text:p>Mingg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90];[.C190]));&quot;NNN&quot;)" office:value-type="string" office:string-value="Senin" calcext:value-type="string">
            <text:p>Seni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91];[.C191]));&quot;NNN&quot;)" office:value-type="string" office:string-value="Selasa" calcext:value-type="string">
            <text:p>Selas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92];[.C192]));&quot;NNN&quot;)" office:value-type="string" office:string-value="Rabu" calcext:value-type="string">
            <text:p>Rab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93];[.C193]));&quot;NNN&quot;)" office:value-type="string" office:string-value="Kamis" calcext:value-type="string">
            <text:p>Kami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94];[.C194]));&quot;NNN&quot;)" office:value-type="string" office:string-value="Jumat" calcext:value-type="string">
            <text:p>Jum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95];[.C195]));&quot;NNN&quot;)" office:value-type="string" office:string-value="Sabtu" calcext:value-type="string">
            <text:p>Sabtu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96];[.C196]));&quot;NNN&quot;)" office:value-type="string" office:string-value="Minggu" calcext:value-type="string">
            <text:p>Minggu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97];[.C197]));&quot;NNN&quot;)" office:value-type="string" office:string-value="Senin" calcext:value-type="string">
            <text:p>Seni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98];[.C198]));&quot;NNN&quot;)" office:value-type="string" office:string-value="Selasa" calcext:value-type="string">
            <text:p>Selas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199];[.C199]));&quot;NNN&quot;)" office:value-type="string" office:string-value="Rabu" calcext:value-type="string">
            <text:p>Rabu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00];[.C200]));&quot;NNN&quot;)" office:value-type="string" office:string-value="Kamis" calcext:value-type="string">
            <text:p>Kami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01];[.C201]));&quot;NNN&quot;)" office:value-type="string" office:string-value="Jumat" calcext:value-type="string">
            <text:p>Jumat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02];[.C202]));&quot;NNN&quot;)" office:value-type="string" office:string-value="Sabtu" calcext:value-type="string">
            <text:p>Sabtu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03];[.C203]));&quot;NNN&quot;)" office:value-type="string" office:string-value="Minggu" calcext:value-type="string">
            <text:p>Minggu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04];[.C204]));&quot;NNN&quot;)" office:value-type="string" office:string-value="Senin" calcext:value-type="string">
            <text:p>Senin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05];[.C205]));&quot;NNN&quot;)" office:value-type="string" office:string-value="Selasa" calcext:value-type="string">
            <text:p>Selasa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06];[.C206]));&quot;NNN&quot;)" office:value-type="string" office:string-value="Rabu" calcext:value-type="string">
            <text:p>Rabu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07];[.C207]));&quot;NNN&quot;)" office:value-type="string" office:string-value="Kamis" calcext:value-type="string">
            <text:p>Kamis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08];[.C208]));&quot;NNN&quot;)" office:value-type="string" office:string-value="Jumat" calcext:value-type="string">
            <text:p>Jumat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09];[.C209]));&quot;NNN&quot;)" office:value-type="string" office:string-value="Sabtu" calcext:value-type="string">
            <text:p>Sabtu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10];[.C210]));&quot;NNN&quot;)" office:value-type="string" office:string-value="Minggu" calcext:value-type="string">
            <text:p>Minggu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11];[.C211]));&quot;NNN&quot;)" office:value-type="string" office:string-value="Senin" calcext:value-type="string">
            <text:p>Seni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12];[.C212]));&quot;NNN&quot;)" office:value-type="string" office:string-value="Selasa" calcext:value-type="string">
            <text:p>Selas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13];[.C213]));&quot;NNN&quot;)" office:value-type="string" office:string-value="Rabu" calcext:value-type="string">
            <text:p>Rabu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14];[.C214]));&quot;NNN&quot;)" office:value-type="string" office:string-value="Kamis" calcext:value-type="string">
            <text:p>Kamis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15];[.C215]));&quot;NNN&quot;)" office:value-type="string" office:string-value="Jumat" calcext:value-type="string">
            <text:p>Jumat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16];[.C216]));&quot;NNN&quot;)" office:value-type="string" office:string-value="Sabtu" calcext:value-type="string">
            <text:p>Sabtu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17];[.C217]));&quot;NNN&quot;)" office:value-type="string" office:string-value="Minggu" calcext:value-type="string">
            <text:p>Minggu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18];[.C218]));&quot;NNN&quot;)" office:value-type="string" office:string-value="Senin" calcext:value-type="string">
            <text:p>Senin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19];[.C219]));&quot;NNN&quot;)" office:value-type="string" office:string-value="Selasa" calcext:value-type="string">
            <text:p>Selasa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TEXT(WEEKDAY(DATE(2018;[.D220];[.C220]));&quot;NNN&quot;)" office:value-type="string" office:string-value="" calcext:value-type="error">
            <text:p>#VALUE!</text:p>
          </table:table-cell>
          <table:table-cell office:value-type="string" calcext:value-type="string">
            <text:p>bulan= 8 tahun= 2018</text:p>
          </table:table-cell>
          <table:table-cell table:number-columns-repeated="3"/>
        </table:table-row>
        <table:table-row table:style-name="ro1">
          <table:table-cell/>
          <table:table-cell table:formula="of:=TEXT(WEEKDAY(DATE(2018;[.D221];[.C221]));&quot;NNN&quot;)" office:value-type="string" office:string-value="Rabu" calcext:value-type="string">
            <text:p>Rab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22];[.C222]));&quot;NNN&quot;)" office:value-type="string" office:string-value="Kamis" calcext:value-type="string">
            <text:p>Kami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23];[.C223]));&quot;NNN&quot;)" office:value-type="string" office:string-value="Jumat" calcext:value-type="string">
            <text:p>Juma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24];[.C224]));&quot;NNN&quot;)" office:value-type="string" office:string-value="Sabtu" calcext:value-type="string">
            <text:p>Sabtu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25];[.C225]));&quot;NNN&quot;)" office:value-type="string" office:string-value="Minggu" calcext:value-type="string">
            <text:p>Minggu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26];[.C226]));&quot;NNN&quot;)" office:value-type="string" office:string-value="Senin" calcext:value-type="string">
            <text:p>Seni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27];[.C227]));&quot;NNN&quot;)" office:value-type="string" office:string-value="Selasa" calcext:value-type="string">
            <text:p>Selas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28];[.C228]));&quot;NNN&quot;)" office:value-type="string" office:string-value="Rabu" calcext:value-type="string">
            <text:p>Rabu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29];[.C229]));&quot;NNN&quot;)" office:value-type="string" office:string-value="Kamis" calcext:value-type="string">
            <text:p>Kami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30];[.C230]));&quot;NNN&quot;)" office:value-type="string" office:string-value="Jumat" calcext:value-type="string">
            <text:p>Juma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31];[.C231]));&quot;NNN&quot;)" office:value-type="string" office:string-value="Sabtu" calcext:value-type="string">
            <text:p>Sabtu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32];[.C232]));&quot;NNN&quot;)" office:value-type="string" office:string-value="Minggu" calcext:value-type="string">
            <text:p>Minggu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33];[.C233]));&quot;NNN&quot;)" office:value-type="string" office:string-value="Senin" calcext:value-type="string">
            <text:p>Seni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34];[.C234]));&quot;NNN&quot;)" office:value-type="string" office:string-value="Selasa" calcext:value-type="string">
            <text:p>Selas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35];[.C235]));&quot;NNN&quot;)" office:value-type="string" office:string-value="Rabu" calcext:value-type="string">
            <text:p>Rabu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36];[.C236]));&quot;NNN&quot;)" office:value-type="string" office:string-value="Kamis" calcext:value-type="string">
            <text:p>Kamis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37];[.C237]));&quot;NNN&quot;)" office:value-type="string" office:string-value="Jumat" calcext:value-type="string">
            <text:p>Jumat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38];[.C238]));&quot;NNN&quot;)" office:value-type="string" office:string-value="Sabtu" calcext:value-type="string">
            <text:p>Sabtu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39];[.C239]));&quot;NNN&quot;)" office:value-type="string" office:string-value="Minggu" calcext:value-type="string">
            <text:p>Minggu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40];[.C240]));&quot;NNN&quot;)" office:value-type="string" office:string-value="Senin" calcext:value-type="string">
            <text:p>Senin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41];[.C241]));&quot;NNN&quot;)" office:value-type="string" office:string-value="Selasa" calcext:value-type="string">
            <text:p>Selasa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42];[.C242]));&quot;NNN&quot;)" office:value-type="string" office:string-value="Rabu" calcext:value-type="string">
            <text:p>Rab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43];[.C243]));&quot;NNN&quot;)" office:value-type="string" office:string-value="Kamis" calcext:value-type="string">
            <text:p>Kamis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44];[.C244]));&quot;NNN&quot;)" office:value-type="string" office:string-value="Jumat" calcext:value-type="string">
            <text:p>Jumat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45];[.C245]));&quot;NNN&quot;)" office:value-type="string" office:string-value="Sabtu" calcext:value-type="string">
            <text:p>Sabtu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46];[.C246]));&quot;NNN&quot;)" office:value-type="string" office:string-value="Minggu" calcext:value-type="string">
            <text:p>Minggu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47];[.C247]));&quot;NNN&quot;)" office:value-type="string" office:string-value="Senin" calcext:value-type="string">
            <text:p>Senin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48];[.C248]));&quot;NNN&quot;)" office:value-type="string" office:string-value="Selasa" calcext:value-type="string">
            <text:p>Selasa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49];[.C249]));&quot;NNN&quot;)" office:value-type="string" office:string-value="Rabu" calcext:value-type="string">
            <text:p>Rabu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50];[.C250]));&quot;NNN&quot;)" office:value-type="string" office:string-value="Kamis" calcext:value-type="string">
            <text:p>Kamis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51];[.C251]));&quot;NNN&quot;)" office:value-type="string" office:string-value="Jumat" calcext:value-type="string">
            <text:p>Jumat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TEXT(WEEKDAY(DATE(2018;[.D252];[.C252]));&quot;NNN&quot;)" office:value-type="string" office:string-value="" calcext:value-type="error">
            <text:p>#VALUE!</text:p>
          </table:table-cell>
          <table:table-cell office:value-type="string" calcext:value-type="string">
            <text:p>bulan= 9 tahun= 2018</text:p>
          </table:table-cell>
          <table:table-cell table:number-columns-repeated="3"/>
        </table:table-row>
        <table:table-row table:style-name="ro1">
          <table:table-cell/>
          <table:table-cell table:formula="of:=TEXT(WEEKDAY(DATE(2018;[.D253];[.C253]));&quot;NNN&quot;)" office:value-type="string" office:string-value="Sabtu" calcext:value-type="string">
            <text:p>Sabt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54];[.C254]));&quot;NNN&quot;)" office:value-type="string" office:string-value="Minggu" calcext:value-type="string">
            <text:p>Minggu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55];[.C255]));&quot;NNN&quot;)" office:value-type="string" office:string-value="Senin" calcext:value-type="string">
            <text:p>Seni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56];[.C256]));&quot;NNN&quot;)" office:value-type="string" office:string-value="Selasa" calcext:value-type="string">
            <text:p>Selas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57];[.C257]));&quot;NNN&quot;)" office:value-type="string" office:string-value="Rabu" calcext:value-type="string">
            <text:p>Rabu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58];[.C258]));&quot;NNN&quot;)" office:value-type="string" office:string-value="Kamis" calcext:value-type="string">
            <text:p>Kami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59];[.C259]));&quot;NNN&quot;)" office:value-type="string" office:string-value="Jumat" calcext:value-type="string">
            <text:p>Jum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60];[.C260]));&quot;NNN&quot;)" office:value-type="string" office:string-value="Sabtu" calcext:value-type="string">
            <text:p>Sabtu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61];[.C261]));&quot;NNN&quot;)" office:value-type="string" office:string-value="Minggu" calcext:value-type="string">
            <text:p>Minggu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62];[.C262]));&quot;NNN&quot;)" office:value-type="string" office:string-value="Senin" calcext:value-type="string">
            <text:p>Seni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63];[.C263]));&quot;NNN&quot;)" office:value-type="string" office:string-value="Selasa" calcext:value-type="string">
            <text:p>Sela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64];[.C264]));&quot;NNN&quot;)" office:value-type="string" office:string-value="Rabu" calcext:value-type="string">
            <text:p>Rabu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65];[.C265]));&quot;NNN&quot;)" office:value-type="string" office:string-value="Kamis" calcext:value-type="string">
            <text:p>Kami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66];[.C266]));&quot;NNN&quot;)" office:value-type="string" office:string-value="Jumat" calcext:value-type="string">
            <text:p>Jumat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67];[.C267]));&quot;NNN&quot;)" office:value-type="string" office:string-value="Sabtu" calcext:value-type="string">
            <text:p>Sabtu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68];[.C268]));&quot;NNN&quot;)" office:value-type="string" office:string-value="Minggu" calcext:value-type="string">
            <text:p>Minggu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69];[.C269]));&quot;NNN&quot;)" office:value-type="string" office:string-value="Senin" calcext:value-type="string">
            <text:p>Seni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70];[.C270]));&quot;NNN&quot;)" office:value-type="string" office:string-value="Selasa" calcext:value-type="string">
            <text:p>Selasa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71];[.C271]));&quot;NNN&quot;)" office:value-type="string" office:string-value="Rabu" calcext:value-type="string">
            <text:p>Rab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72];[.C272]));&quot;NNN&quot;)" office:value-type="string" office:string-value="Kamis" calcext:value-type="string">
            <text:p>Kamis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73];[.C273]));&quot;NNN&quot;)" office:value-type="string" office:string-value="Jumat" calcext:value-type="string">
            <text:p>Jumat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74];[.C274]));&quot;NNN&quot;)" office:value-type="string" office:string-value="Sabtu" calcext:value-type="string">
            <text:p>Sabtu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75];[.C275]));&quot;NNN&quot;)" office:value-type="string" office:string-value="Minggu" calcext:value-type="string">
            <text:p>Minggu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76];[.C276]));&quot;NNN&quot;)" office:value-type="string" office:string-value="Senin" calcext:value-type="string">
            <text:p>Seni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77];[.C277]));&quot;NNN&quot;)" office:value-type="string" office:string-value="Selasa" calcext:value-type="string">
            <text:p>Selasa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78];[.C278]));&quot;NNN&quot;)" office:value-type="string" office:string-value="Rabu" calcext:value-type="string">
            <text:p>Rabu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79];[.C279]));&quot;NNN&quot;)" office:value-type="string" office:string-value="Kamis" calcext:value-type="string">
            <text:p>Kamis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80];[.C280]));&quot;NNN&quot;)" office:value-type="string" office:string-value="Jumat" calcext:value-type="string">
            <text:p>Jumat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81];[.C281]));&quot;NNN&quot;)" office:value-type="string" office:string-value="Sabtu" calcext:value-type="string">
            <text:p>Sabtu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282];[.C282]));&quot;NNN&quot;)" office:value-type="string" office:string-value="Minggu" calcext:value-type="string">
            <text:p>Minggu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TEXT(WEEKDAY(DATE(2018;[.D283];[.C283]));&quot;NNN&quot;)" office:value-type="string" office:string-value="" calcext:value-type="error">
            <text:p>#VALUE!</text:p>
          </table:table-cell>
          <table:table-cell office:value-type="string" calcext:value-type="string">
            <text:p>bulan= 10 tahun= 20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84];[.C284]));&quot;NNN&quot;)" office:value-type="string" office:string-value="Senin" calcext:value-type="string">
            <text:p>Sen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85];[.C285]));&quot;NNN&quot;)" office:value-type="string" office:string-value="Selasa" calcext:value-type="string">
            <text:p>Selas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86];[.C286]));&quot;NNN&quot;)" office:value-type="string" office:string-value="Rabu" calcext:value-type="string">
            <text:p>Rabu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87];[.C287]));&quot;NNN&quot;)" office:value-type="string" office:string-value="Kamis" calcext:value-type="string">
            <text:p>Kami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88];[.C288]));&quot;NNN&quot;)" office:value-type="string" office:string-value="Jumat" calcext:value-type="string">
            <text:p>Juma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89];[.C289]));&quot;NNN&quot;)" office:value-type="string" office:string-value="Sabtu" calcext:value-type="string">
            <text:p>Sabtu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90];[.C290]));&quot;NNN&quot;)" office:value-type="string" office:string-value="Minggu" calcext:value-type="string">
            <text:p>Minggu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91];[.C291]));&quot;NNN&quot;)" office:value-type="string" office:string-value="Senin" calcext:value-type="string">
            <text:p>Seni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92];[.C292]));&quot;NNN&quot;)" office:value-type="string" office:string-value="Selasa" calcext:value-type="string">
            <text:p>Selas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93];[.C293]));&quot;NNN&quot;)" office:value-type="string" office:string-value="Rabu" calcext:value-type="string">
            <text:p>Rabu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94];[.C294]));&quot;NNN&quot;)" office:value-type="string" office:string-value="Kamis" calcext:value-type="string">
            <text:p>Kamis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95];[.C295]));&quot;NNN&quot;)" office:value-type="string" office:string-value="Jumat" calcext:value-type="string">
            <text:p>Jumat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96];[.C296]));&quot;NNN&quot;)" office:value-type="string" office:string-value="Sabtu" calcext:value-type="string">
            <text:p>Sabtu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97];[.C297]));&quot;NNN&quot;)" office:value-type="string" office:string-value="Minggu" calcext:value-type="string">
            <text:p>Minggu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98];[.C298]));&quot;NNN&quot;)" office:value-type="string" office:string-value="Senin" calcext:value-type="string">
            <text:p>Seni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299];[.C299]));&quot;NNN&quot;)" office:value-type="string" office:string-value="Selasa" calcext:value-type="string">
            <text:p>Selas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00];[.C300]));&quot;NNN&quot;)" office:value-type="string" office:string-value="Rabu" calcext:value-type="string">
            <text:p>Rabu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01];[.C301]));&quot;NNN&quot;)" office:value-type="string" office:string-value="Kamis" calcext:value-type="string">
            <text:p>Kamis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02];[.C302]));&quot;NNN&quot;)" office:value-type="string" office:string-value="Jumat" calcext:value-type="string">
            <text:p>Juma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03];[.C303]));&quot;NNN&quot;)" office:value-type="string" office:string-value="Sabtu" calcext:value-type="string">
            <text:p>Sabtu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04];[.C304]));&quot;NNN&quot;)" office:value-type="string" office:string-value="Minggu" calcext:value-type="string">
            <text:p>Minggu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05];[.C305]));&quot;NNN&quot;)" office:value-type="string" office:string-value="Senin" calcext:value-type="string">
            <text:p>Sen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06];[.C306]));&quot;NNN&quot;)" office:value-type="string" office:string-value="Selasa" calcext:value-type="string">
            <text:p>Selasa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07];[.C307]));&quot;NNN&quot;)" office:value-type="string" office:string-value="Rabu" calcext:value-type="string">
            <text:p>Rabu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08];[.C308]));&quot;NNN&quot;)" office:value-type="string" office:string-value="Kamis" calcext:value-type="string">
            <text:p>Kamis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09];[.C309]));&quot;NNN&quot;)" office:value-type="string" office:string-value="Jumat" calcext:value-type="string">
            <text:p>Jumat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10];[.C310]));&quot;NNN&quot;)" office:value-type="string" office:string-value="Sabtu" calcext:value-type="string">
            <text:p>Sabtu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11];[.C311]));&quot;NNN&quot;)" office:value-type="string" office:string-value="Minggu" calcext:value-type="string">
            <text:p>Minggu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12];[.C312]));&quot;NNN&quot;)" office:value-type="string" office:string-value="Senin" calcext:value-type="string">
            <text:p>Senin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13];[.C313]));&quot;NNN&quot;)" office:value-type="string" office:string-value="Selasa" calcext:value-type="string">
            <text:p>Selasa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14];[.C314]));&quot;NNN&quot;)" office:value-type="string" office:string-value="Rabu" calcext:value-type="string">
            <text:p>Rabu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TEXT(WEEKDAY(DATE(2018;[.D315];[.C315]));&quot;NNN&quot;)" office:value-type="string" office:string-value="" calcext:value-type="error">
            <text:p>#VALUE!</text:p>
          </table:table-cell>
          <table:table-cell office:value-type="string" calcext:value-type="string">
            <text:p>bulan= 11 tahun= 2018</text:p>
          </table:table-cell>
          <table:table-cell table:number-columns-repeated="3"/>
        </table:table-row>
        <table:table-row table:style-name="ro1">
          <table:table-cell/>
          <table:table-cell table:formula="of:=TEXT(WEEKDAY(DATE(2018;[.D316];[.C316]));&quot;NNN&quot;)" office:value-type="string" office:string-value="Kamis" calcext:value-type="string">
            <text:p>Kami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17];[.C317]));&quot;NNN&quot;)" office:value-type="string" office:string-value="Jumat" calcext:value-type="string">
            <text:p>Juma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18];[.C318]));&quot;NNN&quot;)" office:value-type="string" office:string-value="Sabtu" calcext:value-type="string">
            <text:p>Sabtu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19];[.C319]));&quot;NNN&quot;)" office:value-type="string" office:string-value="Minggu" calcext:value-type="string">
            <text:p>Minggu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20];[.C320]));&quot;NNN&quot;)" office:value-type="string" office:string-value="Senin" calcext:value-type="string">
            <text:p>Seni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21];[.C321]));&quot;NNN&quot;)" office:value-type="string" office:string-value="Selasa" calcext:value-type="string">
            <text:p>Selas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22];[.C322]));&quot;NNN&quot;)" office:value-type="string" office:string-value="Rabu" calcext:value-type="string">
            <text:p>Rabu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23];[.C323]));&quot;NNN&quot;)" office:value-type="string" office:string-value="Kamis" calcext:value-type="string">
            <text:p>Kami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24];[.C324]));&quot;NNN&quot;)" office:value-type="string" office:string-value="Jumat" calcext:value-type="string">
            <text:p>Juma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25];[.C325]));&quot;NNN&quot;)" office:value-type="string" office:string-value="Sabtu" calcext:value-type="string">
            <text:p>Sabtu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26];[.C326]));&quot;NNN&quot;)" office:value-type="string" office:string-value="Minggu" calcext:value-type="string">
            <text:p>Minggu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27];[.C327]));&quot;NNN&quot;)" office:value-type="string" office:string-value="Senin" calcext:value-type="string">
            <text:p>Seni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28];[.C328]));&quot;NNN&quot;)" office:value-type="string" office:string-value="Selasa" calcext:value-type="string">
            <text:p>Selas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29];[.C329]));&quot;NNN&quot;)" office:value-type="string" office:string-value="Rabu" calcext:value-type="string">
            <text:p>Rabu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30];[.C330]));&quot;NNN&quot;)" office:value-type="string" office:string-value="Kamis" calcext:value-type="string">
            <text:p>Kamis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31];[.C331]));&quot;NNN&quot;)" office:value-type="string" office:string-value="Jumat" calcext:value-type="string">
            <text:p>Jumat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32];[.C332]));&quot;NNN&quot;)" office:value-type="string" office:string-value="Sabtu" calcext:value-type="string">
            <text:p>Sabtu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33];[.C333]));&quot;NNN&quot;)" office:value-type="string" office:string-value="Minggu" calcext:value-type="string">
            <text:p>Minggu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34];[.C334]));&quot;NNN&quot;)" office:value-type="string" office:string-value="Senin" calcext:value-type="string">
            <text:p>Senin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35];[.C335]));&quot;NNN&quot;)" office:value-type="string" office:string-value="Selasa" calcext:value-type="string">
            <text:p>Selasa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36];[.C336]));&quot;NNN&quot;)" office:value-type="string" office:string-value="Rabu" calcext:value-type="string">
            <text:p>Rabu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37];[.C337]));&quot;NNN&quot;)" office:value-type="string" office:string-value="Kamis" calcext:value-type="string">
            <text:p>Kamis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38];[.C338]));&quot;NNN&quot;)" office:value-type="string" office:string-value="Jumat" calcext:value-type="string">
            <text:p>Jumat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39];[.C339]));&quot;NNN&quot;)" office:value-type="string" office:string-value="Sabtu" calcext:value-type="string">
            <text:p>Sabtu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40];[.C340]));&quot;NNN&quot;)" office:value-type="string" office:string-value="Minggu" calcext:value-type="string">
            <text:p>Minggu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41];[.C341]));&quot;NNN&quot;)" office:value-type="string" office:string-value="Senin" calcext:value-type="string">
            <text:p>Senin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42];[.C342]));&quot;NNN&quot;)" office:value-type="string" office:string-value="Selasa" calcext:value-type="string">
            <text:p>Selasa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43];[.C343]));&quot;NNN&quot;)" office:value-type="string" office:string-value="Rabu" calcext:value-type="string">
            <text:p>Rabu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44];[.C344]));&quot;NNN&quot;)" office:value-type="string" office:string-value="Kamis" calcext:value-type="string">
            <text:p>Kamis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45];[.C345]));&quot;NNN&quot;)" office:value-type="string" office:string-value="Jumat" calcext:value-type="string">
            <text:p>Jumat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TEXT(WEEKDAY(DATE(2018;[.D346];[.C346]));&quot;NNN&quot;)" office:value-type="string" office:string-value="" calcext:value-type="error">
            <text:p>#VALUE!</text:p>
          </table:table-cell>
          <table:table-cell office:value-type="string" calcext:value-type="string">
            <text:p>bulan= 12 tahun= 2018</text:p>
          </table:table-cell>
          <table:table-cell table:number-columns-repeated="3"/>
        </table:table-row>
        <table:table-row table:style-name="ro1">
          <table:table-cell/>
          <table:table-cell table:formula="of:=TEXT(WEEKDAY(DATE(2018;[.D347];[.C347]));&quot;NNN&quot;)" office:value-type="string" office:string-value="Sabtu" calcext:value-type="string">
            <text:p>Sabt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48];[.C348]));&quot;NNN&quot;)" office:value-type="string" office:string-value="Minggu" calcext:value-type="string">
            <text:p>Minggu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49];[.C349]));&quot;NNN&quot;)" office:value-type="string" office:string-value="Senin" calcext:value-type="string">
            <text:p>Seni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50];[.C350]));&quot;NNN&quot;)" office:value-type="string" office:string-value="Selasa" calcext:value-type="string">
            <text:p>Selas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51];[.C351]));&quot;NNN&quot;)" office:value-type="string" office:string-value="Rabu" calcext:value-type="string">
            <text:p>Rab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52];[.C352]));&quot;NNN&quot;)" office:value-type="string" office:string-value="Kamis" calcext:value-type="string">
            <text:p>Kami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53];[.C353]));&quot;NNN&quot;)" office:value-type="string" office:string-value="Jumat" calcext:value-type="string">
            <text:p>Juma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54];[.C354]));&quot;NNN&quot;)" office:value-type="string" office:string-value="Sabtu" calcext:value-type="string">
            <text:p>Sabtu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55];[.C355]));&quot;NNN&quot;)" office:value-type="string" office:string-value="Minggu" calcext:value-type="string">
            <text:p>Minggu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56];[.C356]));&quot;NNN&quot;)" office:value-type="string" office:string-value="Senin" calcext:value-type="string">
            <text:p>Seni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57];[.C357]));&quot;NNN&quot;)" office:value-type="string" office:string-value="Selasa" calcext:value-type="string">
            <text:p>Selas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58];[.C358]));&quot;NNN&quot;)" office:value-type="string" office:string-value="Rabu" calcext:value-type="string">
            <text:p>Rabu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59];[.C359]));&quot;NNN&quot;)" office:value-type="string" office:string-value="Kamis" calcext:value-type="string">
            <text:p>Kami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60];[.C360]));&quot;NNN&quot;)" office:value-type="string" office:string-value="Jumat" calcext:value-type="string">
            <text:p>Juma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61];[.C361]));&quot;NNN&quot;)" office:value-type="string" office:string-value="Sabtu" calcext:value-type="string">
            <text:p>Sabtu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62];[.C362]));&quot;NNN&quot;)" office:value-type="string" office:string-value="Minggu" calcext:value-type="string">
            <text:p>Minggu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63];[.C363]));&quot;NNN&quot;)" office:value-type="string" office:string-value="Senin" calcext:value-type="string">
            <text:p>Sen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64];[.C364]));&quot;NNN&quot;)" office:value-type="string" office:string-value="Selasa" calcext:value-type="string">
            <text:p>Selas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65];[.C365]));&quot;NNN&quot;)" office:value-type="string" office:string-value="Rabu" calcext:value-type="string">
            <text:p>Rabu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66];[.C366]));&quot;NNN&quot;)" office:value-type="string" office:string-value="Kamis" calcext:value-type="string">
            <text:p>Kami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67];[.C367]));&quot;NNN&quot;)" office:value-type="string" office:string-value="Jumat" calcext:value-type="string">
            <text:p>Jumat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68];[.C368]));&quot;NNN&quot;)" office:value-type="string" office:string-value="Sabtu" calcext:value-type="string">
            <text:p>Sabtu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69];[.C369]));&quot;NNN&quot;)" office:value-type="string" office:string-value="Minggu" calcext:value-type="string">
            <text:p>Minggu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70];[.C370]));&quot;NNN&quot;)" office:value-type="string" office:string-value="Senin" calcext:value-type="string">
            <text:p>Senin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71];[.C371]));&quot;NNN&quot;)" office:value-type="string" office:string-value="Selasa" calcext:value-type="string">
            <text:p>Selasa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72];[.C372]));&quot;NNN&quot;)" office:value-type="string" office:string-value="Rabu" calcext:value-type="string">
            <text:p>Rabu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73];[.C373]));&quot;NNN&quot;)" office:value-type="string" office:string-value="Kamis" calcext:value-type="string">
            <text:p>Kamis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WEEKDAY(DATE(2018;[.D374];[.C374]));&quot;NNN&quot;)" office:value-type="string" office:string-value="Jumat" calcext:value-type="string">
            <text:p>Jumat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75];[.C375]));&quot;NNN&quot;)" office:value-type="string" office:string-value="Sabtu" calcext:value-type="string">
            <text:p>Sabtu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76];[.C376]));&quot;NNN&quot;)" office:value-type="string" office:string-value="Minggu" calcext:value-type="string">
            <text:p>Minggu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TEXT(WEEKDAY(DATE(2018;[.D377];[.C377]));&quot;NNN&quot;)" office:value-type="string" office:string-value="Senin" calcext:value-type="string">
            <text:p>Seni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</table:table>
      <table:table table:name="2018-doa" table:style-name="ta1">
        <table:table-column table:style-name="co7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Bulan</text:p>
          </table:table-cell>
          <table:table-cell office:value-type="string" calcext:value-type="string">
            <text:p>Bln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Kegiatan</text:p>
          </table:table-cell>
          <table:table-cell office:value-type="string" calcext:value-type="string">
            <text:p>Bacaan</text:p>
          </table:table-cell>
          <table:table-cell office:value-type="string" calcext:value-type="string">
            <text:p>Tempat</text:p>
          </table:table-cell>
          <table:table-cell office:value-type="string" calcext:value-type="string">
            <text:p>Petugas 1</text:p>
          </table:table-cell>
          <table:table-cell office:value-type="string" calcext:value-type="string">
            <text:p>Petugas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uar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TEXT(WEEKDAY(DATE(2018;[.B2];[.C2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1Sam. 4:1-11,Mzm. 44:10-11,14-15,24-25,Mrk. 1:40-45,Kej. 4:1-24,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Sri Utami Chrisssumiwi, MM</text:p>
          </table:table-cell>
          <table:table-cell table:style-name="ce3" table:formula="of:=[.A2]&amp;&quot;&amp; &quot;&amp;[.C2]&amp;&quot;&amp;&quot;&amp;[.D2]&amp;&quot;&amp; &quot;&amp;[.E2]&amp;&quot;&amp; &quot;&amp;[.F2]&amp;&quot;&amp; &quot;&amp;[.G2]&amp;&quot;&amp; &quot;&amp;[.H2]&amp;&quot;\par &quot;&amp;[.I2]&amp;&quot;\\ &quot;&amp;IF(ISBLANK([.A3]);&quot;\cline{2-7}&quot;;&quot;\hline&quot;)" office:value-type="string" office:string-value="Januari&amp; 11&amp;Kamis&amp; Doa lingkungan&amp; 1Sam. 4:1-11,Mzm. 44:10-11,14-15,24-25,Mrk. 1:40-45,Kej. 4:1-24,&amp; Neo Suradi&amp; Anton Supriyana\par Sri Utami Chrisssumiwi, MM\\ \cline{2-7}" calcext:value-type="string">
            <text:p>Januari&amp; 11&amp;Kamis&amp; Doa lingkungan&amp; 1Sam. 4:1-11,Mzm. 44:10-11,14-15,24-25,Mrk. 1:40-45,Kej. 4:1-24,&amp; Neo Suradi&amp; Anton Supriyana\par Sri Utami Chrisssumiwi, MM\\ \cline{2-7}</text:p>
          </table:table-cell>
          <table:table-cell table:formula="of:=&quot;parse-kalit.py -t 2018 -b &quot;&amp;[.B2]&amp;&quot;  -d &quot;&amp;[.C2]" office:value-type="string" office:string-value="parse-kalit.py -t 2018 -b 1  -d 11" calcext:value-type="string">
            <text:p>parse-kalit.py -t 2018 -b 1 <text:s/>-d 1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Sam. 4:1-11,Mzm. 44:10-11,14-15,24-25,Mrk. 1:40-45,Kej. 4:1-24,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TEXT(WEEKDAY(DATE(2018;[.B3];[.C3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Kis. 22:3-16,Kis. 9:1-22,Mzm. 117:1,2,Mrk. 16:15-18,Gal. 1:11-24,</text:p>
          </table:table-cell>
          <table:table-cell office:value-type="string" calcext:value-type="string">
            <text:p>K Suprihatin Waldiman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Eleonora Keso Muda</text:p>
          </table:table-cell>
          <table:table-cell table:style-name="ce3" table:formula="of:=[.A3]&amp;&quot;&amp; &quot;&amp;[.C3]&amp;&quot;&amp;&quot;&amp;[.D3]&amp;&quot;&amp; &quot;&amp;[.E3]&amp;&quot;&amp; &quot;&amp;[.F3]&amp;&quot;&amp; &quot;&amp;[.G3]&amp;&quot;&amp; &quot;&amp;[.H3]&amp;&quot;\par &quot;&amp;[.I3]&amp;&quot;\\ &quot;&amp;IF(ISBLANK([.A4]);&quot;\cline{2-7}&quot;;&quot;\hline&quot;)" office:value-type="string" office:string-value="&amp; 25&amp;Kamis&amp; Doa lingkungan&amp; Kis. 22:3-16,Kis. 9:1-22,Mzm. 117:1,2,Mrk. 16:15-18,Gal. 1:11-24,&amp; K Suprihatin Waldiman&amp; Neo Suradi\par Eleonora Keso Muda\\ \hline" calcext:value-type="string">
            <text:p>&amp; 25&amp;Kamis&amp; Doa lingkungan&amp; Kis. 22:3-16,Kis. 9:1-22,Mzm. 117:1,2,Mrk. 16:15-18,Gal. 1:11-24,&amp; K Suprihatin Waldiman&amp; Neo Suradi\par Eleonora Keso Muda\\ \hline</text:p>
          </table:table-cell>
          <table:table-cell table:formula="of:=&quot;parse-kalit.py -t 2018 -b &quot;&amp;[.B3]&amp;&quot;  -d &quot;&amp;[.C3]" office:value-type="string" office:string-value="parse-kalit.py -t 2018 -b 1  -d 25" calcext:value-type="string">
            <text:p>parse-kalit.py -t 2018 -b 1 <text:s/>-d 25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is. 22:3-16,Kis. 9:1-22,Mzm. 117:1,2,Mrk. 16:15-18,Gal. 1:11-24,</text:p>
          </table:table-cell>
        </table:table-row>
        <table:table-row table:style-name="ro1">
          <table:table-cell office:value-type="string" calcext:value-type="string">
            <text:p>Februari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TEXT(WEEKDAY(DATE(2018;[.B4];[.C4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1Raj. 11:4-13,Mzm. 106:3-4,35-36,37,40,Mrk. 7:24-30,Kej. 44:1-20,30-34,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Maria Sode Muda</text:p>
          </table:table-cell>
          <table:table-cell table:style-name="ce3" table:formula="of:=[.A4]&amp;&quot;&amp; &quot;&amp;[.C4]&amp;&quot;&amp;&quot;&amp;[.D4]&amp;&quot;&amp; &quot;&amp;[.E4]&amp;&quot;&amp; &quot;&amp;[.F4]&amp;&quot;&amp; &quot;&amp;[.G4]&amp;&quot;&amp; &quot;&amp;[.H4]&amp;&quot;\par &quot;&amp;[.I4]&amp;&quot;\\ &quot;&amp;IF(ISBLANK([.A5]);&quot;\cline{2-7}&quot;;&quot;\hline&quot;)" office:value-type="string" office:string-value="Februari&amp; 8&amp;Kamis&amp; Doa lingkungan&amp; 1Raj. 11:4-13,Mzm. 106:3-4,35-36,37,40,Mrk. 7:24-30,Kej. 44:1-20,30-34,&amp; Y. Sudarmadi&amp; Y. Suyanto\par Maria Sode Muda\\ \cline{2-7}" calcext:value-type="string">
            <text:p>Februari&amp; 8&amp;Kamis&amp; Doa lingkungan&amp; 1Raj. 11:4-13,Mzm. 106:3-4,35-36,37,40,Mrk. 7:24-30,Kej. 44:1-20,30-34,&amp; Y. Sudarmadi&amp; Y. Suyanto\par Maria Sode Muda\\ \cline{2-7}</text:p>
          </table:table-cell>
          <table:table-cell table:formula="of:=&quot;parse-kalit.py -t 2018 -b &quot;&amp;[.B4]&amp;&quot;  -d &quot;&amp;[.C4]" office:value-type="string" office:string-value="parse-kalit.py -t 2018 -b 2  -d 8" calcext:value-type="string">
            <text:p>parse-kalit.py -t 2018 -b 2 <text:s/>-d 8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Raj. 11:4-13,Mzm. 106:3-4,35-36,37,40,Mrk. 7:24-30,Kej. 44:1-20,30-34,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4]+14" office:value-type="float" office:value="22" calcext:value-type="float">
            <text:p>22</text:p>
          </table:table-cell>
          <table:table-cell table:formula="of:=TEXT(WEEKDAY(DATE(2018;[.B5];[.C5]));&quot;NNN&quot;)" office:value-type="string" office:string-value="Kamis" calcext:value-type="string">
            <text:p>Kamis</text:p>
          </table:table-cell>
          <table:table-cell office:value-type="string" calcext:value-type="string">
            <text:p>APP I</text:p>
          </table:table-cell>
          <table:table-cell office:value-type="string" calcext:value-type="string">
            <text:p>1Ptr. 5:1-4,Mzm. 23:1-3a,3b-4,5,6,Mat. 16:13-19,Kis. 11:1-18,1Kor. 12:1-11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/>
          <table:table-cell table:style-name="ce3" table:formula="of:=[.A5]&amp;&quot;&amp; &quot;&amp;[.C5]&amp;&quot;&amp;&quot;&amp;[.D5]&amp;&quot;&amp; &quot;&amp;[.E5]&amp;&quot;&amp; &quot;&amp;[.F5]&amp;&quot;&amp; &quot;&amp;[.G5]&amp;&quot;&amp; &quot;&amp;[.H5]&amp;&quot;\par &quot;&amp;[.I5]&amp;&quot;\\ &quot;&amp;IF(ISBLANK([.A6]);&quot;\cline{2-7}&quot;;&quot;\hline&quot;)" office:value-type="string" office:string-value="&amp; 22&amp;Kamis&amp; APP I&amp; 1Ptr. 5:1-4,Mzm. 23:1-3a,3b-4,5,6,Mat. 16:13-19,Kis. 11:1-18,1Kor. 12:1-11,&amp; Joglo lawas&amp; Tim\par \\ \hline" calcext:value-type="string">
            <text:p>&amp; 22&amp;Kamis&amp; APP I&amp; 1Ptr. 5:1-4,Mzm. 23:1-3a,3b-4,5,6,Mat. 16:13-19,Kis. 11:1-18,1Kor. 12:1-11,&amp; Joglo lawas&amp; Tim\par \\ \hline</text:p>
          </table:table-cell>
          <table:table-cell table:formula="of:=&quot;parse-kalit.py -t 2018 -b &quot;&amp;[.B5]&amp;&quot;  -d &quot;&amp;[.C5]" office:value-type="string" office:string-value="parse-kalit.py -t 2018 -b 2  -d 22" calcext:value-type="string">
            <text:p>parse-kalit.py -t 2018 -b 2 <text:s/>-d 22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Ptr. 5:1-4,Mzm. 23:1-3a,3b-4,5,6,Mat. 16:13-19,Kis. 11:1-18,1Kor. 12:1-11,</text:p>
          </table:table-cell>
        </table:table-row>
        <table:table-row table:style-name="ro1">
          <table:table-cell office:value-type="string" calcext:value-type="string">
            <text:p>Mar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TEXT(WEEKDAY(DATE(2018;[.B6];[.C6]));&quot;NNN&quot;)" office:value-type="string" office:string-value="Kamis" calcext:value-type="string">
            <text:p>Kamis</text:p>
          </table:table-cell>
          <table:table-cell office:value-type="string" calcext:value-type="string">
            <text:p>APP II</text:p>
          </table:table-cell>
          <table:table-cell office:value-type="string" calcext:value-type="string">
            <text:p>Yer. 17:5-10,Mzm. 1:1-2,3,4,6,Luk. 16:19-31,Kel. 18:13-27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/>
          <table:table-cell table:style-name="ce3" table:formula="of:=[.A6]&amp;&quot;&amp; &quot;&amp;[.C6]&amp;&quot;&amp;&quot;&amp;[.D6]&amp;&quot;&amp; &quot;&amp;[.E6]&amp;&quot;&amp; &quot;&amp;[.F6]&amp;&quot;&amp; &quot;&amp;[.G6]&amp;&quot;&amp; &quot;&amp;[.H6]&amp;&quot;\par &quot;&amp;[.I6]&amp;&quot;\\ &quot;&amp;IF(ISBLANK([.A7]);&quot;\cline{2-7}&quot;;&quot;\hline&quot;)" office:value-type="string" office:string-value="Maret&amp; 1&amp;Kamis&amp; APP II&amp; Yer. 17:5-10,Mzm. 1:1-2,3,4,6,Luk. 16:19-31,Kel. 18:13-27,&amp; Joglo lawas&amp; Tim\par \\ \cline{2-7}" calcext:value-type="string">
            <text:p>Maret&amp; 1&amp;Kamis&amp; APP II&amp; Yer. 17:5-10,Mzm. 1:1-2,3,4,6,Luk. 16:19-31,Kel. 18:13-27,&amp; Joglo lawas&amp; Tim\par \\ \cline{2-7}</text:p>
          </table:table-cell>
          <table:table-cell table:formula="of:=&quot;parse-kalit.py -t 2018 -b &quot;&amp;[.B6]&amp;&quot;  -d &quot;&amp;[.C6]" office:value-type="string" office:string-value="parse-kalit.py -t 2018 -b 3  -d 1" calcext:value-type="string">
            <text:p>parse-kalit.py -t 2018 -b 3 <text:s/>-d 1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r. 17:5-10,Mzm. 1:1-2,3,4,6,Luk. 16:19-31,Kel. 18:13-27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TEXT(WEEKDAY(DATE(2018;[.B7];[.C7]));&quot;NNN&quot;)" office:value-type="string" office:string-value="Kamis" calcext:value-type="string">
            <text:p>Kamis</text:p>
          </table:table-cell>
          <table:table-cell office:value-type="string" calcext:value-type="string">
            <text:p>APP III</text:p>
          </table:table-cell>
          <table:table-cell office:value-type="string" calcext:value-type="string">
            <text:p>Yer. 7:23-28,Mzm. 95:1-2,6-7,8-9,Luk. 11:14-23,Kel. 34:10-28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/>
          <table:table-cell table:style-name="ce3" table:formula="of:=[.A7]&amp;&quot;&amp; &quot;&amp;[.C7]&amp;&quot;&amp;&quot;&amp;[.D7]&amp;&quot;&amp; &quot;&amp;[.E7]&amp;&quot;&amp; &quot;&amp;[.F7]&amp;&quot;&amp; &quot;&amp;[.G7]&amp;&quot;&amp; &quot;&amp;[.H7]&amp;&quot;\par &quot;&amp;[.I7]&amp;&quot;\\ &quot;&amp;IF(ISBLANK([.A8]);&quot;\cline{2-7}&quot;;&quot;\hline&quot;)" office:value-type="string" office:string-value="&amp; 8&amp;Kamis&amp; APP III&amp; Yer. 7:23-28,Mzm. 95:1-2,6-7,8-9,Luk. 11:14-23,Kel. 34:10-28,&amp; Joglo lawas&amp; Tim\par \\ \cline{2-7}" calcext:value-type="string">
            <text:p>&amp; 8&amp;Kamis&amp; APP III&amp; Yer. 7:23-28,Mzm. 95:1-2,6-7,8-9,Luk. 11:14-23,Kel. 34:10-28,&amp; Joglo lawas&amp; Tim\par \\ \cline{2-7}</text:p>
          </table:table-cell>
          <table:table-cell table:formula="of:=&quot;parse-kalit.py -t 2018 -b &quot;&amp;[.B7]&amp;&quot;  -d &quot;&amp;[.C7]" office:value-type="string" office:string-value="parse-kalit.py -t 2018 -b 3  -d 8" calcext:value-type="string">
            <text:p>parse-kalit.py -t 2018 -b 3 <text:s/>-d 8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r. 7:23-28,Mzm. 95:1-2,6-7,8-9,Luk. 11:14-23,Kel. 34:10-28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TEXT(WEEKDAY(DATE(2018;[.B8];[.C8]));&quot;NNN&quot;)" office:value-type="string" office:string-value="Kamis" calcext:value-type="string">
            <text:p>Kamis</text:p>
          </table:table-cell>
          <table:table-cell office:value-type="string" calcext:value-type="string">
            <text:p>APP IV</text:p>
          </table:table-cell>
          <table:table-cell office:value-type="string" calcext:value-type="string">
            <text:p>Kel. 32:7-14,Mzm. 106:19-20,21-22,23,Yoh. 5:31-47,Bil. 3:1-13; 8:5-11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/>
          <table:table-cell table:style-name="ce3" table:formula="of:=[.A8]&amp;&quot;&amp; &quot;&amp;[.C8]&amp;&quot;&amp;&quot;&amp;[.D8]&amp;&quot;&amp; &quot;&amp;[.E8]&amp;&quot;&amp; &quot;&amp;[.F8]&amp;&quot;&amp; &quot;&amp;[.G8]&amp;&quot;&amp; &quot;&amp;[.H8]&amp;&quot;\par &quot;&amp;[.I8]&amp;&quot;\\ &quot;&amp;IF(ISBLANK([.A9]);&quot;\cline{2-7}&quot;;&quot;\hline&quot;)" office:value-type="string" office:string-value="&amp; 15&amp;Kamis&amp; APP IV&amp; Kel. 32:7-14,Mzm. 106:19-20,21-22,23,Yoh. 5:31-47,Bil. 3:1-13; 8:5-11,&amp; Joglo lawas&amp; Tim\par \\ \cline{2-7}" calcext:value-type="string">
            <text:p>&amp; 15&amp;Kamis&amp; APP IV&amp; Kel. 32:7-14,Mzm. 106:19-20,21-22,23,Yoh. 5:31-47,Bil. 3:1-13; 8:5-11,&amp; Joglo lawas&amp; Tim\par \\ \cline{2-7}</text:p>
          </table:table-cell>
          <table:table-cell table:formula="of:=&quot;parse-kalit.py -t 2018 -b &quot;&amp;[.B8]&amp;&quot;  -d &quot;&amp;[.C8]" office:value-type="string" office:string-value="parse-kalit.py -t 2018 -b 3  -d 15" calcext:value-type="string">
            <text:p>parse-kalit.py -t 2018 -b 3 <text:s/>-d 15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l. 32:7-14,Mzm. 106:19-20,21-22,23,Yoh. 5:31-47,Bil. 3:1-13; 8:5-11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TEXT(WEEKDAY(DATE(2018;[.B9];[.C9]));&quot;NNN&quot;)" office:value-type="string" office:string-value="Kamis" calcext:value-type="string">
            <text:p>Kamis</text:p>
          </table:table-cell>
          <table:table-cell office:value-type="string" calcext:value-type="string">
            <text:p>APP V</text:p>
          </table:table-cell>
          <table:table-cell office:value-type="string" calcext:value-type="string">
            <text:p>Kej. 17:3-9,Mzm. 105:4-5,6-7,8-9,Yoh. 8:51-59,Bil. 20:1-13; 21:4-9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/>
          <table:table-cell table:style-name="ce3" table:formula="of:=[.A9]&amp;&quot;&amp; &quot;&amp;[.C9]&amp;&quot;&amp;&quot;&amp;[.D9]&amp;&quot;&amp; &quot;&amp;[.E9]&amp;&quot;&amp; &quot;&amp;[.F9]&amp;&quot;&amp; &quot;&amp;[.G9]&amp;&quot;&amp; &quot;&amp;[.H9]&amp;&quot;\par &quot;&amp;[.I9]&amp;&quot;\\ &quot;&amp;IF(ISBLANK([#REF!]);&quot;\cline{2-7}&quot;;&quot;\hline&quot;)" office:value-type="string" office:string-value="&amp; 22&amp;Kamis&amp; APP V&amp; Kej. 17:3-9,Mzm. 105:4-5,6-7,8-9,Yoh. 8:51-59,Bil. 20:1-13; 21:4-9,&amp; Joglo lawas&amp; Tim\par \\ \hline" calcext:value-type="string">
            <text:p>&amp; 22&amp;Kamis&amp; APP V&amp; Kej. 17:3-9,Mzm. 105:4-5,6-7,8-9,Yoh. 8:51-59,Bil. 20:1-13; 21:4-9,&amp; Joglo lawas&amp; Tim\par \\ \hline</text:p>
          </table:table-cell>
          <table:table-cell table:formula="of:=&quot;parse-kalit.py -t 2018 -b &quot;&amp;[.B9]&amp;&quot;  -d &quot;&amp;[.C9]" office:value-type="string" office:string-value="parse-kalit.py -t 2018 -b 3  -d 22" calcext:value-type="string">
            <text:p>parse-kalit.py -t 2018 -b 3 <text:s/>-d 22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j. 17:3-9,Mzm. 105:4-5,6-7,8-9,Yoh. 8:51-59,Bil. 20:1-13; 21:4-9,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TEXT(WEEKDAY(DATE(2018;[.B10];[.C10]));&quot;NNN&quot;)" office:value-type="string" office:string-value="Kamis" calcext:value-type="string">
            <text:p>Kamis</text:p>
          </table:table-cell>
          <table:table-cell office:value-type="string" calcext:value-type="string">
            <text:p>Pesta Paskah</text:p>
          </table:table-cell>
          <table:table-cell office:value-type="string" calcext:value-type="string">
            <text:p>Kis. 5:27-33,Mzm. 34:2,9,17-18,19-20,Yoh. 3:31-36,Kis. 7:1-16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Y. Djoko Marsito</text:p>
          </table:table-cell>
          <table:table-cell/>
          <table:table-cell table:style-name="ce3" table:formula="of:=[.A10]&amp;&quot;&amp; &quot;&amp;[.C10]&amp;&quot;&amp;&quot;&amp;[.D10]&amp;&quot;&amp; &quot;&amp;[.E10]&amp;&quot;&amp; &quot;&amp;[.F10]&amp;&quot;&amp; &quot;&amp;[.G10]&amp;&quot;&amp; &quot;&amp;[.H10]&amp;&quot;\par &quot;&amp;[.I10]&amp;&quot;\\ &quot;&amp;IF(ISBLANK([.A11]);&quot;\cline{2-7}&quot;;&quot;\hline&quot;)" office:value-type="string" office:string-value="April&amp; 12&amp;Kamis&amp; Pesta Paskah&amp; Kis. 5:27-33,Mzm. 34:2,9,17-18,19-20,Yoh. 3:31-36,Kis. 7:1-16,&amp; Joglo lawas&amp; Y. Djoko Marsito\par \\ \cline{2-7}" calcext:value-type="string">
            <text:p>April&amp; 12&amp;Kamis&amp; Pesta Paskah&amp; Kis. 5:27-33,Mzm. 34:2,9,17-18,19-20,Yoh. 3:31-36,Kis. 7:1-16,&amp; Joglo lawas&amp; Y. Djoko Marsito\par \\ \cline{2-7}</text:p>
          </table:table-cell>
          <table:table-cell table:formula="of:=&quot;parse-kalit.py -t 2018 -b &quot;&amp;[.B10]&amp;&quot;  -d &quot;&amp;[.C10]" office:value-type="string" office:string-value="parse-kalit.py -t 2018 -b 4  -d 12" calcext:value-type="string">
            <text:p>parse-kalit.py -t 2018 -b 4 <text:s/>-d 12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s. 5:27-33,Mzm. 34:2,9,17-18,19-20,Yoh. 3:31-36,Kis. 7:1-16,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TEXT(WEEKDAY(DATE(2018;[.B11];[.C11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Kis. 13:13-25,Mzm. 89:2-3,21-22,25,27,Yoh. 13:16-20,Kis. 14:8-15:4,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Maria R. Tri Marieska</text:p>
          </table:table-cell>
          <table:table-cell table:style-name="ce3" table:formula="of:=[.A11]&amp;&quot;&amp; &quot;&amp;[.C11]&amp;&quot;&amp;&quot;&amp;[.D11]&amp;&quot;&amp; &quot;&amp;[.E11]&amp;&quot;&amp; &quot;&amp;[.F11]&amp;&quot;&amp; &quot;&amp;[.G11]&amp;&quot;&amp; &quot;&amp;[.H11]&amp;&quot;\par &quot;&amp;[.I11]&amp;&quot;\\ &quot;&amp;IF(ISBLANK([.A12]);&quot;\cline{2-7}&quot;;&quot;\hline&quot;)" office:value-type="string" office:string-value="&amp; 26&amp;Kamis&amp; Doa lingkungan&amp; Kis. 13:13-25,Mzm. 89:2-3,21-22,25,27,Yoh. 13:16-20,Kis. 14:8-15:4,&amp; Y. Djoko Marsito&amp; Andre Keso Muda\par Maria R. Tri Marieska\\ \hline" calcext:value-type="string">
            <text:p>&amp; 26&amp;Kamis&amp; Doa lingkungan&amp; Kis. 13:13-25,Mzm. 89:2-3,21-22,25,27,Yoh. 13:16-20,Kis. 14:8-15:4,&amp; Y. Djoko Marsito&amp; Andre Keso Muda\par Maria R. Tri Marieska\\ \hline</text:p>
          </table:table-cell>
          <table:table-cell table:formula="of:=&quot;parse-kalit.py -t 2018 -b &quot;&amp;[.B11]&amp;&quot;  -d &quot;&amp;[.C11]" office:value-type="string" office:string-value="parse-kalit.py -t 2018 -b 4  -d 26" calcext:value-type="string">
            <text:p>parse-kalit.py -t 2018 -b 4 <text:s/>-d 26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s. 13:13-25,Mzm. 89:2-3,21-22,25,27,Yoh. 13:16-20,Kis. 14:8-15:4,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TEXT(WEEKDAY(DATE(2018;[.B12];[.C12]));&quot;NNN&quot;)" office:value-type="string" office:string-value="Selasa" calcext:value-type="string">
            <text:p>Selasa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4:19-28,Mzm. 145:10-11,12-13ab,21,Yoh. 14:27-31a,Kis. 17:19-34,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Yulia Jatiningsih</text:p>
          </table:table-cell>
          <table:table-cell office:value-type="string" calcext:value-type="string">
            <text:p>Nanik Ismarjiyati</text:p>
          </table:table-cell>
          <table:table-cell table:style-name="ce3" table:formula="of:=[.A12]&amp;&quot;&amp; &quot;&amp;[.C12]&amp;&quot;&amp;&quot;&amp;[.D12]&amp;&quot;&amp; &quot;&amp;[.E12]&amp;&quot;&amp; &quot;&amp;[.F12]&amp;&quot;&amp; &quot;&amp;[.G12]&amp;&quot;&amp; &quot;&amp;[.H12]&amp;&quot;\par &quot;&amp;[.I12]&amp;&quot;\\ &quot;&amp;IF(ISBLANK([.A13]);&quot;\cline{2-7}&quot;;&quot;\hline&quot;)" office:value-type="string" office:string-value="Mei&amp; 1&amp;Selasa&amp; BKL+Rosario&amp; Kis. 14:19-28,Mzm. 145:10-11,12-13ab,21,Yoh. 14:27-31a,Kis. 17:19-34,&amp; Nanik Ismarjati, M. Th.&amp; Yulia Jatiningsih\par Nanik Ismarjiyati\\ \cline{2-7}" calcext:value-type="string">
            <text:p>Mei&amp; 1&amp;Selasa&amp; BKL+Rosario&amp; Kis. 14:19-28,Mzm. 145:10-11,12-13ab,21,Yoh. 14:27-31a,Kis. 17:19-34,&amp; Nanik Ismarjati, M. Th.&amp; Yulia Jatiningsih\par Nanik Ismarjiyati\\ \cline{2-7}</text:p>
          </table:table-cell>
          <table:table-cell table:formula="of:=&quot;parse-kalit.py -t 2018 -b &quot;&amp;[.B12]&amp;&quot;  -d &quot;&amp;[.C12]" office:value-type="string" office:string-value="parse-kalit.py -t 2018 -b 5  -d 1" calcext:value-type="string">
            <text:p>parse-kalit.py -t 2018 -b 5 <text:s/>-d 1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. 14:19-28,Mzm. 145:10-11,12-13ab,21,Yoh. 14:27-31a,Kis. 17:19-34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TEXT(WEEKDAY(DATE(2018;[.B13];[.C13]));&quot;NNN&quot;)" office:value-type="string" office:string-value="Rabu" calcext:value-type="string">
            <text:p>Rab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5:1-6,Mzm. 122:1-2,3-4a,4b-5,Yoh. 15:1-8,Kis. 18:1-28,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Ign. Stanley Andi P</text:p>
          </table:table-cell>
          <table:table-cell table:style-name="ce3" table:formula="of:=[.A13]&amp;&quot;&amp; &quot;&amp;[.C13]&amp;&quot;&amp;&quot;&amp;[.D13]&amp;&quot;&amp; &quot;&amp;[.E13]&amp;&quot;&amp; &quot;&amp;[.F13]&amp;&quot;&amp; &quot;&amp;[.G13]&amp;&quot;&amp; &quot;&amp;[.H13]&amp;&quot;\par &quot;&amp;[.I13]&amp;&quot;\\ &quot;&amp;IF(ISBLANK([.A14]);&quot;\cline{2-7}&quot;;&quot;\hline&quot;)" office:value-type="string" office:string-value="&amp; 2&amp;Rabu&amp; BKL+Rosario&amp; Kis. 15:1-6,Mzm. 122:1-2,3-4a,4b-5,Yoh. 15:1-8,Kis. 18:1-28,&amp; Saptanto S.B.,Y.&amp; Aloysius Lamakey\par Ign. Stanley Andi P\\ \cline{2-7}" calcext:value-type="string">
            <text:p>&amp; 2&amp;Rabu&amp; BKL+Rosario&amp; Kis. 15:1-6,Mzm. 122:1-2,3-4a,4b-5,Yoh. 15:1-8,Kis. 18:1-28,&amp; Saptanto S.B.,Y.&amp; Aloysius Lamakey\par Ign. Stanley Andi P\\ \cline{2-7}</text:p>
          </table:table-cell>
          <table:table-cell table:formula="of:=&quot;parse-kalit.py -t 2018 -b &quot;&amp;[.B13]&amp;&quot;  -d &quot;&amp;[.C13]" office:value-type="string" office:string-value="parse-kalit.py -t 2018 -b 5  -d 2" calcext:value-type="string">
            <text:p>parse-kalit.py -t 2018 -b 5 <text:s/>-d 2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. 15:1-6,Mzm. 122:1-2,3-4a,4b-5,Yoh. 15:1-8,Kis. 18:1-28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TEXT(WEEKDAY(DATE(2018;[.B14];[.C14]));&quot;NNN&quot;)" office:value-type="string" office:string-value="Kamis" calcext:value-type="string">
            <text:p>Kamis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1Kor. 15:1-8,Mzm. 19:2-3,4-5,Yoh. 14:6-14,Kis. 5:12-32,1Kor. 1:17-2:5,1Kor. 4:1-16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Prima Ari</text:p>
          </table:table-cell>
          <table:table-cell table:style-name="ce3" table:formula="of:=[.A14]&amp;&quot;&amp; &quot;&amp;[.C14]&amp;&quot;&amp;&quot;&amp;[.D14]&amp;&quot;&amp; &quot;&amp;[.E14]&amp;&quot;&amp; &quot;&amp;[.F14]&amp;&quot;&amp; &quot;&amp;[.G14]&amp;&quot;&amp; &quot;&amp;[.H14]&amp;&quot;\par &quot;&amp;[.I14]&amp;&quot;\\ &quot;&amp;IF(ISBLANK([.A15]);&quot;\cline{2-7}&quot;;&quot;\hline&quot;)" office:value-type="string" office:string-value="&amp; 3&amp;Kamis&amp; BKL+Rosario&amp; 1Kor. 15:1-8,Mzm. 19:2-3,4-5,Yoh. 14:6-14,Kis. 5:12-32,1Kor. 1:17-2:5,1Kor. 4:1-16,&amp; Joglo lawas&amp; Doa lingkungan\par Prima Ari\\ \cline{2-7}" calcext:value-type="string">
            <text:p>&amp; 3&amp;Kamis&amp; BKL+Rosario&amp; 1Kor. 15:1-8,Mzm. 19:2-3,4-5,Yoh. 14:6-14,Kis. 5:12-32,1Kor. 1:17-2:5,1Kor. 4:1-16,&amp; Joglo lawas&amp; Doa lingkungan\par Prima Ari\\ \cline{2-7}</text:p>
          </table:table-cell>
          <table:table-cell table:formula="of:=&quot;parse-kalit.py -t 2018 -b &quot;&amp;[.B14]&amp;&quot;  -d &quot;&amp;[.C14]" office:value-type="string" office:string-value="parse-kalit.py -t 2018 -b 5  -d 3" calcext:value-type="string">
            <text:p>parse-kalit.py -t 2018 -b 5 <text:s/>-d 3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or. 15:1-8,Mzm. 19:2-3,4-5,Yoh. 14:6-14,Kis. 5:12-32,1Kor. 1:17-2:5,1Kor. 4:1-16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TEXT(WEEKDAY(DATE(2018;[.B15];[.C15]));&quot;NNN&quot;)" office:value-type="string" office:string-value="Jumat" calcext:value-type="string">
            <text:p>Jumat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5:22-31,Mzm. 57:8-9,10-12,Yoh. 15:12-17,Kis. 19:21-41,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Sri Utami Chrisssumiwi, MM</text:p>
          </table:table-cell>
          <table:table-cell office:value-type="string" calcext:value-type="string">
            <text:p>H.A. Wulandari</text:p>
          </table:table-cell>
          <table:table-cell table:style-name="ce3" table:formula="of:=[.A15]&amp;&quot;&amp; &quot;&amp;[.C15]&amp;&quot;&amp;&quot;&amp;[.D15]&amp;&quot;&amp; &quot;&amp;[.E15]&amp;&quot;&amp; &quot;&amp;[.F15]&amp;&quot;&amp; &quot;&amp;[.G15]&amp;&quot;&amp; &quot;&amp;[.H15]&amp;&quot;\par &quot;&amp;[.I15]&amp;&quot;\\ &quot;&amp;IF(ISBLANK([.A16]);&quot;\cline{2-7}&quot;;&quot;\hline&quot;)" office:value-type="string" office:string-value="&amp; 4&amp;Jumat&amp; BKL+Rosario&amp; Kis. 15:22-31,Mzm. 57:8-9,10-12,Yoh. 15:12-17,Kis. 19:21-41,&amp; KRA YP Prononagoro&amp; Sri Utami Chrisssumiwi, MM\par H.A. Wulandari\\ \cline{2-7}" calcext:value-type="string">
            <text:p>&amp; 4&amp;Jumat&amp; BKL+Rosario&amp; Kis. 15:22-31,Mzm. 57:8-9,10-12,Yoh. 15:12-17,Kis. 19:21-41,&amp; KRA YP Prononagoro&amp; Sri Utami Chrisssumiwi, MM\par H.A. Wulandari\\ \cline{2-7}</text:p>
          </table:table-cell>
          <table:table-cell table:formula="of:=&quot;parse-kalit.py -t 2018 -b &quot;&amp;[.B15]&amp;&quot;  -d &quot;&amp;[.C15]" office:value-type="string" office:string-value="parse-kalit.py -t 2018 -b 5  -d 4" calcext:value-type="string">
            <text:p>parse-kalit.py -t 2018 -b 5 <text:s/>-d 4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s. 15:22-31,Mzm. 57:8-9,10-12,Yoh. 15:12-17,Kis. 19:21-41,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formula="of:=TEXT(WEEKDAY(DATE(2018;[.B16];[.C16]));&quot;NNN&quot;)" office:value-type="string" office:string-value="Sabtu" calcext:value-type="string">
            <text:p>Sabt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6:1-10,Mzm. 100:1-2,3,5,Yoh. 15:18-21,Kis. 20:1-16,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Eleonora Keso Muda</text:p>
          </table:table-cell>
          <table:table-cell table:style-name="ce3" table:formula="of:=[.A16]&amp;&quot;&amp; &quot;&amp;[.C16]&amp;&quot;&amp;&quot;&amp;[.D16]&amp;&quot;&amp; &quot;&amp;[.E16]&amp;&quot;&amp; &quot;&amp;[.F16]&amp;&quot;&amp; &quot;&amp;[.G16]&amp;&quot;&amp; &quot;&amp;[.H16]&amp;&quot;\par &quot;&amp;[.I16]&amp;&quot;\\ &quot;&amp;IF(ISBLANK([.A17]);&quot;\cline{2-7}&quot;;&quot;\hline&quot;)" office:value-type="string" office:string-value="&amp; 5&amp;Sabtu&amp; BKL+Rosario&amp; Kis. 16:1-10,Mzm. 100:1-2,3,5,Yoh. 15:18-21,Kis. 20:1-16,&amp; C. Supriadi&amp; Agnes Sukarmi\par Eleonora Keso Muda\\ \cline{2-7}" calcext:value-type="string">
            <text:p>&amp; 5&amp;Sabtu&amp; BKL+Rosario&amp; Kis. 16:1-10,Mzm. 100:1-2,3,5,Yoh. 15:18-21,Kis. 20:1-16,&amp; C. Supriadi&amp; Agnes Sukarmi\par Eleonora Keso Muda\\ \cline{2-7}</text:p>
          </table:table-cell>
          <table:table-cell table:formula="of:=&quot;parse-kalit.py -t 2018 -b &quot;&amp;[.B16]&amp;&quot;  -d &quot;&amp;[.C16]" office:value-type="string" office:string-value="parse-kalit.py -t 2018 -b 5  -d 5" calcext:value-type="string">
            <text:p>parse-kalit.py -t 2018 -b 5 <text:s/>-d 5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is. 16:1-10,Mzm. 100:1-2,3,5,Yoh. 15:18-21,Kis. 20:1-16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TEXT(WEEKDAY(DATE(2018;[.B17];[.C17]));&quot;NNN&quot;)" office:value-type="string" office:string-value="Minggu" calcext:value-type="string">
            <text:p>Mingg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0:25-26,34-35,44-48,Mzm. 98:1,2-3ab,3cd-4,1Yoh. 4:7-10,Yoh. 15:9-17,Kis. 20:17-38,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V. Isti Rudati</text:p>
          </table:table-cell>
          <table:table-cell table:style-name="ce3" table:formula="of:=[.A17]&amp;&quot;&amp; &quot;&amp;[.C17]&amp;&quot;&amp;&quot;&amp;[.D17]&amp;&quot;&amp; &quot;&amp;[.E17]&amp;&quot;&amp; &quot;&amp;[.F17]&amp;&quot;&amp; &quot;&amp;[.G17]&amp;&quot;&amp; &quot;&amp;[.H17]&amp;&quot;\par &quot;&amp;[.I17]&amp;&quot;\\ &quot;&amp;IF(ISBLANK([.A18]);&quot;\cline{2-7}&quot;;&quot;\hline&quot;)" office:value-type="string" office:string-value="&amp; 6&amp;Minggu&amp; BKL+Rosario&amp; Kis. 10:25-26,34-35,44-48,Mzm. 98:1,2-3ab,3cd-4,1Yoh. 4:7-10,Yoh. 15:9-17,Kis. 20:17-38,&amp; V. Dalyono&amp; Andre Keso Muda\par V. Isti Rudati\\ \cline{2-7}" calcext:value-type="string">
            <text:p>&amp; 6&amp;Minggu&amp; BKL+Rosario&amp; Kis. 10:25-26,34-35,44-48,Mzm. 98:1,2-3ab,3cd-4,1Yoh. 4:7-10,Yoh. 15:9-17,Kis. 20:17-38,&amp; V. Dalyono&amp; Andre Keso Muda\par V. Isti Rudati\\ \cline{2-7}</text:p>
          </table:table-cell>
          <table:table-cell table:formula="of:=&quot;parse-kalit.py -t 2018 -b &quot;&amp;[.B17]&amp;&quot;  -d &quot;&amp;[.C17]" office:value-type="string" office:string-value="parse-kalit.py -t 2018 -b 5  -d 6" calcext:value-type="string">
            <text:p>parse-kalit.py -t 2018 -b 5 <text:s/>-d 6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. 10:25-26,34-35,44-48,Mzm. 98:1,2-3ab,3cd-4,1Yoh. 4:7-10,Yoh. 15:9-17,Kis. 20:17-38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TEXT(WEEKDAY(DATE(2018;[.B18];[.C18]));&quot;NNN&quot;)" office:value-type="string" office:string-value="Senin" calcext:value-type="string">
            <text:p>Senin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6:11-15,Mzm. 149:1-2,3-4,5-6a,9b,Yoh. 15:26-16:4a,Kis. 21:1-26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Maria Sode Muda</text:p>
          </table:table-cell>
          <table:table-cell office:value-type="string" calcext:value-type="string">
            <text:p>Anton Supriyana</text:p>
          </table:table-cell>
          <table:table-cell table:style-name="ce3" table:formula="of:=[.A18]&amp;&quot;&amp; &quot;&amp;[.C18]&amp;&quot;&amp;&quot;&amp;[.D18]&amp;&quot;&amp; &quot;&amp;[.E18]&amp;&quot;&amp; &quot;&amp;[.F18]&amp;&quot;&amp; &quot;&amp;[.G18]&amp;&quot;&amp; &quot;&amp;[.H18]&amp;&quot;\par &quot;&amp;[.I18]&amp;&quot;\\ &quot;&amp;IF(ISBLANK([.A19]);&quot;\cline{2-7}&quot;;&quot;\hline&quot;)" office:value-type="string" office:string-value="&amp; 7&amp;Senin&amp; BKL+Rosario&amp; Kis. 16:11-15,Mzm. 149:1-2,3-4,5-6a,9b,Yoh. 15:26-16:4a,Kis. 21:1-26,&amp; Joglo lawas&amp; Maria Sode Muda\par Anton Supriyana\\ \cline{2-7}" calcext:value-type="string">
            <text:p>&amp; 7&amp;Senin&amp; BKL+Rosario&amp; Kis. 16:11-15,Mzm. 149:1-2,3-4,5-6a,9b,Yoh. 15:26-16:4a,Kis. 21:1-26,&amp; Joglo lawas&amp; Maria Sode Muda\par Anton Supriyana\\ \cline{2-7}</text:p>
          </table:table-cell>
          <table:table-cell table:formula="of:=&quot;parse-kalit.py -t 2018 -b &quot;&amp;[.B18]&amp;&quot;  -d &quot;&amp;[.C18]" office:value-type="string" office:string-value="parse-kalit.py -t 2018 -b 5  -d 7" calcext:value-type="string">
            <text:p>parse-kalit.py -t 2018 -b 5 <text:s/>-d 7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s. 16:11-15,Mzm. 149:1-2,3-4,5-6a,9b,Yoh. 15:26-16:4a,Kis. 21:1-26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TEXT(WEEKDAY(DATE(2018;[.B19];[.C19]));&quot;NNN&quot;)" office:value-type="string" office:string-value="Selasa" calcext:value-type="string">
            <text:p>Selasa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6:22-34,Mzm. 138:1-2a,2bc-3,7c-8,Yoh. 16:5-11,Kis. 21:27-39,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A. Heru Pratomo</text:p>
          </table:table-cell>
          <table:table-cell table:style-name="ce3" table:formula="of:=[.A19]&amp;&quot;&amp; &quot;&amp;[.C19]&amp;&quot;&amp;&quot;&amp;[.D19]&amp;&quot;&amp; &quot;&amp;[.E19]&amp;&quot;&amp; &quot;&amp;[.F19]&amp;&quot;&amp; &quot;&amp;[.G19]&amp;&quot;&amp; &quot;&amp;[.H19]&amp;&quot;\par &quot;&amp;[.I19]&amp;&quot;\\ &quot;&amp;IF(ISBLANK([.A20]);&quot;\cline{2-7}&quot;;&quot;\hline&quot;)" office:value-type="string" office:string-value="&amp; 8&amp;Selasa&amp; BKL+Rosario&amp; Kis. 16:22-34,Mzm. 138:1-2a,2bc-3,7c-8,Yoh. 16:5-11,Kis. 21:27-39,&amp; Y. Suyanto&amp; Ign. Sandy\par A. Heru Pratomo\\ \cline{2-7}" calcext:value-type="string">
            <text:p>&amp; 8&amp;Selasa&amp; BKL+Rosario&amp; Kis. 16:22-34,Mzm. 138:1-2a,2bc-3,7c-8,Yoh. 16:5-11,Kis. 21:27-39,&amp; Y. Suyanto&amp; Ign. Sandy\par A. Heru Pratomo\\ \cline{2-7}</text:p>
          </table:table-cell>
          <table:table-cell table:formula="of:=&quot;parse-kalit.py -t 2018 -b &quot;&amp;[.B19]&amp;&quot;  -d &quot;&amp;[.C19]" office:value-type="string" office:string-value="parse-kalit.py -t 2018 -b 5  -d 8" calcext:value-type="string">
            <text:p>parse-kalit.py -t 2018 -b 5 <text:s/>-d 8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s. 16:22-34,Mzm. 138:1-2a,2bc-3,7c-8,Yoh. 16:5-11,Kis. 21:27-39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TEXT(WEEKDAY(DATE(2018;[.B20];[.C20]));&quot;NNN&quot;)" office:value-type="string" office:string-value="Rabu" calcext:value-type="string">
            <text:p>Rab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7:15,22-18:1,Mzm. 148:1-2,11-12ab,12c-14a,14bcd,Yoh. 16:12-15,Kis. 21:40-22:21,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C. Triyono</text:p>
          </table:table-cell>
          <table:table-cell table:style-name="ce3" table:formula="of:=[.A20]&amp;&quot;&amp; &quot;&amp;[.C20]&amp;&quot;&amp;&quot;&amp;[.D20]&amp;&quot;&amp; &quot;&amp;[.E20]&amp;&quot;&amp; &quot;&amp;[.F20]&amp;&quot;&amp; &quot;&amp;[.G20]&amp;&quot;&amp; &quot;&amp;[.H20]&amp;&quot;\par &quot;&amp;[.I20]&amp;&quot;\\ &quot;&amp;IF(ISBLANK([.A21]);&quot;\cline{2-7}&quot;;&quot;\hline&quot;)" office:value-type="string" office:string-value="&amp; 9&amp;Rabu&amp; BKL+Rosario&amp; Kis. 17:15,22-18:1,Mzm. 148:1-2,11-12ab,12c-14a,14bcd,Yoh. 16:12-15,Kis. 21:40-22:21,&amp; Heru Pratomo, A&amp; Y. Sudarmadi\par C. Triyono\\ \cline{2-7}" calcext:value-type="string">
            <text:p>&amp; 9&amp;Rabu&amp; BKL+Rosario&amp; Kis. 17:15,22-18:1,Mzm. 148:1-2,11-12ab,12c-14a,14bcd,Yoh. 16:12-15,Kis. 21:40-22:21,&amp; Heru Pratomo, A&amp; Y. Sudarmadi\par C. Triyono\\ \cline{2-7}</text:p>
          </table:table-cell>
          <table:table-cell table:formula="of:=&quot;parse-kalit.py -t 2018 -b &quot;&amp;[.B20]&amp;&quot;  -d &quot;&amp;[.C20]" office:value-type="string" office:string-value="parse-kalit.py -t 2018 -b 5  -d 9" calcext:value-type="string">
            <text:p>parse-kalit.py -t 2018 -b 5 <text:s/>-d 9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s. 17:15,22-18:1,Mzm. 148:1-2,11-12ab,12c-14a,14bcd,Yoh. 16:12-15,Kis. 21:40-22:21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TEXT(WEEKDAY(DATE(2018;[.B21];[.C21]));&quot;NNN&quot;)" office:value-type="string" office:string-value="Kamis" calcext:value-type="string">
            <text:p>Kamis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:1-11,Mzm. 47:2-3,6-7,8-9,Ef. 1:17-23,Ef. 4:1-13,Ef. 4:1-7,11-13,Mrk. 16:15-20,Ef 4:1-24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ulia Jatiningsih</text:p>
          </table:table-cell>
          <table:table-cell table:style-name="ce3" table:formula="of:=[.A21]&amp;&quot;&amp; &quot;&amp;[.C21]&amp;&quot;&amp;&quot;&amp;[.D21]&amp;&quot;&amp; &quot;&amp;[.E21]&amp;&quot;&amp; &quot;&amp;[.F21]&amp;&quot;&amp; &quot;&amp;[.G21]&amp;&quot;&amp; &quot;&amp;[.H21]&amp;&quot;\par &quot;&amp;[.I21]&amp;&quot;\\ &quot;&amp;IF(ISBLANK([.A22]);&quot;\cline{2-7}&quot;;&quot;\hline&quot;)" office:value-type="string" office:string-value="&amp; 10&amp;Kamis&amp; BKL+Rosario&amp; Kis. 1:1-11,Mzm. 47:2-3,6-7,8-9,Ef. 1:17-23,Ef. 4:1-13,Ef. 4:1-7,11-13,Mrk. 16:15-20,Ef 4:1-24,&amp; Joglo lawas&amp; Neo Suradi\par Yulia Jatiningsih\\ \cline{2-7}" calcext:value-type="string">
            <text:p>&amp; 10&amp;Kamis&amp; BKL+Rosario&amp; Kis. 1:1-11,Mzm. 47:2-3,6-7,8-9,Ef. 1:17-23,Ef. 4:1-13,Ef. 4:1-7,11-13,Mrk. 16:15-20,Ef 4:1-24,&amp; Joglo lawas&amp; Neo Suradi\par Yulia Jatiningsih\\ \cline{2-7}</text:p>
          </table:table-cell>
          <table:table-cell table:formula="of:=&quot;parse-kalit.py -t 2018 -b &quot;&amp;[.B21]&amp;&quot;  -d &quot;&amp;[.C21]" office:value-type="string" office:string-value="parse-kalit.py -t 2018 -b 5  -d 10" calcext:value-type="string">
            <text:p>parse-kalit.py -t 2018 -b 5 <text:s/>-d 1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s. 1:1-11,Mzm. 47:2-3,6-7,8-9,Ef. 1:17-23,Ef. 4:1-13,Ef. 4:1-7,11-13,Mrk. 16:15-20,Ef 4:1-24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TEXT(WEEKDAY(DATE(2018;[.B22];[.C22]));&quot;NNN&quot;)" office:value-type="string" office:string-value="Jumat" calcext:value-type="string">
            <text:p>Jumat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8:9-18,Mzm. 47:2-3,4-5,6-7,Yoh. 16:20-23a,Kis. 22:22-23:11,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Anastasia H. Djuwarni</text:p>
          </table:table-cell>
          <table:table-cell office:value-type="string" calcext:value-type="string">
            <text:p>Maria Sode Muda</text:p>
          </table:table-cell>
          <table:table-cell table:style-name="ce3" table:formula="of:=[.A22]&amp;&quot;&amp; &quot;&amp;[.C22]&amp;&quot;&amp;&quot;&amp;[.D22]&amp;&quot;&amp; &quot;&amp;[.E22]&amp;&quot;&amp; &quot;&amp;[.F22]&amp;&quot;&amp; &quot;&amp;[.G22]&amp;&quot;&amp; &quot;&amp;[.H22]&amp;&quot;\par &quot;&amp;[.I22]&amp;&quot;\\ &quot;&amp;IF(ISBLANK([.A23]);&quot;\cline{2-7}&quot;;&quot;\hline&quot;)" office:value-type="string" office:string-value="&amp; 11&amp;Jumat&amp; BKL+Rosario&amp; Kis. 18:9-18,Mzm. 47:2-3,4-5,6-7,Yoh. 16:20-23a,Kis. 22:22-23:11,&amp; P. Suroyo&amp; Anastasia H. Djuwarni\par Maria Sode Muda\\ \cline{2-7}" calcext:value-type="string">
            <text:p>&amp; 11&amp;Jumat&amp; BKL+Rosario&amp; Kis. 18:9-18,Mzm. 47:2-3,4-5,6-7,Yoh. 16:20-23a,Kis. 22:22-23:11,&amp; P. Suroyo&amp; Anastasia H. Djuwarni\par Maria Sode Muda\\ \cline{2-7}</text:p>
          </table:table-cell>
          <table:table-cell table:formula="of:=&quot;parse-kalit.py -t 2018 -b &quot;&amp;[.B22]&amp;&quot;  -d &quot;&amp;[.C22]" office:value-type="string" office:string-value="parse-kalit.py -t 2018 -b 5  -d 11" calcext:value-type="string">
            <text:p>parse-kalit.py -t 2018 -b 5 <text:s/>-d 11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s. 18:9-18,Mzm. 47:2-3,4-5,6-7,Yoh. 16:20-23a,Kis. 22:22-23:11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TEXT(WEEKDAY(DATE(2018;[.B23];[.C23]));&quot;NNN&quot;)" office:value-type="string" office:string-value="Sabtu" calcext:value-type="string">
            <text:p>Sabt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8:23-28,Mzm. 47:2-3,8-9,10,Yoh. 16:23b-28,Kis. 23:12-35,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Aloysius Lamakey</text:p>
          </table:table-cell>
          <table:table-cell table:style-name="ce3" table:formula="of:=[.A23]&amp;&quot;&amp; &quot;&amp;[.C23]&amp;&quot;&amp;&quot;&amp;[.D23]&amp;&quot;&amp; &quot;&amp;[.E23]&amp;&quot;&amp; &quot;&amp;[.F23]&amp;&quot;&amp; &quot;&amp;[.G23]&amp;&quot;&amp; &quot;&amp;[.H23]&amp;&quot;\par &quot;&amp;[.I23]&amp;&quot;\\ &quot;&amp;IF(ISBLANK([.A24]);&quot;\cline{2-7}&quot;;&quot;\hline&quot;)" office:value-type="string" office:string-value="&amp; 12&amp;Sabtu&amp; BKL+Rosario&amp; Kis. 18:23-28,Mzm. 47:2-3,8-9,10,Yoh. 16:23b-28,Kis. 23:12-35,&amp; C. Triyono&amp; Maria R. Tri Marieska\par Aloysius Lamakey\\ \cline{2-7}" calcext:value-type="string">
            <text:p>&amp; 12&amp;Sabtu&amp; BKL+Rosario&amp; Kis. 18:23-28,Mzm. 47:2-3,8-9,10,Yoh. 16:23b-28,Kis. 23:12-35,&amp; C. Triyono&amp; Maria R. Tri Marieska\par Aloysius Lamakey\\ \cline{2-7}</text:p>
          </table:table-cell>
          <table:table-cell table:formula="of:=&quot;parse-kalit.py -t 2018 -b &quot;&amp;[.B23]&amp;&quot;  -d &quot;&amp;[.C23]" office:value-type="string" office:string-value="parse-kalit.py -t 2018 -b 5  -d 12" calcext:value-type="string">
            <text:p>parse-kalit.py -t 2018 -b 5 <text:s/>-d 12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s. 18:23-28,Mzm. 47:2-3,8-9,10,Yoh. 16:23b-28,Kis. 23:12-35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TEXT(WEEKDAY(DATE(2018;[.B24];[.C24]));&quot;NNN&quot;)" office:value-type="string" office:string-value="Minggu" calcext:value-type="string">
            <text:p>Mingg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:15-17,20a,20c-26,Mzm. 103:1-2,11-12,19-20ab,1Yoh. 4:11-16,Yoh. 17:11b-19,Kis. 24:1-6,8b-27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Sri Utami Chrisssumiwi, MM</text:p>
          </table:table-cell>
          <table:table-cell table:style-name="ce3" table:formula="of:=[.A24]&amp;&quot;&amp; &quot;&amp;[.C24]&amp;&quot;&amp;&quot;&amp;[.D24]&amp;&quot;&amp; &quot;&amp;[.E24]&amp;&quot;&amp; &quot;&amp;[.F24]&amp;&quot;&amp; &quot;&amp;[.G24]&amp;&quot;&amp; &quot;&amp;[.H24]&amp;&quot;\par &quot;&amp;[.I24]&amp;&quot;\\ &quot;&amp;IF(ISBLANK([.A25]);&quot;\cline{2-7}&quot;;&quot;\hline&quot;)" office:value-type="string" office:string-value="&amp; 13&amp;Minggu&amp; BKL+Rosario&amp; Kis. 1:15-17,20a,20c-26,Mzm. 103:1-2,11-12,19-20ab,1Yoh. 4:11-16,Yoh. 17:11b-19,Kis. 24:1-6,8b-27,&amp; Joglo lawas&amp; Djoko Marsito\par Sri Utami Chrisssumiwi, MM\\ \cline{2-7}" calcext:value-type="string">
            <text:p>&amp; 13&amp;Minggu&amp; BKL+Rosario&amp; Kis. 1:15-17,20a,20c-26,Mzm. 103:1-2,11-12,19-20ab,1Yoh. 4:11-16,Yoh. 17:11b-19,Kis. 24:1-6,8b-27,&amp; Joglo lawas&amp; Djoko Marsito\par Sri Utami Chrisssumiwi, MM\\ \cline{2-7}</text:p>
          </table:table-cell>
          <table:table-cell table:formula="of:=&quot;parse-kalit.py -t 2018 -b &quot;&amp;[.B24]&amp;&quot;  -d &quot;&amp;[.C24]" office:value-type="string" office:string-value="parse-kalit.py -t 2018 -b 5  -d 13" calcext:value-type="string">
            <text:p>parse-kalit.py -t 2018 -b 5 <text:s/>-d 13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s. 1:15-17,20a,20c-26,Mzm. 103:1-2,11-12,19-20ab,1Yoh. 4:11-16,Yoh. 17:11b-19,Kis. 24:1-6,8b-27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TEXT(WEEKDAY(DATE(2018;[.B25];[.C25]));&quot;NNN&quot;)" office:value-type="string" office:string-value="Senin" calcext:value-type="string">
            <text:p>Senin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1:15-17,20-26,Mzm. 113:1-2,3-4,5-6,7-8,Yoh. 15:9-17,Kis. 5:12-32,1Kor. 1:17-2:5,1Kor. 4:1-16,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Nanik Ismarjiyati</text:p>
          </table:table-cell>
          <table:table-cell office:value-type="string" calcext:value-type="string">
            <text:p>Neo Suradi</text:p>
          </table:table-cell>
          <table:table-cell table:style-name="ce3" table:formula="of:=[.A25]&amp;&quot;&amp; &quot;&amp;[.C25]&amp;&quot;&amp;&quot;&amp;[.D25]&amp;&quot;&amp; &quot;&amp;[.E25]&amp;&quot;&amp; &quot;&amp;[.F25]&amp;&quot;&amp; &quot;&amp;[.G25]&amp;&quot;&amp; &quot;&amp;[.H25]&amp;&quot;\par &quot;&amp;[.I25]&amp;&quot;\\ &quot;&amp;IF(ISBLANK([.A26]);&quot;\cline{2-7}&quot;;&quot;\hline&quot;)" office:value-type="string" office:string-value="&amp; 14&amp;Senin&amp; BKL+Rosario&amp; Kis. 1:15-17,20-26,Mzm. 113:1-2,3-4,5-6,7-8,Yoh. 15:9-17,Kis. 5:12-32,1Kor. 1:17-2:5,1Kor. 4:1-16,&amp; FX. Sularto&amp; Nanik Ismarjiyati\par Neo Suradi\\ \cline{2-7}" calcext:value-type="string">
            <text:p>&amp; 14&amp;Senin&amp; BKL+Rosario&amp; Kis. 1:15-17,20-26,Mzm. 113:1-2,3-4,5-6,7-8,Yoh. 15:9-17,Kis. 5:12-32,1Kor. 1:17-2:5,1Kor. 4:1-16,&amp; FX. Sularto&amp; Nanik Ismarjiyati\par Neo Suradi\\ \cline{2-7}</text:p>
          </table:table-cell>
          <table:table-cell table:formula="of:=&quot;parse-kalit.py -t 2018 -b &quot;&amp;[.B25]&amp;&quot;  -d &quot;&amp;[.C25]" office:value-type="string" office:string-value="parse-kalit.py -t 2018 -b 5  -d 14" calcext:value-type="string">
            <text:p>parse-kalit.py -t 2018 -b 5 <text:s/>-d 14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s. 1:15-17,20-26,Mzm. 113:1-2,3-4,5-6,7-8,Yoh. 15:9-17,Kis. 5:12-32,1Kor. 1:17-2:5,1Kor. 4:1-16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TEXT(WEEKDAY(DATE(2018;[.B26];[.C26]));&quot;NNN&quot;)" office:value-type="string" office:string-value="Selasa" calcext:value-type="string">
            <text:p>Selasa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20:17-27,Mzm. 68:10-11,20-21,Yoh. 17:1-11a,Kis. 26:1-32,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Prima Ari</text:p>
          </table:table-cell>
          <table:table-cell office:value-type="string" calcext:value-type="string">
            <text:p>Agnes Sukarmi</text:p>
          </table:table-cell>
          <table:table-cell table:style-name="ce3" table:formula="of:=[.A26]&amp;&quot;&amp; &quot;&amp;[.C26]&amp;&quot;&amp;&quot;&amp;[.D26]&amp;&quot;&amp; &quot;&amp;[.E26]&amp;&quot;&amp; &quot;&amp;[.F26]&amp;&quot;&amp; &quot;&amp;[.G26]&amp;&quot;&amp; &quot;&amp;[.H26]&amp;&quot;\par &quot;&amp;[.I26]&amp;&quot;\\ &quot;&amp;IF(ISBLANK([.A27]);&quot;\cline{2-7}&quot;;&quot;\hline&quot;)" office:value-type="string" office:string-value="&amp; 15&amp;Selasa&amp; BKL+Rosario&amp; Kis. 20:17-27,Mzm. 68:10-11,20-21,Yoh. 17:1-11a,Kis. 26:1-32,&amp; Aloysius Lamakey&amp; Prima Ari\par Agnes Sukarmi\\ \cline{2-7}" calcext:value-type="string">
            <text:p>&amp; 15&amp;Selasa&amp; BKL+Rosario&amp; Kis. 20:17-27,Mzm. 68:10-11,20-21,Yoh. 17:1-11a,Kis. 26:1-32,&amp; Aloysius Lamakey&amp; Prima Ari\par Agnes Sukarmi\\ \cline{2-7}</text:p>
          </table:table-cell>
          <table:table-cell table:formula="of:=&quot;parse-kalit.py -t 2018 -b &quot;&amp;[.B26]&amp;&quot;  -d &quot;&amp;[.C26]" office:value-type="string" office:string-value="parse-kalit.py -t 2018 -b 5  -d 15" calcext:value-type="string">
            <text:p>parse-kalit.py -t 2018 -b 5 <text:s/>-d 15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s. 20:17-27,Mzm. 68:10-11,20-21,Yoh. 17:1-11a,Kis. 26:1-32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TEXT(WEEKDAY(DATE(2018;[.B27];[.C27]));&quot;NNN&quot;)" office:value-type="string" office:string-value="Rabu" calcext:value-type="string">
            <text:p>Rab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20:28-38,Mzm. 68:29-30,33-35a,35b-36c,Yoh. 17:11b-19,Kis. 27:1-20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Neo Suradi</text:p>
          </table:table-cell>
          <table:table-cell table:style-name="ce3" table:formula="of:=[.A27]&amp;&quot;&amp; &quot;&amp;[.C27]&amp;&quot;&amp;&quot;&amp;[.D27]&amp;&quot;&amp; &quot;&amp;[.E27]&amp;&quot;&amp; &quot;&amp;[.F27]&amp;&quot;&amp; &quot;&amp;[.G27]&amp;&quot;&amp; &quot;&amp;[.H27]&amp;&quot;\par &quot;&amp;[.I27]&amp;&quot;\\ &quot;&amp;IF(ISBLANK([.A28]);&quot;\cline{2-7}&quot;;&quot;\hline&quot;)" office:value-type="string" office:string-value="&amp; 16&amp;Rabu&amp; BKL+Rosario&amp; Kis. 20:28-38,Mzm. 68:29-30,33-35a,35b-36c,Yoh. 17:11b-19,Kis. 27:1-20,&amp; Joglo lawas&amp; Y. Suyanto\par Neo Suradi\\ \cline{2-7}" calcext:value-type="string">
            <text:p>&amp; 16&amp;Rabu&amp; BKL+Rosario&amp; Kis. 20:28-38,Mzm. 68:29-30,33-35a,35b-36c,Yoh. 17:11b-19,Kis. 27:1-20,&amp; Joglo lawas&amp; Y. Suyanto\par Neo Suradi\\ \cline{2-7}</text:p>
          </table:table-cell>
          <table:table-cell table:formula="of:=&quot;parse-kalit.py -t 2018 -b &quot;&amp;[.B27]&amp;&quot;  -d &quot;&amp;[.C27]" office:value-type="string" office:string-value="parse-kalit.py -t 2018 -b 5  -d 16" calcext:value-type="string">
            <text:p>parse-kalit.py -t 2018 -b 5 <text:s/>-d 16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is. 20:28-38,Mzm. 68:29-30,33-35a,35b-36c,Yoh. 17:11b-19,Kis. 27:1-20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TEXT(WEEKDAY(DATE(2018;[.B28];[.C28]));&quot;NNN&quot;)" office:value-type="string" office:string-value="Kamis" calcext:value-type="string">
            <text:p>Kamis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22:30; 23:6-11,Mzm. 16:1-2a,5,7-8,9-10,11,Yoh. 17:20-26,Kis. 27:21-44,</text:p>
          </table:table-cell>
          <table:table-cell office:value-type="string" calcext:value-type="string">
            <text:p>MR Djarot SW</text:p>
          </table:table-cell>
          <table:table-cell office:value-type="string" calcext:value-type="string">
            <text:p>H.A. Wulandari</text:p>
          </table:table-cell>
          <table:table-cell office:value-type="string" calcext:value-type="string">
            <text:p>Djoko Marsito</text:p>
          </table:table-cell>
          <table:table-cell table:style-name="ce3" table:formula="of:=[.A28]&amp;&quot;&amp; &quot;&amp;[.C28]&amp;&quot;&amp;&quot;&amp;[.D28]&amp;&quot;&amp; &quot;&amp;[.E28]&amp;&quot;&amp; &quot;&amp;[.F28]&amp;&quot;&amp; &quot;&amp;[.G28]&amp;&quot;&amp; &quot;&amp;[.H28]&amp;&quot;\par &quot;&amp;[.I28]&amp;&quot;\\ &quot;&amp;IF(ISBLANK([.A29]);&quot;\cline{2-7}&quot;;&quot;\hline&quot;)" office:value-type="string" office:string-value="&amp; 17&amp;Kamis&amp; BKL+Rosario&amp; Kis. 22:30; 23:6-11,Mzm. 16:1-2a,5,7-8,9-10,11,Yoh. 17:20-26,Kis. 27:21-44,&amp; MR Djarot SW&amp; H.A. Wulandari\par Djoko Marsito\\ \cline{2-7}" calcext:value-type="string">
            <text:p>&amp; 17&amp;Kamis&amp; BKL+Rosario&amp; Kis. 22:30; 23:6-11,Mzm. 16:1-2a,5,7-8,9-10,11,Yoh. 17:20-26,Kis. 27:21-44,&amp; MR Djarot SW&amp; H.A. Wulandari\par Djoko Marsito\\ \cline{2-7}</text:p>
          </table:table-cell>
          <table:table-cell table:formula="of:=&quot;parse-kalit.py -t 2018 -b &quot;&amp;[.B28]&amp;&quot;  -d &quot;&amp;[.C28]" office:value-type="string" office:string-value="parse-kalit.py -t 2018 -b 5  -d 17" calcext:value-type="string">
            <text:p>parse-kalit.py -t 2018 -b 5 <text:s/>-d 17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is. 22:30; 23:6-11,Mzm. 16:1-2a,5,7-8,9-10,11,Yoh. 17:20-26,Kis. 27:21-44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TEXT(WEEKDAY(DATE(2018;[.B29];[.C29]));&quot;NNN&quot;)" office:value-type="string" office:string-value="Jumat" calcext:value-type="string">
            <text:p>Jumat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25:13-21,Mzm. 103:1-2,11-12,19-20ab,Yoh. 21:15-19,Kis. 28:1-14,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Ch. Setya Prihatiningtyas</text:p>
          </table:table-cell>
          <table:table-cell office:value-type="string" calcext:value-type="string">
            <text:p>Maria Sode Muda</text:p>
          </table:table-cell>
          <table:table-cell table:style-name="ce3" table:formula="of:=[.A29]&amp;&quot;&amp; &quot;&amp;[.C29]&amp;&quot;&amp;&quot;&amp;[.D29]&amp;&quot;&amp; &quot;&amp;[.E29]&amp;&quot;&amp; &quot;&amp;[.F29]&amp;&quot;&amp; &quot;&amp;[.G29]&amp;&quot;&amp; &quot;&amp;[.H29]&amp;&quot;\par &quot;&amp;[.I29]&amp;&quot;\\ &quot;&amp;IF(ISBLANK([.A30]);&quot;\cline{2-7}&quot;;&quot;\hline&quot;)" office:value-type="string" office:string-value="&amp; 18&amp;Jumat&amp; BKL+Rosario&amp; Kis. 25:13-21,Mzm. 103:1-2,11-12,19-20ab,Yoh. 21:15-19,Kis. 28:1-14,&amp; Andre Keso Muda&amp; Ch. Setya Prihatiningtyas\par Maria Sode Muda\\ \cline{2-7}" calcext:value-type="string">
            <text:p>&amp; 18&amp;Jumat&amp; BKL+Rosario&amp; Kis. 25:13-21,Mzm. 103:1-2,11-12,19-20ab,Yoh. 21:15-19,Kis. 28:1-14,&amp; Andre Keso Muda&amp; Ch. Setya Prihatiningtyas\par Maria Sode Muda\\ \cline{2-7}</text:p>
          </table:table-cell>
          <table:table-cell table:formula="of:=&quot;parse-kalit.py -t 2018 -b &quot;&amp;[.B29]&amp;&quot;  -d &quot;&amp;[.C29]" office:value-type="string" office:string-value="parse-kalit.py -t 2018 -b 5  -d 18" calcext:value-type="string">
            <text:p>parse-kalit.py -t 2018 -b 5 <text:s/>-d 18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is. 25:13-21,Mzm. 103:1-2,11-12,19-20ab,Yoh. 21:15-19,Kis. 28:1-14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TEXT(WEEKDAY(DATE(2018;[.B30];[.C30]));&quot;NNN&quot;)" office:value-type="string" office:string-value="Sabtu" calcext:value-type="string">
            <text:p>Sabt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ej. 11:1-9,Kel. 19:3-8a,16-20b,Yeh. 37:1-14,Yl. 2:28-32,Mzm. 104:1-2a, 24, 27-28,29bc-30,Rm. 8:22-27,Yoh. 7:37-39,Kis. 28:15-28,30-31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V. Indah Kartikasari</text:p>
          </table:table-cell>
          <table:table-cell office:value-type="string" calcext:value-type="string">
            <text:p>Ign. Sandy</text:p>
          </table:table-cell>
          <table:table-cell table:style-name="ce3" table:formula="of:=[.A30]&amp;&quot;&amp; &quot;&amp;[.C30]&amp;&quot;&amp;&quot;&amp;[.D30]&amp;&quot;&amp; &quot;&amp;[.E30]&amp;&quot;&amp; &quot;&amp;[.F30]&amp;&quot;&amp; &quot;&amp;[.G30]&amp;&quot;&amp; &quot;&amp;[.H30]&amp;&quot;\par &quot;&amp;[.I30]&amp;&quot;\\ &quot;&amp;IF(ISBLANK([.A31]);&quot;\cline{2-7}&quot;;&quot;\hline&quot;)" office:value-type="string" office:string-value="&amp; 19&amp;Sabtu&amp; BKL+Rosario&amp; Kej. 11:1-9,Kel. 19:3-8a,16-20b,Yeh. 37:1-14,Yl. 2:28-32,Mzm. 104:1-2a, 24, 27-28,29bc-30,Rm. 8:22-27,Yoh. 7:37-39,Kis. 28:15-28,30-31,&amp; Joglo lawas&amp; V. Indah Kartikasari\par Ign. Sandy\\ \cline{2-7}" calcext:value-type="string">
            <text:p>&amp; 19&amp;Sabtu&amp; BKL+Rosario&amp; Kej. 11:1-9,Kel. 19:3-8a,16-20b,Yeh. 37:1-14,Yl. 2:28-32,Mzm. 104:1-2a, 24, 27-28,29bc-30,Rm. 8:22-27,Yoh. 7:37-39,Kis. 28:15-28,30-31,&amp; Joglo lawas&amp; V. Indah Kartikasari\par Ign. Sandy\\ \cline{2-7}</text:p>
          </table:table-cell>
          <table:table-cell table:formula="of:=&quot;parse-kalit.py -t 2018 -b &quot;&amp;[.B30]&amp;&quot;  -d &quot;&amp;[.C30]" office:value-type="string" office:string-value="parse-kalit.py -t 2018 -b 5  -d 19" calcext:value-type="string">
            <text:p>parse-kalit.py -t 2018 -b 5 <text:s/>-d 19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j. 11:1-9,Kel. 19:3-8a,16-20b,Yeh. 37:1-14,Yl. 2:28-32,Mzm. 104:1-2a, 24, 27-28,29bc-30,Rm. 8:22-27,Yoh. 7:37-39,Kis. 28:15-28,30-31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TEXT(WEEKDAY(DATE(2018;[.B31];[.C31]));&quot;NNN&quot;)" office:value-type="string" office:string-value="Minggu" calcext:value-type="string">
            <text:p>Mingg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Kis. 2:1-11,Mzm. 104:1ab,24ac,29bc,Gal. 5:16-25,Yoh. 15:26-27; 16:12-15,Rm. 8:5-27,</text:p>
          </table:table-cell>
          <table:table-cell office:value-type="string" calcext:value-type="string">
            <text:p>T. Banarudin</text:p>
          </table:table-cell>
          <table:table-cell office:value-type="string" calcext:value-type="string">
            <text:p>A. Sri Supriyati</text:p>
          </table:table-cell>
          <table:table-cell office:value-type="string" calcext:value-type="string">
            <text:p>C. Triyono</text:p>
          </table:table-cell>
          <table:table-cell table:style-name="ce3" table:formula="of:=[.A31]&amp;&quot;&amp; &quot;&amp;[.C31]&amp;&quot;&amp;&quot;&amp;[.D31]&amp;&quot;&amp; &quot;&amp;[.E31]&amp;&quot;&amp; &quot;&amp;[.F31]&amp;&quot;&amp; &quot;&amp;[.G31]&amp;&quot;&amp; &quot;&amp;[.H31]&amp;&quot;\par &quot;&amp;[.I31]&amp;&quot;\\ &quot;&amp;IF(ISBLANK([.A32]);&quot;\cline{2-7}&quot;;&quot;\hline&quot;)" office:value-type="string" office:string-value="&amp; 20&amp;Minggu&amp; BKL+Rosario&amp; Kis. 2:1-11,Mzm. 104:1ab,24ac,29bc,Gal. 5:16-25,Yoh. 15:26-27; 16:12-15,Rm. 8:5-27,&amp; T. Banarudin&amp; A. Sri Supriyati\par C. Triyono\\ \cline{2-7}" calcext:value-type="string">
            <text:p>&amp; 20&amp;Minggu&amp; BKL+Rosario&amp; Kis. 2:1-11,Mzm. 104:1ab,24ac,29bc,Gal. 5:16-25,Yoh. 15:26-27; 16:12-15,Rm. 8:5-27,&amp; T. Banarudin&amp; A. Sri Supriyati\par C. Triyono\\ \cline{2-7}</text:p>
          </table:table-cell>
          <table:table-cell table:formula="of:=&quot;parse-kalit.py -t 2018 -b &quot;&amp;[.B31]&amp;&quot;  -d &quot;&amp;[.C31]" office:value-type="string" office:string-value="parse-kalit.py -t 2018 -b 5  -d 20" calcext:value-type="string">
            <text:p>parse-kalit.py -t 2018 -b 5 <text:s/>-d 2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s. 2:1-11,Mzm. 104:1ab,24ac,29bc,Gal. 5:16-25,Yoh. 15:26-27; 16:12-15,Rm. 8:5-27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TEXT(WEEKDAY(DATE(2018;[.B32];[.C32]));&quot;NNN&quot;)" office:value-type="string" office:string-value="Senin" calcext:value-type="string">
            <text:p>Senin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Yak. 3:13-18,Mzm. 19:8,9,10,15,Mrk. 9:14-29,2Kor. 1:15-2:11,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V. Isti Rudati</text:p>
          </table:table-cell>
          <table:table-cell office:value-type="string" calcext:value-type="string">
            <text:p>Anastasia H. Djuwarni</text:p>
          </table:table-cell>
          <table:table-cell table:style-name="ce3" table:formula="of:=[.A32]&amp;&quot;&amp; &quot;&amp;[.C32]&amp;&quot;&amp;&quot;&amp;[.D32]&amp;&quot;&amp; &quot;&amp;[.E32]&amp;&quot;&amp; &quot;&amp;[.F32]&amp;&quot;&amp; &quot;&amp;[.G32]&amp;&quot;&amp; &quot;&amp;[.H32]&amp;&quot;\par &quot;&amp;[.I32]&amp;&quot;\\ &quot;&amp;IF(ISBLANK([.A33]);&quot;\cline{2-7}&quot;;&quot;\hline&quot;)" office:value-type="string" office:string-value="&amp; 21&amp;Senin&amp; BKL+Rosario&amp; Yak. 3:13-18,Mzm. 19:8,9,10,15,Mrk. 9:14-29,2Kor. 1:15-2:11,&amp; Ign. Sandy&amp; V. Isti Rudati\par Anastasia H. Djuwarni\\ \cline{2-7}" calcext:value-type="string">
            <text:p>&amp; 21&amp;Senin&amp; BKL+Rosario&amp; Yak. 3:13-18,Mzm. 19:8,9,10,15,Mrk. 9:14-29,2Kor. 1:15-2:11,&amp; Ign. Sandy&amp; V. Isti Rudati\par Anastasia H. Djuwarni\\ \cline{2-7}</text:p>
          </table:table-cell>
          <table:table-cell table:formula="of:=&quot;parse-kalit.py -t 2018 -b &quot;&amp;[.B32]&amp;&quot;  -d &quot;&amp;[.C32]" office:value-type="string" office:string-value="parse-kalit.py -t 2018 -b 5  -d 21" calcext:value-type="string">
            <text:p>parse-kalit.py -t 2018 -b 5 <text:s/>-d 21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ak. 3:13-18,Mzm. 19:8,9,10,15,Mrk. 9:14-29,2Kor. 1:15-2:11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TEXT(WEEKDAY(DATE(2018;[.B33];[.C33]));&quot;NNN&quot;)" office:value-type="string" office:string-value="Selasa" calcext:value-type="string">
            <text:p>Selasa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Yak. 4:1-10,Mzm. 55:7-8,9-10a,10b-11a,10b-11a,23,Mrk. 9:30-37,2Kor. 2:12-3:6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FX Sularto</text:p>
          </table:table-cell>
          <table:table-cell table:style-name="ce3" table:formula="of:=[.A33]&amp;&quot;&amp; &quot;&amp;[.C33]&amp;&quot;&amp;&quot;&amp;[.D33]&amp;&quot;&amp; &quot;&amp;[.E33]&amp;&quot;&amp; &quot;&amp;[.F33]&amp;&quot;&amp; &quot;&amp;[.G33]&amp;&quot;&amp; &quot;&amp;[.H33]&amp;&quot;\par &quot;&amp;[.I33]&amp;&quot;\\ &quot;&amp;IF(ISBLANK([.A34]);&quot;\cline{2-7}&quot;;&quot;\hline&quot;)" office:value-type="string" office:string-value="&amp; 22&amp;Selasa&amp; BKL+Rosario&amp; Yak. 4:1-10,Mzm. 55:7-8,9-10a,10b-11a,10b-11a,23,Mrk. 9:30-37,2Kor. 2:12-3:6,&amp; Joglo lawas&amp; C. Triyono\par FX Sularto\\ \cline{2-7}" calcext:value-type="string">
            <text:p>&amp; 22&amp;Selasa&amp; BKL+Rosario&amp; Yak. 4:1-10,Mzm. 55:7-8,9-10a,10b-11a,10b-11a,23,Mrk. 9:30-37,2Kor. 2:12-3:6,&amp; Joglo lawas&amp; C. Triyono\par FX Sularto\\ \cline{2-7}</text:p>
          </table:table-cell>
          <table:table-cell table:formula="of:=&quot;parse-kalit.py -t 2018 -b &quot;&amp;[.B33]&amp;&quot;  -d &quot;&amp;[.C33]" office:value-type="string" office:string-value="parse-kalit.py -t 2018 -b 5  -d 22" calcext:value-type="string">
            <text:p>parse-kalit.py -t 2018 -b 5 <text:s/>-d 22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ak. 4:1-10,Mzm. 55:7-8,9-10a,10b-11a,10b-11a,23,Mrk. 9:30-37,2Kor. 2:12-3:6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TEXT(WEEKDAY(DATE(2018;[.B34];[.C34]));&quot;NNN&quot;)" office:value-type="string" office:string-value="Rabu" calcext:value-type="string">
            <text:p>Rab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Yak. 4:13-17,Mzm. 49:2-3,6-7,8-10,11,Mrk. 9:38-40,2Kor. 3:7-4:4,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 Suyanto</text:p>
          </table:table-cell>
          <table:table-cell table:style-name="ce3" table:formula="of:=[.A34]&amp;&quot;&amp; &quot;&amp;[.C34]&amp;&quot;&amp;&quot;&amp;[.D34]&amp;&quot;&amp; &quot;&amp;[.E34]&amp;&quot;&amp; &quot;&amp;[.F34]&amp;&quot;&amp; &quot;&amp;[.G34]&amp;&quot;&amp; &quot;&amp;[.H34]&amp;&quot;\par &quot;&amp;[.I34]&amp;&quot;\\ &quot;&amp;IF(ISBLANK([.A35]);&quot;\cline{2-7}&quot;;&quot;\hline&quot;)" office:value-type="string" office:string-value="&amp; 23&amp;Rabu&amp; BKL+Rosario&amp; Yak. 4:13-17,Mzm. 49:2-3,6-7,8-10,11,Mrk. 9:38-40,2Kor. 3:7-4:4,&amp; Neo Suradi&amp; Anton Supriyana\par Y Suyanto\\ \cline{2-7}" calcext:value-type="string">
            <text:p>&amp; 23&amp;Rabu&amp; BKL+Rosario&amp; Yak. 4:13-17,Mzm. 49:2-3,6-7,8-10,11,Mrk. 9:38-40,2Kor. 3:7-4:4,&amp; Neo Suradi&amp; Anton Supriyana\par Y Suyanto\\ \cline{2-7}</text:p>
          </table:table-cell>
          <table:table-cell table:formula="of:=&quot;parse-kalit.py -t 2018 -b &quot;&amp;[.B34]&amp;&quot;  -d &quot;&amp;[.C34]" office:value-type="string" office:string-value="parse-kalit.py -t 2018 -b 5  -d 23" calcext:value-type="string">
            <text:p>parse-kalit.py -t 2018 -b 5 <text:s/>-d 23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ak. 4:13-17,Mzm. 49:2-3,6-7,8-10,11,Mrk. 9:38-40,2Kor. 3:7-4:4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TEXT(WEEKDAY(DATE(2018;[.B35];[.C35]));&quot;NNN&quot;)" office:value-type="string" office:string-value="Kamis" calcext:value-type="string">
            <text:p>Kamis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Yak. 5:1-6,Mzm. 49:14-15ab,15cd-16,17-18,19-20,Mrk. 9:41-50,2Kor. 4:5-18,</text:p>
          </table:table-cell>
          <table:table-cell office:value-type="string" calcext:value-type="string">
            <text:p>K Suprihatin Waldiman</text:p>
          </table:table-cell>
          <table:table-cell office:value-type="string" calcext:value-type="string">
            <text:p>Eleonora Keso Muda</text:p>
          </table:table-cell>
          <table:table-cell office:value-type="string" calcext:value-type="string">
            <text:p>Ch. Setya Prihatiningtyas</text:p>
          </table:table-cell>
          <table:table-cell table:style-name="ce3" table:formula="of:=[.A35]&amp;&quot;&amp; &quot;&amp;[.C35]&amp;&quot;&amp;&quot;&amp;[.D35]&amp;&quot;&amp; &quot;&amp;[.E35]&amp;&quot;&amp; &quot;&amp;[.F35]&amp;&quot;&amp; &quot;&amp;[.G35]&amp;&quot;&amp; &quot;&amp;[.H35]&amp;&quot;\par &quot;&amp;[.I35]&amp;&quot;\\ &quot;&amp;IF(ISBLANK([.A36]);&quot;\cline{2-7}&quot;;&quot;\hline&quot;)" office:value-type="string" office:string-value="&amp; 24&amp;Kamis&amp; BKL+Rosario&amp; Yak. 5:1-6,Mzm. 49:14-15ab,15cd-16,17-18,19-20,Mrk. 9:41-50,2Kor. 4:5-18,&amp; K Suprihatin Waldiman&amp; Eleonora Keso Muda\par Ch. Setya Prihatiningtyas\\ \cline{2-7}" calcext:value-type="string">
            <text:p>&amp; 24&amp;Kamis&amp; BKL+Rosario&amp; Yak. 5:1-6,Mzm. 49:14-15ab,15cd-16,17-18,19-20,Mrk. 9:41-50,2Kor. 4:5-18,&amp; K Suprihatin Waldiman&amp; Eleonora Keso Muda\par Ch. Setya Prihatiningtyas\\ \cline{2-7}</text:p>
          </table:table-cell>
          <table:table-cell table:formula="of:=&quot;parse-kalit.py -t 2018 -b &quot;&amp;[.B35]&amp;&quot;  -d &quot;&amp;[.C35]" office:value-type="string" office:string-value="parse-kalit.py -t 2018 -b 5  -d 24" calcext:value-type="string">
            <text:p>parse-kalit.py -t 2018 -b 5 <text:s/>-d 24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ak. 5:1-6,Mzm. 49:14-15ab,15cd-16,17-18,19-20,Mrk. 9:41-50,2Kor. 4:5-18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TEXT(WEEKDAY(DATE(2018;[.B36];[.C36]));&quot;NNN&quot;)" office:value-type="string" office:string-value="Jumat" calcext:value-type="string">
            <text:p>Jumat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Yak. 5:9-12,Mzm. 103:1-2,3-4,8-9,11-12,Mrk. 10:1-12,2Kor. 5:1-21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Andre Keso Muda</text:p>
          </table:table-cell>
          <table:table-cell table:style-name="ce3" table:formula="of:=[.A36]&amp;&quot;&amp; &quot;&amp;[.C36]&amp;&quot;&amp;&quot;&amp;[.D36]&amp;&quot;&amp; &quot;&amp;[.E36]&amp;&quot;&amp; &quot;&amp;[.F36]&amp;&quot;&amp; &quot;&amp;[.G36]&amp;&quot;&amp; &quot;&amp;[.H36]&amp;&quot;\par &quot;&amp;[.I36]&amp;&quot;\\ &quot;&amp;IF(ISBLANK([.A37]);&quot;\cline{2-7}&quot;;&quot;\hline&quot;)" office:value-type="string" office:string-value="&amp; 25&amp;Jumat&amp; BKL+Rosario&amp; Yak. 5:9-12,Mzm. 103:1-2,3-4,8-9,11-12,Mrk. 10:1-12,2Kor. 5:1-21,&amp; Joglo lawas&amp; A. Heru Pratomo\par Andre Keso Muda\\ \cline{2-7}" calcext:value-type="string">
            <text:p>&amp; 25&amp;Jumat&amp; BKL+Rosario&amp; Yak. 5:9-12,Mzm. 103:1-2,3-4,8-9,11-12,Mrk. 10:1-12,2Kor. 5:1-21,&amp; Joglo lawas&amp; A. Heru Pratomo\par Andre Keso Muda\\ \cline{2-7}</text:p>
          </table:table-cell>
          <table:table-cell table:formula="of:=&quot;parse-kalit.py -t 2018 -b &quot;&amp;[.B36]&amp;&quot;  -d &quot;&amp;[.C36]" office:value-type="string" office:string-value="parse-kalit.py -t 2018 -b 5  -d 25" calcext:value-type="string">
            <text:p>parse-kalit.py -t 2018 -b 5 <text:s/>-d 25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ak. 5:9-12,Mzm. 103:1-2,3-4,8-9,11-12,Mrk. 10:1-12,2Kor. 5:1-21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TEXT(WEEKDAY(DATE(2018;[.B37];[.C37]));&quot;NNN&quot;)" office:value-type="string" office:string-value="Sabtu" calcext:value-type="string">
            <text:p>Sabt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Yak. 5:13-20,Mzm. 141:1-2,3,8,Mrk. 10:13-16,2Kor. 6:1-7:1,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Y Suyanto</text:p>
          </table:table-cell>
          <table:table-cell table:style-name="ce3" table:formula="of:=[.A37]&amp;&quot;&amp; &quot;&amp;[.C37]&amp;&quot;&amp;&quot;&amp;[.D37]&amp;&quot;&amp; &quot;&amp;[.E37]&amp;&quot;&amp; &quot;&amp;[.F37]&amp;&quot;&amp; &quot;&amp;[.G37]&amp;&quot;&amp; &quot;&amp;[.H37]&amp;&quot;\par &quot;&amp;[.I37]&amp;&quot;\\ &quot;&amp;IF(ISBLANK([.A38]);&quot;\cline{2-7}&quot;;&quot;\hline&quot;)" office:value-type="string" office:string-value="&amp; 26&amp;Sabtu&amp; BKL+Rosario&amp; Yak. 5:13-20,Mzm. 141:1-2,3,8,Mrk. 10:13-16,2Kor. 6:1-7:1,&amp; Y. Sudarmadi&amp; Aloysius Lamakey\par Y Suyanto\\ \cline{2-7}" calcext:value-type="string">
            <text:p>&amp; 26&amp;Sabtu&amp; BKL+Rosario&amp; Yak. 5:13-20,Mzm. 141:1-2,3,8,Mrk. 10:13-16,2Kor. 6:1-7:1,&amp; Y. Sudarmadi&amp; Aloysius Lamakey\par Y Suyanto\\ \cline{2-7}</text:p>
          </table:table-cell>
          <table:table-cell table:formula="of:=&quot;parse-kalit.py -t 2018 -b &quot;&amp;[.B37]&amp;&quot;  -d &quot;&amp;[.C37]" office:value-type="string" office:string-value="parse-kalit.py -t 2018 -b 5  -d 26" calcext:value-type="string">
            <text:p>parse-kalit.py -t 2018 -b 5 <text:s/>-d 26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ak. 5:13-20,Mzm. 141:1-2,3,8,Mrk. 10:13-16,2Kor. 6:1-7:1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TEXT(WEEKDAY(DATE(2018;[.B38];[.C38]));&quot;NNN&quot;)" office:value-type="string" office:string-value="Minggu" calcext:value-type="string">
            <text:p>Mingg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Ul. 4:32-34,39-40,Mzm. 33:4-5,6,9,18-19,20,22,Rm. 8:14-17,Mat. 28:16-20,Ef 1:1-14,1Kor 2:1-16,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. Sudarmadi</text:p>
          </table:table-cell>
          <table:table-cell table:style-name="ce3" table:formula="of:=[.A38]&amp;&quot;&amp; &quot;&amp;[.C38]&amp;&quot;&amp;&quot;&amp;[.D38]&amp;&quot;&amp; &quot;&amp;[.E38]&amp;&quot;&amp; &quot;&amp;[.F38]&amp;&quot;&amp; &quot;&amp;[.G38]&amp;&quot;&amp; &quot;&amp;[.H38]&amp;&quot;\par &quot;&amp;[.I38]&amp;&quot;\\ &quot;&amp;IF(ISBLANK([.A39]);&quot;\cline{2-7}&quot;;&quot;\hline&quot;)" office:value-type="string" office:string-value="&amp; 27&amp;Minggu&amp; BKL+Rosario&amp; Ul. 4:32-34,39-40,Mzm. 33:4-5,6,9,18-19,20,22,Rm. 8:14-17,Mat. 28:16-20,Ef 1:1-14,1Kor 2:1-16,&amp; Y. Djoko Marsito&amp; Neo Suradi\par Y. Sudarmadi\\ \cline{2-7}" calcext:value-type="string">
            <text:p>&amp; 27&amp;Minggu&amp; BKL+Rosario&amp; Ul. 4:32-34,39-40,Mzm. 33:4-5,6,9,18-19,20,22,Rm. 8:14-17,Mat. 28:16-20,Ef 1:1-14,1Kor 2:1-16,&amp; Y. Djoko Marsito&amp; Neo Suradi\par Y. Sudarmadi\\ \cline{2-7}</text:p>
          </table:table-cell>
          <table:table-cell table:formula="of:=&quot;parse-kalit.py -t 2018 -b &quot;&amp;[.B38]&amp;&quot;  -d &quot;&amp;[.C38]" office:value-type="string" office:string-value="parse-kalit.py -t 2018 -b 5  -d 27" calcext:value-type="string">
            <text:p>parse-kalit.py -t 2018 -b 5 <text:s/>-d 27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l. 4:32-34,39-40,Mzm. 33:4-5,6,9,18-19,20,22,Rm. 8:14-17,Mat. 28:16-20,Ef 1:1-14,1Kor 2:1-16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TEXT(WEEKDAY(DATE(2018;[.B39];[.C39]));&quot;NNN&quot;)" office:value-type="string" office:string-value="Senin" calcext:value-type="string">
            <text:p>Senin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1Ptr. 1:3-9,Mzm. 111:1-2,5-6,9,10c,Mrk. 10:17-27,2Kor. 8:1-24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Anton Supriyana</text:p>
          </table:table-cell>
          <table:table-cell table:style-name="ce3" table:formula="of:=[.A39]&amp;&quot;&amp; &quot;&amp;[.C39]&amp;&quot;&amp;&quot;&amp;[.D39]&amp;&quot;&amp; &quot;&amp;[.E39]&amp;&quot;&amp; &quot;&amp;[.F39]&amp;&quot;&amp; &quot;&amp;[.G39]&amp;&quot;&amp; &quot;&amp;[.H39]&amp;&quot;\par &quot;&amp;[.I39]&amp;&quot;\\ &quot;&amp;IF(ISBLANK([.A40]);&quot;\cline{2-7}&quot;;&quot;\hline&quot;)" office:value-type="string" office:string-value="&amp; 28&amp;Senin&amp; BKL+Rosario&amp; 1Ptr. 1:3-9,Mzm. 111:1-2,5-6,9,10c,Mrk. 10:17-27,2Kor. 8:1-24,&amp; Joglo lawas&amp; Maria R. Tri Marieska\par Anton Supriyana\\ \cline{2-7}" calcext:value-type="string">
            <text:p>&amp; 28&amp;Senin&amp; BKL+Rosario&amp; 1Ptr. 1:3-9,Mzm. 111:1-2,5-6,9,10c,Mrk. 10:17-27,2Kor. 8:1-24,&amp; Joglo lawas&amp; Maria R. Tri Marieska\par Anton Supriyana\\ \cline{2-7}</text:p>
          </table:table-cell>
          <table:table-cell table:formula="of:=&quot;parse-kalit.py -t 2018 -b &quot;&amp;[.B39]&amp;&quot;  -d &quot;&amp;[.C39]" office:value-type="string" office:string-value="parse-kalit.py -t 2018 -b 5  -d 28" calcext:value-type="string">
            <text:p>parse-kalit.py -t 2018 -b 5 <text:s/>-d 28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Ptr. 1:3-9,Mzm. 111:1-2,5-6,9,10c,Mrk. 10:17-27,2Kor. 8:1-24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TEXT(WEEKDAY(DATE(2018;[.B40];[.C40]));&quot;NNN&quot;)" office:value-type="string" office:string-value="Selasa" calcext:value-type="string">
            <text:p>Selasa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1Ptr. 1:10-16,Mzm. 98:1,2-3ab,3c-4,Mrk. 10:28-31,2Kor. 9:1-15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Nanik Ismarjiyati</text:p>
          </table:table-cell>
          <table:table-cell office:value-type="string" calcext:value-type="string">
            <text:p>Gelung Minangkoro</text:p>
          </table:table-cell>
          <table:table-cell table:style-name="ce3" table:formula="of:=[.A40]&amp;&quot;&amp; &quot;&amp;[.C40]&amp;&quot;&amp;&quot;&amp;[.D40]&amp;&quot;&amp; &quot;&amp;[.E40]&amp;&quot;&amp; &quot;&amp;[.F40]&amp;&quot;&amp; &quot;&amp;[.G40]&amp;&quot;&amp; &quot;&amp;[.H40]&amp;&quot;\par &quot;&amp;[.I40]&amp;&quot;\\ &quot;&amp;IF(ISBLANK([.A41]);&quot;\cline{2-7}&quot;;&quot;\hline&quot;)" office:value-type="string" office:string-value="&amp; 29&amp;Selasa&amp; BKL+Rosario&amp; 1Ptr. 1:10-16,Mzm. 98:1,2-3ab,3c-4,Mrk. 10:28-31,2Kor. 9:1-15,&amp; Joglo lawas&amp; Nanik Ismarjiyati\par Gelung Minangkoro\\ \cline{2-7}" calcext:value-type="string">
            <text:p>&amp; 29&amp;Selasa&amp; BKL+Rosario&amp; 1Ptr. 1:10-16,Mzm. 98:1,2-3ab,3c-4,Mrk. 10:28-31,2Kor. 9:1-15,&amp; Joglo lawas&amp; Nanik Ismarjiyati\par Gelung Minangkoro\\ \cline{2-7}</text:p>
          </table:table-cell>
          <table:table-cell table:formula="of:=&quot;parse-kalit.py -t 2018 -b &quot;&amp;[.B40]&amp;&quot;  -d &quot;&amp;[.C40]" office:value-type="string" office:string-value="parse-kalit.py -t 2018 -b 5  -d 29" calcext:value-type="string">
            <text:p>parse-kalit.py -t 2018 -b 5 <text:s/>-d 29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Ptr. 1:10-16,Mzm. 98:1,2-3ab,3c-4,Mrk. 10:28-31,2Kor. 9:1-15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TEXT(WEEKDAY(DATE(2018;[.B41];[.C41]));&quot;NNN&quot;)" office:value-type="string" office:string-value="Rabu" calcext:value-type="string">
            <text:p>Rabu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1Ptr. 1:18-25,Mzm. 147:12-13,14-15,19-20,Mrk. 10:32-45,2Kor. 10:1-11:6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Prima Ari</text:p>
          </table:table-cell>
          <table:table-cell table:style-name="ce3" table:formula="of:=[.A41]&amp;&quot;&amp; &quot;&amp;[.C41]&amp;&quot;&amp;&quot;&amp;[.D41]&amp;&quot;&amp; &quot;&amp;[.E41]&amp;&quot;&amp; &quot;&amp;[.F41]&amp;&quot;&amp; &quot;&amp;[.G41]&amp;&quot;&amp; &quot;&amp;[.H41]&amp;&quot;\par &quot;&amp;[.I41]&amp;&quot;\\ &quot;&amp;IF(ISBLANK([.A42]);&quot;\cline{2-7}&quot;;&quot;\hline&quot;)" office:value-type="string" office:string-value="&amp; 30&amp;Rabu&amp; BKL+Rosario&amp; 1Ptr. 1:18-25,Mzm. 147:12-13,14-15,19-20,Mrk. 10:32-45,2Kor. 10:1-11:6,&amp; Joglo lawas&amp; Andre Keso Muda\par Prima Ari\\ \cline{2-7}" calcext:value-type="string">
            <text:p>&amp; 30&amp;Rabu&amp; BKL+Rosario&amp; 1Ptr. 1:18-25,Mzm. 147:12-13,14-15,19-20,Mrk. 10:32-45,2Kor. 10:1-11:6,&amp; Joglo lawas&amp; Andre Keso Muda\par Prima Ari\\ \cline{2-7}</text:p>
          </table:table-cell>
          <table:table-cell table:formula="of:=&quot;parse-kalit.py -t 2018 -b &quot;&amp;[.B41]&amp;&quot;  -d &quot;&amp;[.C41]" office:value-type="string" office:string-value="parse-kalit.py -t 2018 -b 5  -d 30" calcext:value-type="string">
            <text:p>parse-kalit.py -t 2018 -b 5 <text:s/>-d 30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Ptr. 1:18-25,Mzm. 147:12-13,14-15,19-20,Mrk. 10:32-45,2Kor. 10:1-11:6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TEXT(WEEKDAY(DATE(2018;[.B42];[.C42]));&quot;NNN&quot;)" office:value-type="string" office:string-value="Kamis" calcext:value-type="string">
            <text:p>Kamis</text:p>
          </table:table-cell>
          <table:table-cell office:value-type="string" calcext:value-type="string">
            <text:p>BKL+Rosario</text:p>
          </table:table-cell>
          <table:table-cell office:value-type="string" calcext:value-type="string">
            <text:p>Zef. 3:14-18a,Rm. 12:9-16b,Yes. 12:2-3,4,Luk. 1:39-56,Kid. 2:8-14; 8:6-7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Andre Keso Muda</text:p>
          </table:table-cell>
          <table:table-cell table:style-name="ce3" table:formula="of:=[.A42]&amp;&quot;&amp; &quot;&amp;[.C42]&amp;&quot;&amp;&quot;&amp;[.D42]&amp;&quot;&amp; &quot;&amp;[.E42]&amp;&quot;&amp; &quot;&amp;[.F42]&amp;&quot;&amp; &quot;&amp;[.G42]&amp;&quot;&amp; &quot;&amp;[.H42]&amp;&quot;\par &quot;&amp;[.I42]&amp;&quot;\\ &quot;&amp;IF(ISBLANK([.A43]);&quot;\cline{2-7}&quot;;&quot;\hline&quot;)" office:value-type="string" office:string-value="&amp; 31&amp;Kamis&amp; BKL+Rosario&amp; Zef. 3:14-18a,Rm. 12:9-16b,Yes. 12:2-3,4,Luk. 1:39-56,Kid. 2:8-14; 8:6-7,&amp; Joglo lawas&amp; Aloysius Lamakey\par Andre Keso Muda\\ \hline" calcext:value-type="string">
            <text:p>&amp; 31&amp;Kamis&amp; BKL+Rosario&amp; Zef. 3:14-18a,Rm. 12:9-16b,Yes. 12:2-3,4,Luk. 1:39-56,Kid. 2:8-14; 8:6-7,&amp; Joglo lawas&amp; Aloysius Lamakey\par Andre Keso Muda\\ \hline</text:p>
          </table:table-cell>
          <table:table-cell table:formula="of:=&quot;parse-kalit.py -t 2018 -b &quot;&amp;[.B42]&amp;&quot;  -d &quot;&amp;[.C42]" office:value-type="string" office:string-value="parse-kalit.py -t 2018 -b 5  -d 31" calcext:value-type="string">
            <text:p>parse-kalit.py -t 2018 -b 5 <text:s/>-d 31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ef. 3:14-18a,Rm. 12:9-16b,Yes. 12:2-3,4,Luk. 1:39-56,Kid. 2:8-14; 8:6-7,</text:p>
          </table:table-cell>
        </table:table-row>
        <table:table-row table:style-name="ro1">
          <table:table-cell office:value-type="string" calcext:value-type="string">
            <text:p>Juni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TEXT(WEEKDAY(DATE(2018;[.B43];[.C43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1Raj. 18:41-46,Mzm. 65:10abcd,10e-11,12-13,Mat. 5:20-26,Flp. 3:1-16,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Heru Pratomo</text:p>
          </table:table-cell>
          <table:table-cell table:style-name="ce3" table:formula="of:=[.A43]&amp;&quot;&amp; &quot;&amp;[.C43]&amp;&quot;&amp;&quot;&amp;[.D43]&amp;&quot;&amp; &quot;&amp;[.E43]&amp;&quot;&amp; &quot;&amp;[.F43]&amp;&quot;&amp; &quot;&amp;[.G43]&amp;&quot;&amp; &quot;&amp;[.H43]&amp;&quot;\par &quot;&amp;[.I43]&amp;&quot;\\ &quot;&amp;IF(ISBLANK([.A44]);&quot;\cline{2-7}&quot;;&quot;\hline&quot;)" office:value-type="string" office:string-value="Juni&amp; 14&amp;Kamis&amp; Doa lingkungan&amp; 1Raj. 18:41-46,Mzm. 65:10abcd,10e-11,12-13,Mat. 5:20-26,Flp. 3:1-16,&amp; Saptanto S.B.,Y.&amp; Djoko Marsito\par Heru Pratomo\\ \cline{2-7}" calcext:value-type="string">
            <text:p>Juni&amp; 14&amp;Kamis&amp; Doa lingkungan&amp; 1Raj. 18:41-46,Mzm. 65:10abcd,10e-11,12-13,Mat. 5:20-26,Flp. 3:1-16,&amp; Saptanto S.B.,Y.&amp; Djoko Marsito\par Heru Pratomo\\ \cline{2-7}</text:p>
          </table:table-cell>
          <table:table-cell table:formula="of:=&quot;parse-kalit.py -t 2018 -b &quot;&amp;[.B43]&amp;&quot;  -d &quot;&amp;[.C43]" office:value-type="string" office:string-value="parse-kalit.py -t 2018 -b 6  -d 14" calcext:value-type="string">
            <text:p>parse-kalit.py -t 2018 -b 6 <text:s/>-d 14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Raj. 18:41-46,Mzm. 65:10abcd,10e-11,12-13,Mat. 5:20-26,Flp. 3:1-16,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TEXT(WEEKDAY(DATE(2018;[.B44];[.C44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Kis. 3:1-10,Mzm. 19:2-3,4-5,Gal. 1:11-20,Yoh. 21:15-19,Ezr. 9:1-9,15-10:5,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Prima Ari</text:p>
          </table:table-cell>
          <table:table-cell office:value-type="string" calcext:value-type="string">
            <text:p>Djoko Marsito</text:p>
          </table:table-cell>
          <table:table-cell table:style-name="ce3" table:formula="of:=[.A44]&amp;&quot;&amp; &quot;&amp;[.C44]&amp;&quot;&amp;&quot;&amp;[.D44]&amp;&quot;&amp; &quot;&amp;[.E44]&amp;&quot;&amp; &quot;&amp;[.F44]&amp;&quot;&amp; &quot;&amp;[.G44]&amp;&quot;&amp; &quot;&amp;[.H44]&amp;&quot;\par &quot;&amp;[.I44]&amp;&quot;\\ &quot;&amp;IF(ISBLANK([.A45]);&quot;\cline{2-7}&quot;;&quot;\hline&quot;)" office:value-type="string" office:string-value="&amp; 28&amp;Kamis&amp; Doa lingkungan&amp; Kis. 3:1-10,Mzm. 19:2-3,4-5,Gal. 1:11-20,Yoh. 21:15-19,Ezr. 9:1-9,15-10:5,&amp; KRA YP Prononagoro&amp; Prima Ari\par Djoko Marsito\\ \hline" calcext:value-type="string">
            <text:p>&amp; 28&amp;Kamis&amp; Doa lingkungan&amp; Kis. 3:1-10,Mzm. 19:2-3,4-5,Gal. 1:11-20,Yoh. 21:15-19,Ezr. 9:1-9,15-10:5,&amp; KRA YP Prononagoro&amp; Prima Ari\par Djoko Marsito\\ \hline</text:p>
          </table:table-cell>
          <table:table-cell table:formula="of:=&quot;parse-kalit.py -t 2018 -b &quot;&amp;[.B44]&amp;&quot;  -d &quot;&amp;[.C44]" office:value-type="string" office:string-value="parse-kalit.py -t 2018 -b 6  -d 28" calcext:value-type="string">
            <text:p>parse-kalit.py -t 2018 -b 6 <text:s/>-d 28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s. 3:1-10,Mzm. 19:2-3,4-5,Gal. 1:11-20,Yoh. 21:15-19,Ezr. 9:1-9,15-10:5,</text:p>
          </table:table-cell>
        </table:table-row>
        <table:table-row table:style-name="ro1">
          <table:table-cell office:value-type="string" calcext:value-type="string">
            <text:p>Juli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TEXT(WEEKDAY(DATE(2018;[.B45];[.C45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Hos. 11:1,3-4,8c-9,Mzm. 80:2ac,3b,15-16,Mat. 10:7-15,Ams. 10:6-32,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Heru Pratomo</text:p>
          </table:table-cell>
          <table:table-cell office:value-type="string" calcext:value-type="string">
            <text:p>Anton Supriyana</text:p>
          </table:table-cell>
          <table:table-cell table:style-name="ce3" table:formula="of:=[.A45]&amp;&quot;&amp; &quot;&amp;[.C45]&amp;&quot;&amp;&quot;&amp;[.D45]&amp;&quot;&amp; &quot;&amp;[.E45]&amp;&quot;&amp; &quot;&amp;[.F45]&amp;&quot;&amp; &quot;&amp;[.G45]&amp;&quot;&amp; &quot;&amp;[.H45]&amp;&quot;\par &quot;&amp;[.I45]&amp;&quot;\\ &quot;&amp;IF(ISBLANK([.A46]);&quot;\cline{2-7}&quot;;&quot;\hline&quot;)" office:value-type="string" office:string-value="Juli&amp; 12&amp;Kamis&amp; Doa lingkungan&amp; Hos. 11:1,3-4,8c-9,Mzm. 80:2ac,3b,15-16,Mat. 10:7-15,Ams. 10:6-32,&amp; Nanik Ismarjati, M. Th.&amp; Heru Pratomo\par Anton Supriyana\\ \cline{2-7}" calcext:value-type="string">
            <text:p>Juli&amp; 12&amp;Kamis&amp; Doa lingkungan&amp; Hos. 11:1,3-4,8c-9,Mzm. 80:2ac,3b,15-16,Mat. 10:7-15,Ams. 10:6-32,&amp; Nanik Ismarjati, M. Th.&amp; Heru Pratomo\par Anton Supriyana\\ \cline{2-7}</text:p>
          </table:table-cell>
          <table:table-cell table:formula="of:=&quot;parse-kalit.py -t 2018 -b &quot;&amp;[.B45]&amp;&quot;  -d &quot;&amp;[.C45]" office:value-type="string" office:string-value="parse-kalit.py -t 2018 -b 7  -d 12" calcext:value-type="string">
            <text:p>parse-kalit.py -t 2018 -b 7 <text:s/>-d 12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s. 11:1,3-4,8c-9,Mzm. 80:2ac,3b,15-16,Mat. 10:7-15,Ams. 10:6-32,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TEXT(WEEKDAY(DATE(2018;[.B46];[.C46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Sir. 44:1,10-15,Mzm. 132:11,13-14,17-18,Mat. 13:16-17,Ayb. 23:1-24:12,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ulia Jatiningsih</text:p>
          </table:table-cell>
          <table:table-cell table:style-name="ce3" table:formula="of:=[.A46]&amp;&quot;&amp; &quot;&amp;[.C46]&amp;&quot;&amp;&quot;&amp;[.D46]&amp;&quot;&amp; &quot;&amp;[.E46]&amp;&quot;&amp; &quot;&amp;[.F46]&amp;&quot;&amp; &quot;&amp;[.G46]&amp;&quot;&amp; &quot;&amp;[.H46]&amp;&quot;\par &quot;&amp;[.I46]&amp;&quot;\\ &quot;&amp;IF(ISBLANK([.A47]);&quot;\cline{2-7}&quot;;&quot;\hline&quot;)" office:value-type="string" office:string-value="&amp; 26&amp;Kamis&amp; Doa lingkungan&amp; Sir. 44:1,10-15,Mzm. 132:11,13-14,17-18,Mat. 13:16-17,Ayb. 23:1-24:12,&amp; Heru Pratomo, A&amp; Anton Supriyana\par Yulia Jatiningsih\\ \hline" calcext:value-type="string">
            <text:p>&amp; 26&amp;Kamis&amp; Doa lingkungan&amp; Sir. 44:1,10-15,Mzm. 132:11,13-14,17-18,Mat. 13:16-17,Ayb. 23:1-24:12,&amp; Heru Pratomo, A&amp; Anton Supriyana\par Yulia Jatiningsih\\ \hline</text:p>
          </table:table-cell>
          <table:table-cell table:formula="of:=&quot;parse-kalit.py -t 2018 -b &quot;&amp;[.B46]&amp;&quot;  -d &quot;&amp;[.C46]" office:value-type="string" office:string-value="parse-kalit.py -t 2018 -b 7  -d 26" calcext:value-type="string">
            <text:p>parse-kalit.py -t 2018 -b 7 <text:s/>-d 26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r. 44:1,10-15,Mzm. 132:11,13-14,17-18,Mat. 13:16-17,Ayb. 23:1-24:12,</text:p>
          </table:table-cell>
        </table:table-row>
        <table:table-row table:style-name="ro1">
          <table:table-cell office:value-type="string" calcext:value-type="string">
            <text:p>Agustu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TEXT(WEEKDAY(DATE(2018;[.B47];[.C47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Yer. 31:31-34,Mzm. 51:12-13,14-15,18-19,Mat. 16:13-23,Yl. 3:9-21,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Nanik Ismarjiyati</text:p>
          </table:table-cell>
          <table:table-cell office:value-type="string" calcext:value-type="string">
            <text:p>Ch. Setya Prihatiningtyas</text:p>
          </table:table-cell>
          <table:table-cell table:style-name="ce3" table:formula="of:=[.A47]&amp;&quot;&amp; &quot;&amp;[.C47]&amp;&quot;&amp;&quot;&amp;[.D47]&amp;&quot;&amp; &quot;&amp;[.E47]&amp;&quot;&amp; &quot;&amp;[.F47]&amp;&quot;&amp; &quot;&amp;[.G47]&amp;&quot;&amp; &quot;&amp;[.H47]&amp;&quot;\par &quot;&amp;[.I47]&amp;&quot;\\ &quot;&amp;IF(ISBLANK([.A48]);&quot;\cline{2-7}&quot;;&quot;\hline&quot;)" office:value-type="string" office:string-value="Agustus&amp; 9&amp;Kamis&amp; Doa lingkungan&amp; Yer. 31:31-34,Mzm. 51:12-13,14-15,18-19,Mat. 16:13-23,Yl. 3:9-21,&amp; Y. Suyanto&amp; Nanik Ismarjiyati\par Ch. Setya Prihatiningtyas\\ \cline{2-7}" calcext:value-type="string">
            <text:p>Agustus&amp; 9&amp;Kamis&amp; Doa lingkungan&amp; Yer. 31:31-34,Mzm. 51:12-13,14-15,18-19,Mat. 16:13-23,Yl. 3:9-21,&amp; Y. Suyanto&amp; Nanik Ismarjiyati\par Ch. Setya Prihatiningtyas\\ \cline{2-7}</text:p>
          </table:table-cell>
          <table:table-cell table:formula="of:=&quot;parse-kalit.py -t 2018 -b &quot;&amp;[.B47]&amp;&quot;  -d &quot;&amp;[.C47]" office:value-type="string" office:string-value="parse-kalit.py -t 2018 -b 8  -d 9" calcext:value-type="string">
            <text:p>parse-kalit.py -t 2018 -b 8 <text:s/>-d 9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r. 31:31-34,Mzm. 51:12-13,14-15,18-19,Mat. 16:13-23,Yl. 3:9-21,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TEXT(WEEKDAY(DATE(2018;[.B48];[.C48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Yeh. 36:23-28,Mzm. 51:12-13,14-15,18-19,Mat. 22:1-14,Pkh. 6:12-7:28,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Nanik Ismarjiyati</text:p>
          </table:table-cell>
          <table:table-cell table:style-name="ce3" table:formula="of:=[.A48]&amp;&quot;&amp; &quot;&amp;[.C48]&amp;&quot;&amp;&quot;&amp;[.D48]&amp;&quot;&amp; &quot;&amp;[.E48]&amp;&quot;&amp; &quot;&amp;[.F48]&amp;&quot;&amp; &quot;&amp;[.G48]&amp;&quot;&amp; &quot;&amp;[.H48]&amp;&quot;\par &quot;&amp;[.I48]&amp;&quot;\\ &quot;&amp;IF(ISBLANK([.A49]);&quot;\cline{2-7}&quot;;&quot;\hline&quot;)" office:value-type="string" office:string-value="&amp; 23&amp;Kamis&amp; Doa lingkungan&amp; Yeh. 36:23-28,Mzm. 51:12-13,14-15,18-19,Mat. 22:1-14,Pkh. 6:12-7:28,&amp; V. Dalyono&amp; Y. Suyanto\par Nanik Ismarjiyati\\ \hline" calcext:value-type="string">
            <text:p>&amp; 23&amp;Kamis&amp; Doa lingkungan&amp; Yeh. 36:23-28,Mzm. 51:12-13,14-15,18-19,Mat. 22:1-14,Pkh. 6:12-7:28,&amp; V. Dalyono&amp; Y. Suyanto\par Nanik Ismarjiyati\\ \hline</text:p>
          </table:table-cell>
          <table:table-cell table:formula="of:=&quot;parse-kalit.py -t 2018 -b &quot;&amp;[.B48]&amp;&quot;  -d &quot;&amp;[.C48]" office:value-type="string" office:string-value="parse-kalit.py -t 2018 -b 8  -d 23" calcext:value-type="string">
            <text:p>parse-kalit.py -t 2018 -b 8 <text:s/>-d 23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h. 36:23-28,Mzm. 51:12-13,14-15,18-19,Mat. 22:1-14,Pkh. 6:12-7:28,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TEXT(WEEKDAY(DATE(2018;[.B49];[.C49]));&quot;NNN&quot;)" office:value-type="string" office:string-value="Kamis" calcext:value-type="string">
            <text:p>Kamis</text:p>
          </table:table-cell>
          <table:table-cell office:value-type="string" calcext:value-type="string">
            <text:p>BKSN I</text:p>
          </table:table-cell>
          <table:table-cell office:value-type="string" calcext:value-type="string">
            <text:p>1Kor. 3:18-23,Mzm. 24:1-2,3-4ab,5-6,Luk. 5:1-11,2Tim. 2:1-21,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style-name="ce3" table:formula="of:=[.A49]&amp;&quot;&amp; &quot;&amp;[.C49]&amp;&quot;&amp;&quot;&amp;[.D49]&amp;&quot;&amp; &quot;&amp;[.E49]&amp;&quot;&amp; &quot;&amp;[.F49]&amp;&quot;&amp; &quot;&amp;[.G49]&amp;&quot;&amp; &quot;&amp;[.H49]&amp;&quot;\par &quot;&amp;[.I49]&amp;&quot;\\ &quot;&amp;IF(ISBLANK([.A50]);&quot;\cline{2-7}&quot;;&quot;\hline&quot;)" office:value-type="string" office:string-value="September&amp; 6&amp;Kamis&amp; BKSN I&amp; 1Kor. 3:18-23,Mzm. 24:1-2,3-4ab,5-6,Luk. 5:1-11,2Tim. 2:1-21,&amp; P. Suroyo&amp; Tim\par \\ \cline{2-7}" calcext:value-type="string">
            <text:p>September&amp; 6&amp;Kamis&amp; BKSN I&amp; 1Kor. 3:18-23,Mzm. 24:1-2,3-4ab,5-6,Luk. 5:1-11,2Tim. 2:1-21,&amp; P. Suroyo&amp; Tim\par \\ \cline{2-7}</text:p>
          </table:table-cell>
          <table:table-cell table:formula="of:=&quot;parse-kalit.py -t 2018 -b &quot;&amp;[.B49]&amp;&quot;  -d &quot;&amp;[.C49]" office:value-type="string" office:string-value="parse-kalit.py -t 2018 -b 9  -d 6" calcext:value-type="string">
            <text:p>parse-kalit.py -t 2018 -b 9 <text:s/>-d 6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or. 3:18-23,Mzm. 24:1-2,3-4ab,5-6,Luk. 5:1-11,2Tim. 2:1-21,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TEXT(WEEKDAY(DATE(2018;[.B50];[.C50]));&quot;NNN&quot;)" office:value-type="string" office:string-value="Kamis" calcext:value-type="string">
            <text:p>Kamis</text:p>
          </table:table-cell>
          <table:table-cell office:value-type="string" calcext:value-type="string">
            <text:p>BKSN II</text:p>
          </table:table-cell>
          <table:table-cell office:value-type="string" calcext:value-type="string">
            <text:p>1Kor. 8:1b-7,11-13,Mzm. 139:1-3,13-14ab,23-24,Luk. 6:27-38,2Ptr. 3:1-10,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style-name="ce3" table:formula="of:=[.A50]&amp;&quot;&amp; &quot;&amp;[.C50]&amp;&quot;&amp;&quot;&amp;[.D50]&amp;&quot;&amp; &quot;&amp;[.E50]&amp;&quot;&amp; &quot;&amp;[.F50]&amp;&quot;&amp; &quot;&amp;[.G50]&amp;&quot;&amp; &quot;&amp;[.H50]&amp;&quot;\par &quot;&amp;[.I50]&amp;&quot;\\ &quot;&amp;IF(ISBLANK([.A51]);&quot;\cline{2-7}&quot;;&quot;\hline&quot;)" office:value-type="string" office:string-value="&amp; 13&amp;Kamis&amp; BKSN II&amp; 1Kor. 8:1b-7,11-13,Mzm. 139:1-3,13-14ab,23-24,Luk. 6:27-38,2Ptr. 3:1-10,&amp; P. Suroyo&amp; Tim\par \\ \cline{2-7}" calcext:value-type="string">
            <text:p>&amp; 13&amp;Kamis&amp; BKSN II&amp; 1Kor. 8:1b-7,11-13,Mzm. 139:1-3,13-14ab,23-24,Luk. 6:27-38,2Ptr. 3:1-10,&amp; P. Suroyo&amp; Tim\par \\ \cline{2-7}</text:p>
          </table:table-cell>
          <table:table-cell table:formula="of:=&quot;parse-kalit.py -t 2018 -b &quot;&amp;[.B50]&amp;&quot;  -d &quot;&amp;[.C50]" office:value-type="string" office:string-value="parse-kalit.py -t 2018 -b 9  -d 13" calcext:value-type="string">
            <text:p>parse-kalit.py -t 2018 -b 9 <text:s/>-d 13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or. 8:1b-7,11-13,Mzm. 139:1-3,13-14ab,23-24,Luk. 6:27-38,2Ptr. 3:1-10,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TEXT(WEEKDAY(DATE(2018;[.B51];[.C51]));&quot;NNN&quot;)" office:value-type="string" office:string-value="Kamis" calcext:value-type="string">
            <text:p>Kamis</text:p>
          </table:table-cell>
          <table:table-cell office:value-type="string" calcext:value-type="string">
            <text:p>BKSN III</text:p>
          </table:table-cell>
          <table:table-cell office:value-type="string" calcext:value-type="string">
            <text:p>1Kor. 15:1-11,Mzm. 118:1-2,16ab-17,28,Luk. 7:36-50,Est. 5:1-14; 7:1-10,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style-name="ce3" table:formula="of:=[.A51]&amp;&quot;&amp; &quot;&amp;[.C51]&amp;&quot;&amp;&quot;&amp;[.D51]&amp;&quot;&amp; &quot;&amp;[.E51]&amp;&quot;&amp; &quot;&amp;[.F51]&amp;&quot;&amp; &quot;&amp;[.G51]&amp;&quot;&amp; &quot;&amp;[.H51]&amp;&quot;\par &quot;&amp;[.I51]&amp;&quot;\\ &quot;&amp;IF(ISBLANK([.A52]);&quot;\cline{2-7}&quot;;&quot;\hline&quot;)" office:value-type="string" office:string-value="&amp; 20&amp;Kamis&amp; BKSN III&amp; 1Kor. 15:1-11,Mzm. 118:1-2,16ab-17,28,Luk. 7:36-50,Est. 5:1-14; 7:1-10,&amp; P. Suroyo&amp; Tim\par \\ \cline{2-7}" calcext:value-type="string">
            <text:p>&amp; 20&amp;Kamis&amp; BKSN III&amp; 1Kor. 15:1-11,Mzm. 118:1-2,16ab-17,28,Luk. 7:36-50,Est. 5:1-14; 7:1-10,&amp; P. Suroyo&amp; Tim\par \\ \cline{2-7}</text:p>
          </table:table-cell>
          <table:table-cell table:formula="of:=&quot;parse-kalit.py -t 2018 -b &quot;&amp;[.B51]&amp;&quot;  -d &quot;&amp;[.C51]" office:value-type="string" office:string-value="parse-kalit.py -t 2018 -b 9  -d 20" calcext:value-type="string">
            <text:p>parse-kalit.py -t 2018 -b 9 <text:s/>-d 20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Kor. 15:1-11,Mzm. 118:1-2,16ab-17,28,Luk. 7:36-50,Est. 5:1-14; 7:1-10,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TEXT(WEEKDAY(DATE(2018;[.B52];[.C52]));&quot;NNN&quot;)" office:value-type="string" office:string-value="Kamis" calcext:value-type="string">
            <text:p>Kamis</text:p>
          </table:table-cell>
          <table:table-cell office:value-type="string" calcext:value-type="string">
            <text:p>BKSN IV</text:p>
          </table:table-cell>
          <table:table-cell office:value-type="string" calcext:value-type="string">
            <text:p>Pkh. 1:2-11,Mzm. 90:3-4,5-6,12-13,14,17,Luk. 9:7-9,BcO Tb. 6:1-17.,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table:style-name="ce3" table:formula="of:=[.A52]&amp;&quot;&amp; &quot;&amp;[.C52]&amp;&quot;&amp;&quot;&amp;[.D52]&amp;&quot;&amp; &quot;&amp;[.E52]&amp;&quot;&amp; &quot;&amp;[.F52]&amp;&quot;&amp; &quot;&amp;[.G52]&amp;&quot;&amp; &quot;&amp;[.H52]&amp;&quot;\par &quot;&amp;[.I52]&amp;&quot;\\ &quot;&amp;IF(ISBLANK([.A53]);&quot;\cline{2-7}&quot;;&quot;\hline&quot;)" office:value-type="string" office:string-value="&amp; 27&amp;Kamis&amp; BKSN IV&amp; Pkh. 1:2-11,Mzm. 90:3-4,5-6,12-13,14,17,Luk. 9:7-9,BcO Tb. 6:1-17.,&amp; P. Suroyo&amp; Tim\par \\ \hline" calcext:value-type="string">
            <text:p>&amp; 27&amp;Kamis&amp; BKSN IV&amp; Pkh. 1:2-11,Mzm. 90:3-4,5-6,12-13,14,17,Luk. 9:7-9,BcO Tb. 6:1-17.,&amp; P. Suroyo&amp; Tim\par \\ \hline</text:p>
          </table:table-cell>
          <table:table-cell table:formula="of:=&quot;parse-kalit.py -t 2018 -b &quot;&amp;[.B52]&amp;&quot;  -d &quot;&amp;[.C52]" office:value-type="string" office:string-value="parse-kalit.py -t 2018 -b 9  -d 27" calcext:value-type="string">
            <text:p>parse-kalit.py -t 2018 -b 9 <text:s/>-d 27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kh. 1:2-11,Mzm. 90:3-4,5-6,12-13,14,17,Luk. 9:7-9,BcO Tb. 6:1-17.,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TEXT(WEEKDAY(DATE(2018;[.B53];[.C53]));&quot;NNN&quot;)" office:value-type="string" office:string-value="Senin" calcext:value-type="string">
            <text:p>Senin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yb. 1:6-22,Mzm. 17:1,2-3,6-7,Luk. 9:46-50,. atau :,Yes. 66:10-14b,1Kor. 12:31-13:13,Mat. 18:1-4,2Taw. 29:1-2; 30:1-16a,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Yulia Jatiningsih</text:p>
          </table:table-cell>
          <table:table-cell office:value-type="string" calcext:value-type="string">
            <text:p>Maria R. Tri Marieska</text:p>
          </table:table-cell>
          <table:table-cell table:style-name="ce3" table:formula="of:=[.A53]&amp;&quot;&amp; &quot;&amp;[.C53]&amp;&quot;&amp;&quot;&amp;[.D53]&amp;&quot;&amp; &quot;&amp;[.E53]&amp;&quot;&amp; &quot;&amp;[.F53]&amp;&quot;&amp; &quot;&amp;[.G53]&amp;&quot;&amp; &quot;&amp;[.H53]&amp;&quot;\par &quot;&amp;[.I53]&amp;&quot;\\ &quot;&amp;IF(ISBLANK([.A54]);&quot;\cline{2-7}&quot;;&quot;\hline&quot;)" office:value-type="string" office:string-value="Oktober&amp; 1&amp;Senin&amp; Rosario&amp; Ayb. 1:6-22,Mzm. 17:1,2-3,6-7,Luk. 9:46-50,. atau :,Yes. 66:10-14b,1Kor. 12:31-13:13,Mat. 18:1-4,2Taw. 29:1-2; 30:1-16a,&amp; C. Triyono&amp; Yulia Jatiningsih\par Maria R. Tri Marieska\\ \cline{2-7}" calcext:value-type="string">
            <text:p>Oktober&amp; 1&amp;Senin&amp; Rosario&amp; Ayb. 1:6-22,Mzm. 17:1,2-3,6-7,Luk. 9:46-50,. atau :,Yes. 66:10-14b,1Kor. 12:31-13:13,Mat. 18:1-4,2Taw. 29:1-2; 30:1-16a,&amp; C. Triyono&amp; Yulia Jatiningsih\par Maria R. Tri Marieska\\ \cline{2-7}</text:p>
          </table:table-cell>
          <table:table-cell table:formula="of:=&quot;parse-kalit.py -t 2018 -b &quot;&amp;[.B53]&amp;&quot;  -d &quot;&amp;[.C53]" office:value-type="string" office:string-value="parse-kalit.py -t 2018 -b 10  -d 1" calcext:value-type="string">
            <text:p>parse-kalit.py -t 2018 -b 10 <text:s/>-d 1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b. 1:6-22,Mzm. 17:1,2-3,6-7,Luk. 9:46-50,. atau :,Yes. 66:10-14b,1Kor. 12:31-13:13,Mat. 18:1-4,2Taw. 29:1-2; 30:1-16a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TEXT(WEEKDAY(DATE(2018;[.B54];[.C54]));&quot;NNN&quot;)" office:value-type="string" office:string-value="Selasa" calcext:value-type="string">
            <text:p>Selas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Kel. 23:20-23a,Mzm. 91:1-2,3-4,5-6,10-11,Mat. 18:1-5,10,Ydt. 10:1-5,11-17; 11:1-8,20-23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anik Ismarjiyati</text:p>
          </table:table-cell>
          <table:table-cell table:style-name="ce3" table:formula="of:=[.A54]&amp;&quot;&amp; &quot;&amp;[.C54]&amp;&quot;&amp;&quot;&amp;[.D54]&amp;&quot;&amp; &quot;&amp;[.E54]&amp;&quot;&amp; &quot;&amp;[.F54]&amp;&quot;&amp; &quot;&amp;[.G54]&amp;&quot;&amp; &quot;&amp;[.H54]&amp;&quot;\par &quot;&amp;[.I54]&amp;&quot;\\ &quot;&amp;IF(ISBLANK([.A55]);&quot;\cline{2-7}&quot;;&quot;\hline&quot;)" office:value-type="string" office:string-value="&amp; 2&amp;Selasa&amp; Rosario&amp; Kel. 23:20-23a,Mzm. 91:1-2,3-4,5-6,10-11,Mat. 18:1-5,10,Ydt. 10:1-5,11-17; 11:1-8,20-23,&amp; Joglo lawas&amp; Aloysius Lamakey\par Nanik Ismarjiyati\\ \cline{2-7}" calcext:value-type="string">
            <text:p>&amp; 2&amp;Selasa&amp; Rosario&amp; Kel. 23:20-23a,Mzm. 91:1-2,3-4,5-6,10-11,Mat. 18:1-5,10,Ydt. 10:1-5,11-17; 11:1-8,20-23,&amp; Joglo lawas&amp; Aloysius Lamakey\par Nanik Ismarjiyati\\ \cline{2-7}</text:p>
          </table:table-cell>
          <table:table-cell table:formula="of:=&quot;parse-kalit.py -t 2018 -b &quot;&amp;[.B54]&amp;&quot;  -d &quot;&amp;[.C54]" office:value-type="string" office:string-value="parse-kalit.py -t 2018 -b 10  -d 2" calcext:value-type="string">
            <text:p>parse-kalit.py -t 2018 -b 10 <text:s/>-d 2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. 23:20-23a,Mzm. 91:1-2,3-4,5-6,10-11,Mat. 18:1-5,10,Ydt. 10:1-5,11-17; 11:1-8,20-23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TEXT(WEEKDAY(DATE(2018;[.B55];[.C55]));&quot;NNN&quot;)" office:value-type="string" office:string-value="Rabu" calcext:value-type="string">
            <text:p>Rab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yb. 9:1-12,14-16,Mzm. 88:10bc-11,12-13,14-15,Luk. 9:57-62,Ydt. 8:10-14,28-33; 9:1-14,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Ign. Stanley Andi P</text:p>
          </table:table-cell>
          <table:table-cell table:style-name="ce3" table:formula="of:=[.A55]&amp;&quot;&amp; &quot;&amp;[.C55]&amp;&quot;&amp;&quot;&amp;[.D55]&amp;&quot;&amp; &quot;&amp;[.E55]&amp;&quot;&amp; &quot;&amp;[.F55]&amp;&quot;&amp; &quot;&amp;[.G55]&amp;&quot;&amp; &quot;&amp;[.H55]&amp;&quot;\par &quot;&amp;[.I55]&amp;&quot;\\ &quot;&amp;IF(ISBLANK([.A56]);&quot;\cline{2-7}&quot;;&quot;\hline&quot;)" office:value-type="string" office:string-value="&amp; 3&amp;Rabu&amp; Rosario&amp; Ayb. 9:1-12,14-16,Mzm. 88:10bc-11,12-13,14-15,Luk. 9:57-62,Ydt. 8:10-14,28-33; 9:1-14,&amp; FX. Sularto&amp; FX Sularto\par Ign. Stanley Andi P\\ \cline{2-7}" calcext:value-type="string">
            <text:p>&amp; 3&amp;Rabu&amp; Rosario&amp; Ayb. 9:1-12,14-16,Mzm. 88:10bc-11,12-13,14-15,Luk. 9:57-62,Ydt. 8:10-14,28-33; 9:1-14,&amp; FX. Sularto&amp; FX Sularto\par Ign. Stanley Andi P\\ \cline{2-7}</text:p>
          </table:table-cell>
          <table:table-cell table:formula="of:=&quot;parse-kalit.py -t 2018 -b &quot;&amp;[.B55]&amp;&quot;  -d &quot;&amp;[.C55]" office:value-type="string" office:string-value="parse-kalit.py -t 2018 -b 10  -d 3" calcext:value-type="string">
            <text:p>parse-kalit.py -t 2018 -b 10 <text:s/>-d 3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b. 9:1-12,14-16,Mzm. 88:10bc-11,12-13,14-15,Luk. 9:57-62,Ydt. 8:10-14,28-33; 9:1-14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TEXT(WEEKDAY(DATE(2018;[.B56];[.C56]));&quot;NNN&quot;)" office:value-type="string" office:string-value="Kamis" calcext:value-type="string">
            <text:p>Kamis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yb. 19:21-27,Mzm. 27:7-8a,8b-9abc,13-14,Luk. 10:1-12,Ydt. 10:1-5,11-17; 11:1-8,20-23,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Sri Utami Chrisssumiwi, MM</text:p>
          </table:table-cell>
          <table:table-cell office:value-type="string" calcext:value-type="string">
            <text:p>Prima Ari</text:p>
          </table:table-cell>
          <table:table-cell table:style-name="ce3" table:formula="of:=[.A56]&amp;&quot;&amp; &quot;&amp;[.C56]&amp;&quot;&amp;&quot;&amp;[.D56]&amp;&quot;&amp; &quot;&amp;[.E56]&amp;&quot;&amp; &quot;&amp;[.F56]&amp;&quot;&amp; &quot;&amp;[.G56]&amp;&quot;&amp; &quot;&amp;[.H56]&amp;&quot;\par &quot;&amp;[.I56]&amp;&quot;\\ &quot;&amp;IF(ISBLANK([.A57]);&quot;\cline{2-7}&quot;;&quot;\hline&quot;)" office:value-type="string" office:string-value="&amp; 4&amp;Kamis&amp; Rosario&amp; Ayb. 19:21-27,Mzm. 27:7-8a,8b-9abc,13-14,Luk. 10:1-12,Ydt. 10:1-5,11-17; 11:1-8,20-23,&amp; Aloysius Lamakey&amp; Sri Utami Chrisssumiwi, MM\par Prima Ari\\ \cline{2-7}" calcext:value-type="string">
            <text:p>&amp; 4&amp;Kamis&amp; Rosario&amp; Ayb. 19:21-27,Mzm. 27:7-8a,8b-9abc,13-14,Luk. 10:1-12,Ydt. 10:1-5,11-17; 11:1-8,20-23,&amp; Aloysius Lamakey&amp; Sri Utami Chrisssumiwi, MM\par Prima Ari\\ \cline{2-7}</text:p>
          </table:table-cell>
          <table:table-cell table:formula="of:=&quot;parse-kalit.py -t 2018 -b &quot;&amp;[.B56]&amp;&quot;  -d &quot;&amp;[.C56]" office:value-type="string" office:string-value="parse-kalit.py -t 2018 -b 10  -d 4" calcext:value-type="string">
            <text:p>parse-kalit.py -t 2018 -b 10 <text:s/>-d 4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yb. 19:21-27,Mzm. 27:7-8a,8b-9abc,13-14,Luk. 10:1-12,Ydt. 10:1-5,11-17; 11:1-8,20-23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TEXT(WEEKDAY(DATE(2018;[.B57];[.C57]));&quot;NNN&quot;)" office:value-type="string" office:string-value="Jumat" calcext:value-type="string">
            <text:p>Jumat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yb. 38:1,12-21; 39:36-38,Mzm. 139:1-3,7-8,9-10,13-14ab,Luk. 10:13-16,Ydt. 12:1-13:2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H.A. Wulandari</text:p>
          </table:table-cell>
          <table:table-cell table:style-name="ce3" table:formula="of:=[.A57]&amp;&quot;&amp; &quot;&amp;[.C57]&amp;&quot;&amp;&quot;&amp;[.D57]&amp;&quot;&amp; &quot;&amp;[.E57]&amp;&quot;&amp; &quot;&amp;[.F57]&amp;&quot;&amp; &quot;&amp;[.G57]&amp;&quot;&amp; &quot;&amp;[.H57]&amp;&quot;\par &quot;&amp;[.I57]&amp;&quot;\\ &quot;&amp;IF(ISBLANK([.A58]);&quot;\cline{2-7}&quot;;&quot;\hline&quot;)" office:value-type="string" office:string-value="&amp; 5&amp;Jumat&amp; Rosario&amp; Ayb. 38:1,12-21; 39:36-38,Mzm. 139:1-3,7-8,9-10,13-14ab,Luk. 10:13-16,Ydt. 12:1-13:2,&amp; Joglo lawas&amp; Agnes Sukarmi\par H.A. Wulandari\\ \cline{2-7}" calcext:value-type="string">
            <text:p>&amp; 5&amp;Jumat&amp; Rosario&amp; Ayb. 38:1,12-21; 39:36-38,Mzm. 139:1-3,7-8,9-10,13-14ab,Luk. 10:13-16,Ydt. 12:1-13:2,&amp; Joglo lawas&amp; Agnes Sukarmi\par H.A. Wulandari\\ \cline{2-7}</text:p>
          </table:table-cell>
          <table:table-cell table:formula="of:=&quot;parse-kalit.py -t 2018 -b &quot;&amp;[.B57]&amp;&quot;  -d &quot;&amp;[.C57]" office:value-type="string" office:string-value="parse-kalit.py -t 2018 -b 10  -d 5" calcext:value-type="string">
            <text:p>parse-kalit.py -t 2018 -b 10 <text:s/>-d 5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yb. 38:1,12-21; 39:36-38,Mzm. 139:1-3,7-8,9-10,13-14ab,Luk. 10:13-16,Ydt. 12:1-13:2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TEXT(WEEKDAY(DATE(2018;[.B58];[.C58]));&quot;NNN&quot;)" office:value-type="string" office:string-value="Sabtu" calcext:value-type="string">
            <text:p>Sabt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yb. 42:1-3,5-6,12-17,Mzm. 119:66,71,75,91,125,130,Luk. 10:17-24,Ydt. 13:3-14:7,</text:p>
          </table:table-cell>
          <table:table-cell office:value-type="string" calcext:value-type="string">
            <text:p>Jarot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Eleonora Keso Muda</text:p>
          </table:table-cell>
          <table:table-cell table:style-name="ce3" table:formula="of:=[.A58]&amp;&quot;&amp; &quot;&amp;[.C58]&amp;&quot;&amp;&quot;&amp;[.D58]&amp;&quot;&amp; &quot;&amp;[.E58]&amp;&quot;&amp; &quot;&amp;[.F58]&amp;&quot;&amp; &quot;&amp;[.G58]&amp;&quot;&amp; &quot;&amp;[.H58]&amp;&quot;\par &quot;&amp;[.I58]&amp;&quot;\\ &quot;&amp;IF(ISBLANK([.A59]);&quot;\cline{2-7}&quot;;&quot;\hline&quot;)" office:value-type="string" office:string-value="&amp; 6&amp;Sabtu&amp; Rosario&amp; Ayb. 42:1-3,5-6,12-17,Mzm. 119:66,71,75,91,125,130,Luk. 10:17-24,Ydt. 13:3-14:7,&amp; Jarot&amp; Andre Keso Muda\par Eleonora Keso Muda\\ \cline{2-7}" calcext:value-type="string">
            <text:p>&amp; 6&amp;Sabtu&amp; Rosario&amp; Ayb. 42:1-3,5-6,12-17,Mzm. 119:66,71,75,91,125,130,Luk. 10:17-24,Ydt. 13:3-14:7,&amp; Jarot&amp; Andre Keso Muda\par Eleonora Keso Muda\\ \cline{2-7}</text:p>
          </table:table-cell>
          <table:table-cell table:formula="of:=&quot;parse-kalit.py -t 2018 -b &quot;&amp;[.B58]&amp;&quot;  -d &quot;&amp;[.C58]" office:value-type="string" office:string-value="parse-kalit.py -t 2018 -b 10  -d 6" calcext:value-type="string">
            <text:p>parse-kalit.py -t 2018 -b 10 <text:s/>-d 6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yb. 42:1-3,5-6,12-17,Mzm. 119:66,71,75,91,125,130,Luk. 10:17-24,Ydt. 13:3-14:7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TEXT(WEEKDAY(DATE(2018;[.B59];[.C59]));&quot;NNN&quot;)" office:value-type="string" office:string-value="Minggu" calcext:value-type="string">
            <text:p>Mingg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Kej. 2:18-24,Mzm. 128:1-2,3,4-5,6,Ibr. 2:9-11,Mrk. 10:2-16,Mrk. 10:2-12,Sir. 1:1-20,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Maria Sode Muda</text:p>
          </table:table-cell>
          <table:table-cell office:value-type="string" calcext:value-type="string">
            <text:p>V. Isti Rudati</text:p>
          </table:table-cell>
          <table:table-cell table:style-name="ce3" table:formula="of:=[.A59]&amp;&quot;&amp; &quot;&amp;[.C59]&amp;&quot;&amp;&quot;&amp;[.D59]&amp;&quot;&amp; &quot;&amp;[.E59]&amp;&quot;&amp; &quot;&amp;[.F59]&amp;&quot;&amp; &quot;&amp;[.G59]&amp;&quot;&amp; &quot;&amp;[.H59]&amp;&quot;\par &quot;&amp;[.I59]&amp;&quot;\\ &quot;&amp;IF(ISBLANK([.A60]);&quot;\cline{2-7}&quot;;&quot;\hline&quot;)" office:value-type="string" office:string-value="&amp; 7&amp;Minggu&amp; Rosario&amp; Kej. 2:18-24,Mzm. 128:1-2,3,4-5,6,Ibr. 2:9-11,Mrk. 10:2-16,Mrk. 10:2-12,Sir. 1:1-20,&amp; Andre Keso Muda&amp; Maria Sode Muda\par V. Isti Rudati\\ \cline{2-7}" calcext:value-type="string">
            <text:p>&amp; 7&amp;Minggu&amp; Rosario&amp; Kej. 2:18-24,Mzm. 128:1-2,3,4-5,6,Ibr. 2:9-11,Mrk. 10:2-16,Mrk. 10:2-12,Sir. 1:1-20,&amp; Andre Keso Muda&amp; Maria Sode Muda\par V. Isti Rudati\\ \cline{2-7}</text:p>
          </table:table-cell>
          <table:table-cell table:formula="of:=&quot;parse-kalit.py -t 2018 -b &quot;&amp;[.B59]&amp;&quot;  -d &quot;&amp;[.C59]" office:value-type="string" office:string-value="parse-kalit.py -t 2018 -b 10  -d 7" calcext:value-type="string">
            <text:p>parse-kalit.py -t 2018 -b 10 <text:s/>-d 7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j. 2:18-24,Mzm. 128:1-2,3,4-5,6,Ibr. 2:9-11,Mrk. 10:2-16,Mrk. 10:2-12,Sir. 1:1-20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TEXT(WEEKDAY(DATE(2018;[.B60];[.C60]));&quot;NNN&quot;)" office:value-type="string" office:string-value="Senin" calcext:value-type="string">
            <text:p>Senin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Gal. 1:6-12,Mzm. 111:1-2,7-8,9,10c,Luk. 10:25-37,Sir. 2:1-18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Anton Supriyana</text:p>
          </table:table-cell>
          <table:table-cell table:style-name="ce3" table:formula="of:=[.A60]&amp;&quot;&amp; &quot;&amp;[.C60]&amp;&quot;&amp;&quot;&amp;[.D60]&amp;&quot;&amp; &quot;&amp;[.E60]&amp;&quot;&amp; &quot;&amp;[.F60]&amp;&quot;&amp; &quot;&amp;[.G60]&amp;&quot;&amp; &quot;&amp;[.H60]&amp;&quot;\par &quot;&amp;[.I60]&amp;&quot;\\ &quot;&amp;IF(ISBLANK([.A61]);&quot;\cline{2-7}&quot;;&quot;\hline&quot;)" office:value-type="string" office:string-value="&amp; 8&amp;Senin&amp; Rosario&amp; Gal. 1:6-12,Mzm. 111:1-2,7-8,9,10c,Luk. 10:25-37,Sir. 2:1-18,&amp; Joglo lawas&amp; Ign. Sandy\par Anton Supriyana\\ \cline{2-7}" calcext:value-type="string">
            <text:p>&amp; 8&amp;Senin&amp; Rosario&amp; Gal. 1:6-12,Mzm. 111:1-2,7-8,9,10c,Luk. 10:25-37,Sir. 2:1-18,&amp; Joglo lawas&amp; Ign. Sandy\par Anton Supriyana\\ \cline{2-7}</text:p>
          </table:table-cell>
          <table:table-cell table:formula="of:=&quot;parse-kalit.py -t 2018 -b &quot;&amp;[.B60]&amp;&quot;  -d &quot;&amp;[.C60]" office:value-type="string" office:string-value="parse-kalit.py -t 2018 -b 10  -d 8" calcext:value-type="string">
            <text:p>parse-kalit.py -t 2018 -b 10 <text:s/>-d 8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l. 1:6-12,Mzm. 111:1-2,7-8,9,10c,Luk. 10:25-37,Sir. 2:1-18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TEXT(WEEKDAY(DATE(2018;[.B61];[.C61]));&quot;NNN&quot;)" office:value-type="string" office:string-value="Selasa" calcext:value-type="string">
            <text:p>Selas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Gal. 1:13-24,Mzm. 139:1-3,13-14ab,14c-15,Luk. 10:38-42,Sir. 3:1-16,</text:p>
          </table:table-cell>
          <table:table-cell office:value-type="string" calcext:value-type="string">
            <text:p>T. Banarudin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 Suyanto</text:p>
          </table:table-cell>
          <table:table-cell table:style-name="ce3" table:formula="of:=[.A61]&amp;&quot;&amp; &quot;&amp;[.C61]&amp;&quot;&amp;&quot;&amp;[.D61]&amp;&quot;&amp; &quot;&amp;[.E61]&amp;&quot;&amp; &quot;&amp;[.F61]&amp;&quot;&amp; &quot;&amp;[.G61]&amp;&quot;&amp; &quot;&amp;[.H61]&amp;&quot;\par &quot;&amp;[.I61]&amp;&quot;\\ &quot;&amp;IF(ISBLANK([.A62]);&quot;\cline{2-7}&quot;;&quot;\hline&quot;)" office:value-type="string" office:string-value="&amp; 9&amp;Selasa&amp; Rosario&amp; Gal. 1:13-24,Mzm. 139:1-3,13-14ab,14c-15,Luk. 10:38-42,Sir. 3:1-16,&amp; T. Banarudin&amp; Neo Suradi\par Y Suyanto\\ \cline{2-7}" calcext:value-type="string">
            <text:p>&amp; 9&amp;Selasa&amp; Rosario&amp; Gal. 1:13-24,Mzm. 139:1-3,13-14ab,14c-15,Luk. 10:38-42,Sir. 3:1-16,&amp; T. Banarudin&amp; Neo Suradi\par Y Suyanto\\ \cline{2-7}</text:p>
          </table:table-cell>
          <table:table-cell table:formula="of:=&quot;parse-kalit.py -t 2018 -b &quot;&amp;[.B61]&amp;&quot;  -d &quot;&amp;[.C61]" office:value-type="string" office:string-value="parse-kalit.py -t 2018 -b 10  -d 9" calcext:value-type="string">
            <text:p>parse-kalit.py -t 2018 -b 10 <text:s/>-d 9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l. 1:13-24,Mzm. 139:1-3,13-14ab,14c-15,Luk. 10:38-42,Sir. 3:1-16,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formula="of:=TEXT(WEEKDAY(DATE(2018;[.B62];[.C62]));&quot;NNN&quot;)" office:value-type="string" office:string-value="Rabu" calcext:value-type="string">
            <text:p>Rab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Gal. 2:1-2,7-14,Mzm. 117:1,2,Luk. 11:1-4,Sir. 3:17-4:10,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Ch. Setya Prihatiningtyas</text:p>
          </table:table-cell>
          <table:table-cell office:value-type="string" calcext:value-type="string">
            <text:p>C. Triyono</text:p>
          </table:table-cell>
          <table:table-cell table:style-name="ce3" table:formula="of:=[.A62]&amp;&quot;&amp; &quot;&amp;[.C62]&amp;&quot;&amp;&quot;&amp;[.D62]&amp;&quot;&amp; &quot;&amp;[.E62]&amp;&quot;&amp; &quot;&amp;[.F62]&amp;&quot;&amp; &quot;&amp;[.G62]&amp;&quot;&amp; &quot;&amp;[.H62]&amp;&quot;\par &quot;&amp;[.I62]&amp;&quot;\\ &quot;&amp;IF(ISBLANK([.A63]);&quot;\cline{2-7}&quot;;&quot;\hline&quot;)" office:value-type="string" office:string-value="&amp; 10&amp;Rabu&amp; Rosario&amp; Gal. 2:1-2,7-14,Mzm. 117:1,2,Luk. 11:1-4,Sir. 3:17-4:10,&amp; Ign. Sandy&amp; Ch. Setya Prihatiningtyas\par C. Triyono\\ \cline{2-7}" calcext:value-type="string">
            <text:p>&amp; 10&amp;Rabu&amp; Rosario&amp; Gal. 2:1-2,7-14,Mzm. 117:1,2,Luk. 11:1-4,Sir. 3:17-4:10,&amp; Ign. Sandy&amp; Ch. Setya Prihatiningtyas\par C. Triyono\\ \cline{2-7}</text:p>
          </table:table-cell>
          <table:table-cell table:formula="of:=&quot;parse-kalit.py -t 2018 -b &quot;&amp;[.B62]&amp;&quot;  -d &quot;&amp;[.C62]" office:value-type="string" office:string-value="parse-kalit.py -t 2018 -b 10  -d 10" calcext:value-type="string">
            <text:p>parse-kalit.py -t 2018 -b 10 <text:s/>-d 1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al. 2:1-2,7-14,Mzm. 117:1,2,Luk. 11:1-4,Sir. 3:17-4:10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TEXT(WEEKDAY(DATE(2018;[.B63];[.C63]));&quot;NNN&quot;)" office:value-type="string" office:string-value="Kamis" calcext:value-type="string">
            <text:p>Kamis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Gal. 3:1-5,Luk. 1:69-70,71-72,73-75,Luk. 11:5-13,Sir. 5:1-6:4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Nanik Ismarjiyati</text:p>
          </table:table-cell>
          <table:table-cell office:value-type="string" calcext:value-type="string">
            <text:p>Agnes Sukarmi</text:p>
          </table:table-cell>
          <table:table-cell table:style-name="ce3" table:formula="of:=[.A63]&amp;&quot;&amp; &quot;&amp;[.C63]&amp;&quot;&amp;&quot;&amp;[.D63]&amp;&quot;&amp; &quot;&amp;[.E63]&amp;&quot;&amp; &quot;&amp;[.F63]&amp;&quot;&amp; &quot;&amp;[.G63]&amp;&quot;&amp; &quot;&amp;[.H63]&amp;&quot;\par &quot;&amp;[.I63]&amp;&quot;\\ &quot;&amp;IF(ISBLANK([.A64]);&quot;\cline{2-7}&quot;;&quot;\hline&quot;)" office:value-type="string" office:string-value="&amp; 11&amp;Kamis&amp; Rosario&amp; Gal. 3:1-5,Luk. 1:69-70,71-72,73-75,Luk. 11:5-13,Sir. 5:1-6:4,&amp; Joglo lawas&amp; Nanik Ismarjiyati\par Agnes Sukarmi\\ \cline{2-7}" calcext:value-type="string">
            <text:p>&amp; 11&amp;Kamis&amp; Rosario&amp; Gal. 3:1-5,Luk. 1:69-70,71-72,73-75,Luk. 11:5-13,Sir. 5:1-6:4,&amp; Joglo lawas&amp; Nanik Ismarjiyati\par Agnes Sukarmi\\ \cline{2-7}</text:p>
          </table:table-cell>
          <table:table-cell table:formula="of:=&quot;parse-kalit.py -t 2018 -b &quot;&amp;[.B63]&amp;&quot;  -d &quot;&amp;[.C63]" office:value-type="string" office:string-value="parse-kalit.py -t 2018 -b 10  -d 11" calcext:value-type="string">
            <text:p>parse-kalit.py -t 2018 -b 10 <text:s/>-d 11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l. 3:1-5,Luk. 1:69-70,71-72,73-75,Luk. 11:5-13,Sir. 5:1-6:4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TEXT(WEEKDAY(DATE(2018;[.B64];[.C64]));&quot;NNN&quot;)" office:value-type="string" office:string-value="Jumat" calcext:value-type="string">
            <text:p>Jumat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Gal. 3:7-14,Mzm. 111:1-2,3-4,5-6,Luk. 11:15-26,Sir. 6:5-37,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Anton Supriyana</text:p>
          </table:table-cell>
          <table:table-cell table:style-name="ce3" table:formula="of:=[.A64]&amp;&quot;&amp; &quot;&amp;[.C64]&amp;&quot;&amp;&quot;&amp;[.D64]&amp;&quot;&amp; &quot;&amp;[.E64]&amp;&quot;&amp; &quot;&amp;[.F64]&amp;&quot;&amp; &quot;&amp;[.G64]&amp;&quot;&amp; &quot;&amp;[.H64]&amp;&quot;\par &quot;&amp;[.I64]&amp;&quot;\\ &quot;&amp;IF(ISBLANK([.A65]);&quot;\cline{2-7}&quot;;&quot;\hline&quot;)" office:value-type="string" office:string-value="&amp; 12&amp;Jumat&amp; Rosario&amp; Gal. 3:7-14,Mzm. 111:1-2,3-4,5-6,Luk. 11:15-26,Sir. 6:5-37,&amp; Neo Suradi&amp; Djoko Marsito\par Anton Supriyana\\ \cline{2-7}" calcext:value-type="string">
            <text:p>&amp; 12&amp;Jumat&amp; Rosario&amp; Gal. 3:7-14,Mzm. 111:1-2,3-4,5-6,Luk. 11:15-26,Sir. 6:5-37,&amp; Neo Suradi&amp; Djoko Marsito\par Anton Supriyana\\ \cline{2-7}</text:p>
          </table:table-cell>
          <table:table-cell table:formula="of:=&quot;parse-kalit.py -t 2018 -b &quot;&amp;[.B64]&amp;&quot;  -d &quot;&amp;[.C64]" office:value-type="string" office:string-value="parse-kalit.py -t 2018 -b 10  -d 12" calcext:value-type="string">
            <text:p>parse-kalit.py -t 2018 -b 10 <text:s/>-d 12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l. 3:7-14,Mzm. 111:1-2,3-4,5-6,Luk. 11:15-26,Sir. 6:5-37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TEXT(WEEKDAY(DATE(2018;[.B65];[.C65]));&quot;NNN&quot;)" office:value-type="string" office:string-value="Sabtu" calcext:value-type="string">
            <text:p>Sabt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Gal. 3:22-29,Mzm. 105:2-3,4-5,6-7,Luk. 11:27-28,Sir. 7:22-36,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Nanik Ismarjiyati</text:p>
          </table:table-cell>
          <table:table-cell table:style-name="ce3" table:formula="of:=[.A65]&amp;&quot;&amp; &quot;&amp;[.C65]&amp;&quot;&amp;&quot;&amp;[.D65]&amp;&quot;&amp; &quot;&amp;[.E65]&amp;&quot;&amp; &quot;&amp;[.F65]&amp;&quot;&amp; &quot;&amp;[.G65]&amp;&quot;&amp; &quot;&amp;[.H65]&amp;&quot;\par &quot;&amp;[.I65]&amp;&quot;\\ &quot;&amp;IF(ISBLANK([.A66]);&quot;\cline{2-7}&quot;;&quot;\hline&quot;)" office:value-type="string" office:string-value="&amp; 13&amp;Sabtu&amp; Rosario&amp; Gal. 3:22-29,Mzm. 105:2-3,4-5,6-7,Luk. 11:27-28,Sir. 7:22-36,&amp; Y. Sudarmadi&amp; Saptanto S.B.,Y.\par Nanik Ismarjiyati\\ \cline{2-7}" calcext:value-type="string">
            <text:p>&amp; 13&amp;Sabtu&amp; Rosario&amp; Gal. 3:22-29,Mzm. 105:2-3,4-5,6-7,Luk. 11:27-28,Sir. 7:22-36,&amp; Y. Sudarmadi&amp; Saptanto S.B.,Y.\par Nanik Ismarjiyati\\ \cline{2-7}</text:p>
          </table:table-cell>
          <table:table-cell table:formula="of:=&quot;parse-kalit.py -t 2018 -b &quot;&amp;[.B65]&amp;&quot;  -d &quot;&amp;[.C65]" office:value-type="string" office:string-value="parse-kalit.py -t 2018 -b 10  -d 13" calcext:value-type="string">
            <text:p>parse-kalit.py -t 2018 -b 10 <text:s/>-d 13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l. 3:22-29,Mzm. 105:2-3,4-5,6-7,Luk. 11:27-28,Sir. 7:22-36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TEXT(WEEKDAY(DATE(2018;[.B66];[.C66]));&quot;NNN&quot;)" office:value-type="string" office:string-value="Minggu" calcext:value-type="string">
            <text:p>Mingg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Keb. 7:7-11,Mzm. 90:12-13,14-15,16-17,Ibr. 4:12-13,Mrk. 10:17-30,Mrk. 10:17-27,Sir. 10:6-18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loysius Lamakey</text:p>
          </table:table-cell>
          <table:table-cell table:style-name="ce3" table:formula="of:=[.A66]&amp;&quot;&amp; &quot;&amp;[.C66]&amp;&quot;&amp;&quot;&amp;[.D66]&amp;&quot;&amp; &quot;&amp;[.E66]&amp;&quot;&amp; &quot;&amp;[.F66]&amp;&quot;&amp; &quot;&amp;[.G66]&amp;&quot;&amp; &quot;&amp;[.H66]&amp;&quot;\par &quot;&amp;[.I66]&amp;&quot;\\ &quot;&amp;IF(ISBLANK([.A67]);&quot;\cline{2-7}&quot;;&quot;\hline&quot;)" office:value-type="string" office:string-value="&amp; 14&amp;Minggu&amp; Rosario&amp; Keb. 7:7-11,Mzm. 90:12-13,14-15,16-17,Ibr. 4:12-13,Mrk. 10:17-30,Mrk. 10:17-27,Sir. 10:6-18,&amp; Joglo lawas&amp; Y. Sudarmadi\par Aloysius Lamakey\\ \cline{2-7}" calcext:value-type="string">
            <text:p>&amp; 14&amp;Minggu&amp; Rosario&amp; Keb. 7:7-11,Mzm. 90:12-13,14-15,16-17,Ibr. 4:12-13,Mrk. 10:17-30,Mrk. 10:17-27,Sir. 10:6-18,&amp; Joglo lawas&amp; Y. Sudarmadi\par Aloysius Lamakey\\ \cline{2-7}</text:p>
          </table:table-cell>
          <table:table-cell table:formula="of:=&quot;parse-kalit.py -t 2018 -b &quot;&amp;[.B66]&amp;&quot;  -d &quot;&amp;[.C66]" office:value-type="string" office:string-value="parse-kalit.py -t 2018 -b 10  -d 14" calcext:value-type="string">
            <text:p>parse-kalit.py -t 2018 -b 10 <text:s/>-d 14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b. 7:7-11,Mzm. 90:12-13,14-15,16-17,Ibr. 4:12-13,Mrk. 10:17-30,Mrk. 10:17-27,Sir. 10:6-18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TEXT(WEEKDAY(DATE(2018;[.B67];[.C67]));&quot;NNN&quot;)" office:value-type="string" office:string-value="Senin" calcext:value-type="string">
            <text:p>Senin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Gal. 4:22-24,26-27,31-5:1,Mzm. 113:1-2,3-4,5a,6-7,Luk. 11:29-32,Sir. 11:11-28,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Yulia Jatiningsih</text:p>
          </table:table-cell>
          <table:table-cell table:style-name="ce3" table:formula="of:=[.A67]&amp;&quot;&amp; &quot;&amp;[.C67]&amp;&quot;&amp;&quot;&amp;[.D67]&amp;&quot;&amp; &quot;&amp;[.E67]&amp;&quot;&amp; &quot;&amp;[.F67]&amp;&quot;&amp; &quot;&amp;[.G67]&amp;&quot;&amp; &quot;&amp;[.H67]&amp;&quot;\par &quot;&amp;[.I67]&amp;&quot;\\ &quot;&amp;IF(ISBLANK([.A68]);&quot;\cline{2-7}&quot;;&quot;\hline&quot;)" office:value-type="string" office:string-value="&amp; 15&amp;Senin&amp; Rosario&amp; Gal. 4:22-24,26-27,31-5:1,Mzm. 113:1-2,3-4,5a,6-7,Luk. 11:29-32,Sir. 11:11-28,&amp; Y. Djoko Marsito&amp; Maria R. Tri Marieska\par Yulia Jatiningsih\\ \cline{2-7}" calcext:value-type="string">
            <text:p>&amp; 15&amp;Senin&amp; Rosario&amp; Gal. 4:22-24,26-27,31-5:1,Mzm. 113:1-2,3-4,5a,6-7,Luk. 11:29-32,Sir. 11:11-28,&amp; Y. Djoko Marsito&amp; Maria R. Tri Marieska\par Yulia Jatiningsih\\ \cline{2-7}</text:p>
          </table:table-cell>
          <table:table-cell table:formula="of:=&quot;parse-kalit.py -t 2018 -b &quot;&amp;[.B67]&amp;&quot;  -d &quot;&amp;[.C67]" office:value-type="string" office:string-value="parse-kalit.py -t 2018 -b 10  -d 15" calcext:value-type="string">
            <text:p>parse-kalit.py -t 2018 -b 10 <text:s/>-d 15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al. 4:22-24,26-27,31-5:1,Mzm. 113:1-2,3-4,5a,6-7,Luk. 11:29-32,Sir. 11:11-28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TEXT(WEEKDAY(DATE(2018;[.B68];[.C68]));&quot;NNN&quot;)" office:value-type="string" office:string-value="Selasa" calcext:value-type="string">
            <text:p>Selas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Gal. 4:31b-5:6,Mzm. 119:41,43,44,45,47,48,Luk. 11:37-41,Sir. 14:20-15:10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Prima Ari</text:p>
          </table:table-cell>
          <table:table-cell office:value-type="string" calcext:value-type="string">
            <text:p>A. Heru Pratomo</text:p>
          </table:table-cell>
          <table:table-cell table:style-name="ce3" table:formula="of:=[.A68]&amp;&quot;&amp; &quot;&amp;[.C68]&amp;&quot;&amp;&quot;&amp;[.D68]&amp;&quot;&amp; &quot;&amp;[.E68]&amp;&quot;&amp; &quot;&amp;[.F68]&amp;&quot;&amp; &quot;&amp;[.G68]&amp;&quot;&amp; &quot;&amp;[.H68]&amp;&quot;\par &quot;&amp;[.I68]&amp;&quot;\\ &quot;&amp;IF(ISBLANK([.A69]);&quot;\cline{2-7}&quot;;&quot;\hline&quot;)" office:value-type="string" office:string-value="&amp; 16&amp;Selasa&amp; Rosario&amp; Gal. 4:31b-5:6,Mzm. 119:41,43,44,45,47,48,Luk. 11:37-41,Sir. 14:20-15:10,&amp; Joglo lawas&amp; Prima Ari\par A. Heru Pratomo\\ \cline{2-7}" calcext:value-type="string">
            <text:p>&amp; 16&amp;Selasa&amp; Rosario&amp; Gal. 4:31b-5:6,Mzm. 119:41,43,44,45,47,48,Luk. 11:37-41,Sir. 14:20-15:10,&amp; Joglo lawas&amp; Prima Ari\par A. Heru Pratomo\\ \cline{2-7}</text:p>
          </table:table-cell>
          <table:table-cell table:formula="of:=&quot;parse-kalit.py -t 2018 -b &quot;&amp;[.B68]&amp;&quot;  -d &quot;&amp;[.C68]" office:value-type="string" office:string-value="parse-kalit.py -t 2018 -b 10  -d 16" calcext:value-type="string">
            <text:p>parse-kalit.py -t 2018 -b 10 <text:s/>-d 16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l. 4:31b-5:6,Mzm. 119:41,43,44,45,47,48,Luk. 11:37-41,Sir. 14:20-15:10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TEXT(WEEKDAY(DATE(2018;[.B69];[.C69]));&quot;NNN&quot;)" office:value-type="string" office:string-value="Rabu" calcext:value-type="string">
            <text:p>Rab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Gal. 5:18-25,Mzm. 1:1-2,3,4,6,Luk. 11:42-46,Sir. 15:11-20,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Sri Utami Chrisssumiwi, MM</text:p>
          </table:table-cell>
          <table:table-cell table:style-name="ce3" table:formula="of:=[.A69]&amp;&quot;&amp; &quot;&amp;[.C69]&amp;&quot;&amp;&quot;&amp;[.D69]&amp;&quot;&amp; &quot;&amp;[.E69]&amp;&quot;&amp; &quot;&amp;[.F69]&amp;&quot;&amp; &quot;&amp;[.G69]&amp;&quot;&amp; &quot;&amp;[.H69]&amp;&quot;\par &quot;&amp;[.I69]&amp;&quot;\\ &quot;&amp;IF(ISBLANK([.A70]);&quot;\cline{2-7}&quot;;&quot;\hline&quot;)" office:value-type="string" office:string-value="&amp; 17&amp;Rabu&amp; Rosario&amp; Gal. 5:18-25,Mzm. 1:1-2,3,4,6,Luk. 11:42-46,Sir. 15:11-20,&amp; Nanik Ismarjati, M. Th.&amp; Maria R. Tri Marieska\par Sri Utami Chrisssumiwi, MM\\ \cline{2-7}" calcext:value-type="string">
            <text:p>&amp; 17&amp;Rabu&amp; Rosario&amp; Gal. 5:18-25,Mzm. 1:1-2,3,4,6,Luk. 11:42-46,Sir. 15:11-20,&amp; Nanik Ismarjati, M. Th.&amp; Maria R. Tri Marieska\par Sri Utami Chrisssumiwi, MM\\ \cline{2-7}</text:p>
          </table:table-cell>
          <table:table-cell table:formula="of:=&quot;parse-kalit.py -t 2018 -b &quot;&amp;[.B69]&amp;&quot;  -d &quot;&amp;[.C69]" office:value-type="string" office:string-value="parse-kalit.py -t 2018 -b 10  -d 17" calcext:value-type="string">
            <text:p>parse-kalit.py -t 2018 -b 10 <text:s/>-d 17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al. 5:18-25,Mzm. 1:1-2,3,4,6,Luk. 11:42-46,Sir. 15:11-20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TEXT(WEEKDAY(DATE(2018;[.B70];[.C70]));&quot;NNN&quot;)" office:value-type="string" office:string-value="Kamis" calcext:value-type="string">
            <text:p>Kamis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2Tim. 4:10-17b,Mzm. 145:10-11,12-13ab,17-18,Luk. 10:1-9,Kis. 9:27-31; 11:19-26,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Anastasia H. Djuwarni</text:p>
          </table:table-cell>
          <table:table-cell office:value-type="string" calcext:value-type="string">
            <text:p>Neo Suradi</text:p>
          </table:table-cell>
          <table:table-cell table:style-name="ce3" table:formula="of:=[.A70]&amp;&quot;&amp; &quot;&amp;[.C70]&amp;&quot;&amp;&quot;&amp;[.D70]&amp;&quot;&amp; &quot;&amp;[.E70]&amp;&quot;&amp; &quot;&amp;[.F70]&amp;&quot;&amp; &quot;&amp;[.G70]&amp;&quot;&amp; &quot;&amp;[.H70]&amp;&quot;\par &quot;&amp;[.I70]&amp;&quot;\\ &quot;&amp;IF(ISBLANK([.A71]);&quot;\cline{2-7}&quot;;&quot;\hline&quot;)" office:value-type="string" office:string-value="&amp; 18&amp;Kamis&amp; Rosario&amp; 2Tim. 4:10-17b,Mzm. 145:10-11,12-13ab,17-18,Luk. 10:1-9,Kis. 9:27-31; 11:19-26,&amp; Saptanto S.B.,Y.&amp; Anastasia H. Djuwarni\par Neo Suradi\\ \cline{2-7}" calcext:value-type="string">
            <text:p>&amp; 18&amp;Kamis&amp; Rosario&amp; 2Tim. 4:10-17b,Mzm. 145:10-11,12-13ab,17-18,Luk. 10:1-9,Kis. 9:27-31; 11:19-26,&amp; Saptanto S.B.,Y.&amp; Anastasia H. Djuwarni\par Neo Suradi\\ \cline{2-7}</text:p>
          </table:table-cell>
          <table:table-cell table:formula="of:=&quot;parse-kalit.py -t 2018 -b &quot;&amp;[.B70]&amp;&quot;  -d &quot;&amp;[.C70]" office:value-type="string" office:string-value="parse-kalit.py -t 2018 -b 10  -d 18" calcext:value-type="string">
            <text:p>parse-kalit.py -t 2018 -b 10 <text:s/>-d 18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Tim. 4:10-17b,Mzm. 145:10-11,12-13ab,17-18,Luk. 10:1-9,Kis. 9:27-31; 11:19-26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TEXT(WEEKDAY(DATE(2018;[.B71];[.C71]));&quot;NNN&quot;)" office:value-type="string" office:string-value="Jumat" calcext:value-type="string">
            <text:p>Jumat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Ef. 1:11-14,Mzm. 33:1-2,4-5,12-13,Luk. 12:1-7,Sir. 17:15-32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Aloysius Lamakey</text:p>
          </table:table-cell>
          <table:table-cell table:style-name="ce3" table:formula="of:=[.A71]&amp;&quot;&amp; &quot;&amp;[.C71]&amp;&quot;&amp;&quot;&amp;[.D71]&amp;&quot;&amp; &quot;&amp;[.E71]&amp;&quot;&amp; &quot;&amp;[.F71]&amp;&quot;&amp; &quot;&amp;[.G71]&amp;&quot;&amp; &quot;&amp;[.H71]&amp;&quot;\par &quot;&amp;[.I71]&amp;&quot;\\ &quot;&amp;IF(ISBLANK([.A72]);&quot;\cline{2-7}&quot;;&quot;\hline&quot;)" office:value-type="string" office:string-value="&amp; 19&amp;Jumat&amp; Rosario&amp; Ef. 1:11-14,Mzm. 33:1-2,4-5,12-13,Luk. 12:1-7,Sir. 17:15-32,&amp; Joglo lawas&amp; Djoko Marsito\par Aloysius Lamakey\\ \cline{2-7}" calcext:value-type="string">
            <text:p>&amp; 19&amp;Jumat&amp; Rosario&amp; Ef. 1:11-14,Mzm. 33:1-2,4-5,12-13,Luk. 12:1-7,Sir. 17:15-32,&amp; Joglo lawas&amp; Djoko Marsito\par Aloysius Lamakey\\ \cline{2-7}</text:p>
          </table:table-cell>
          <table:table-cell table:formula="of:=&quot;parse-kalit.py -t 2018 -b &quot;&amp;[.B71]&amp;&quot;  -d &quot;&amp;[.C71]" office:value-type="string" office:string-value="parse-kalit.py -t 2018 -b 10  -d 19" calcext:value-type="string">
            <text:p>parse-kalit.py -t 2018 -b 10 <text:s/>-d 19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f. 1:11-14,Mzm. 33:1-2,4-5,12-13,Luk. 12:1-7,Sir. 17:15-32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TEXT(WEEKDAY(DATE(2018;[.B72];[.C72]));&quot;NNN&quot;)" office:value-type="string" office:string-value="Sabtu" calcext:value-type="string">
            <text:p>Sabt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Ef. 1:15-23,Mzm. 8:2-3a,4-5,6-7,Luk. 12:8-12,Sir. 24:1-22,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V. Indah Kartikasari</text:p>
          </table:table-cell>
          <table:table-cell office:value-type="string" calcext:value-type="string">
            <text:p>Prima Ari</text:p>
          </table:table-cell>
          <table:table-cell table:style-name="ce3" table:formula="of:=[.A72]&amp;&quot;&amp; &quot;&amp;[.C72]&amp;&quot;&amp;&quot;&amp;[.D72]&amp;&quot;&amp; &quot;&amp;[.E72]&amp;&quot;&amp; &quot;&amp;[.F72]&amp;&quot;&amp; &quot;&amp;[.G72]&amp;&quot;&amp; &quot;&amp;[.H72]&amp;&quot;\par &quot;&amp;[.I72]&amp;&quot;\\ &quot;&amp;IF(ISBLANK([.A73]);&quot;\cline{2-7}&quot;;&quot;\hline&quot;)" office:value-type="string" office:string-value="&amp; 20&amp;Sabtu&amp; Rosario&amp; Ef. 1:15-23,Mzm. 8:2-3a,4-5,6-7,Luk. 12:8-12,Sir. 24:1-22,&amp; C. Supriadi&amp; V. Indah Kartikasari\par Prima Ari\\ \cline{2-7}" calcext:value-type="string">
            <text:p>&amp; 20&amp;Sabtu&amp; Rosario&amp; Ef. 1:15-23,Mzm. 8:2-3a,4-5,6-7,Luk. 12:8-12,Sir. 24:1-22,&amp; C. Supriadi&amp; V. Indah Kartikasari\par Prima Ari\\ \cline{2-7}</text:p>
          </table:table-cell>
          <table:table-cell table:formula="of:=&quot;parse-kalit.py -t 2018 -b &quot;&amp;[.B72]&amp;&quot;  -d &quot;&amp;[.C72]" office:value-type="string" office:string-value="parse-kalit.py -t 2018 -b 10  -d 20" calcext:value-type="string">
            <text:p>parse-kalit.py -t 2018 -b 10 <text:s/>-d 20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. 1:15-23,Mzm. 8:2-3a,4-5,6-7,Luk. 12:8-12,Sir. 24:1-22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TEXT(WEEKDAY(DATE(2018;[.B73];[.C73]));&quot;NNN&quot;)" office:value-type="string" office:string-value="Minggu" calcext:value-type="string">
            <text:p>Mingg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es. 53:10-11,Mzm. 33:4-5,18-19,20,22,Ibr. 4:14-16,Mrk. 10:35-45,Mrk. 10:42-45,Sir. 26:1-4,9-18,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A. Sri Supriyati</text:p>
          </table:table-cell>
          <table:table-cell office:value-type="string" calcext:value-type="string">
            <text:p>Maria Sode Muda</text:p>
          </table:table-cell>
          <table:table-cell table:style-name="ce3" table:formula="of:=[.A73]&amp;&quot;&amp; &quot;&amp;[.C73]&amp;&quot;&amp;&quot;&amp;[.D73]&amp;&quot;&amp; &quot;&amp;[.E73]&amp;&quot;&amp; &quot;&amp;[.F73]&amp;&quot;&amp; &quot;&amp;[.G73]&amp;&quot;&amp; &quot;&amp;[.H73]&amp;&quot;\par &quot;&amp;[.I73]&amp;&quot;\\ &quot;&amp;IF(ISBLANK([.A74]);&quot;\cline{2-7}&quot;;&quot;\hline&quot;)" office:value-type="string" office:string-value="&amp; 21&amp;Minggu&amp; Rosario&amp; Yes. 53:10-11,Mzm. 33:4-5,18-19,20,22,Ibr. 4:14-16,Mrk. 10:35-45,Mrk. 10:42-45,Sir. 26:1-4,9-18,&amp; KRA YP Prononagoro&amp; A. Sri Supriyati\par Maria Sode Muda\\ \cline{2-7}" calcext:value-type="string">
            <text:p>&amp; 21&amp;Minggu&amp; Rosario&amp; Yes. 53:10-11,Mzm. 33:4-5,18-19,20,22,Ibr. 4:14-16,Mrk. 10:35-45,Mrk. 10:42-45,Sir. 26:1-4,9-18,&amp; KRA YP Prononagoro&amp; A. Sri Supriyati\par Maria Sode Muda\\ \cline{2-7}</text:p>
          </table:table-cell>
          <table:table-cell table:formula="of:=&quot;parse-kalit.py -t 2018 -b &quot;&amp;[.B73]&amp;&quot;  -d &quot;&amp;[.C73]" office:value-type="string" office:string-value="parse-kalit.py -t 2018 -b 10  -d 21" calcext:value-type="string">
            <text:p>parse-kalit.py -t 2018 -b 10 <text:s/>-d 21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. 53:10-11,Mzm. 33:4-5,18-19,20,22,Ibr. 4:14-16,Mrk. 10:35-45,Mrk. 10:42-45,Sir. 26:1-4,9-18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TEXT(WEEKDAY(DATE(2018;[.B74];[.C74]));&quot;NNN&quot;)" office:value-type="string" office:string-value="Senin" calcext:value-type="string">
            <text:p>Senin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Ef. 2:1-10,Mzm. 100:2,3,4,5,Luk. 12: 13-21,Sir. 27:22-28:7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H.A. Wulandari</text:p>
          </table:table-cell>
          <table:table-cell office:value-type="string" calcext:value-type="string">
            <text:p>Ign. Sandy</text:p>
          </table:table-cell>
          <table:table-cell table:style-name="ce3" table:formula="of:=[.A74]&amp;&quot;&amp; &quot;&amp;[.C74]&amp;&quot;&amp;&quot;&amp;[.D74]&amp;&quot;&amp; &quot;&amp;[.E74]&amp;&quot;&amp; &quot;&amp;[.F74]&amp;&quot;&amp; &quot;&amp;[.G74]&amp;&quot;&amp; &quot;&amp;[.H74]&amp;&quot;\par &quot;&amp;[.I74]&amp;&quot;\\ &quot;&amp;IF(ISBLANK([.A75]);&quot;\cline{2-7}&quot;;&quot;\hline&quot;)" office:value-type="string" office:string-value="&amp; 22&amp;Senin&amp; Rosario&amp; Ef. 2:1-10,Mzm. 100:2,3,4,5,Luk. 12: 13-21,Sir. 27:22-28:7,&amp; Joglo lawas&amp; H.A. Wulandari\par Ign. Sandy\\ \cline{2-7}" calcext:value-type="string">
            <text:p>&amp; 22&amp;Senin&amp; Rosario&amp; Ef. 2:1-10,Mzm. 100:2,3,4,5,Luk. 12: 13-21,Sir. 27:22-28:7,&amp; Joglo lawas&amp; H.A. Wulandari\par Ign. Sandy\\ \cline{2-7}</text:p>
          </table:table-cell>
          <table:table-cell table:formula="of:=&quot;parse-kalit.py -t 2018 -b &quot;&amp;[.B74]&amp;&quot;  -d &quot;&amp;[.C74]" office:value-type="string" office:string-value="parse-kalit.py -t 2018 -b 10  -d 22" calcext:value-type="string">
            <text:p>parse-kalit.py -t 2018 -b 10 <text:s/>-d 22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f. 2:1-10,Mzm. 100:2,3,4,5,Luk. 12: 13-21,Sir. 27:22-28:7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TEXT(WEEKDAY(DATE(2018;[.B75];[.C75]));&quot;NNN&quot;)" office:value-type="string" office:string-value="Selasa" calcext:value-type="string">
            <text:p>Selas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Ef. 2:12-22,Mzm. 85:9ab-10,11-12,13-14,Luk. 12:35-38,Sir. 29:1-13; 31:1-4,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V. Isti Rudati</text:p>
          </table:table-cell>
          <table:table-cell office:value-type="string" calcext:value-type="string">
            <text:p>Anastasia H. Djuwarni</text:p>
          </table:table-cell>
          <table:table-cell table:style-name="ce3" table:formula="of:=[.A75]&amp;&quot;&amp; &quot;&amp;[.C75]&amp;&quot;&amp;&quot;&amp;[.D75]&amp;&quot;&amp; &quot;&amp;[.E75]&amp;&quot;&amp; &quot;&amp;[.F75]&amp;&quot;&amp; &quot;&amp;[.G75]&amp;&quot;&amp; &quot;&amp;[.H75]&amp;&quot;\par &quot;&amp;[.I75]&amp;&quot;\\ &quot;&amp;IF(ISBLANK([.A76]);&quot;\cline{2-7}&quot;;&quot;\hline&quot;)" office:value-type="string" office:string-value="&amp; 23&amp;Selasa&amp; Rosario&amp; Ef. 2:12-22,Mzm. 85:9ab-10,11-12,13-14,Luk. 12:35-38,Sir. 29:1-13; 31:1-4,&amp; Y. Suyanto&amp; V. Isti Rudati\par Anastasia H. Djuwarni\\ \cline{2-7}" calcext:value-type="string">
            <text:p>&amp; 23&amp;Selasa&amp; Rosario&amp; Ef. 2:12-22,Mzm. 85:9ab-10,11-12,13-14,Luk. 12:35-38,Sir. 29:1-13; 31:1-4,&amp; Y. Suyanto&amp; V. Isti Rudati\par Anastasia H. Djuwarni\\ \cline{2-7}</text:p>
          </table:table-cell>
          <table:table-cell table:formula="of:=&quot;parse-kalit.py -t 2018 -b &quot;&amp;[.B75]&amp;&quot;  -d &quot;&amp;[.C75]" office:value-type="string" office:string-value="parse-kalit.py -t 2018 -b 10  -d 23" calcext:value-type="string">
            <text:p>parse-kalit.py -t 2018 -b 10 <text:s/>-d 23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f. 2:12-22,Mzm. 85:9ab-10,11-12,13-14,Luk. 12:35-38,Sir. 29:1-13; 31:1-4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TEXT(WEEKDAY(DATE(2018;[.B76];[.C76]));&quot;NNN&quot;)" office:value-type="string" office:string-value="Rabu" calcext:value-type="string">
            <text:p>Rab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Ef. 3:2-12,Yes. 12:2-3,4bcd,5-6,Luk. 12:39-48,Sir. 35:1-17,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Djoko Marsito</text:p>
          </table:table-cell>
          <table:table-cell table:style-name="ce3" table:formula="of:=[.A76]&amp;&quot;&amp; &quot;&amp;[.C76]&amp;&quot;&amp;&quot;&amp;[.D76]&amp;&quot;&amp; &quot;&amp;[.E76]&amp;&quot;&amp; &quot;&amp;[.F76]&amp;&quot;&amp; &quot;&amp;[.G76]&amp;&quot;&amp; &quot;&amp;[.H76]&amp;&quot;\par &quot;&amp;[.I76]&amp;&quot;\\ &quot;&amp;IF(ISBLANK([.A77]);&quot;\cline{2-7}&quot;;&quot;\hline&quot;)" office:value-type="string" office:string-value="&amp; 24&amp;Rabu&amp; Rosario&amp; Ef. 3:2-12,Yes. 12:2-3,4bcd,5-6,Luk. 12:39-48,Sir. 35:1-17,&amp; Heru Pratomo, A&amp; Y. Suyanto\par Djoko Marsito\\ \cline{2-7}" calcext:value-type="string">
            <text:p>&amp; 24&amp;Rabu&amp; Rosario&amp; Ef. 3:2-12,Yes. 12:2-3,4bcd,5-6,Luk. 12:39-48,Sir. 35:1-17,&amp; Heru Pratomo, A&amp; Y. Suyanto\par Djoko Marsito\\ \cline{2-7}</text:p>
          </table:table-cell>
          <table:table-cell table:formula="of:=&quot;parse-kalit.py -t 2018 -b &quot;&amp;[.B76]&amp;&quot;  -d &quot;&amp;[.C76]" office:value-type="string" office:string-value="parse-kalit.py -t 2018 -b 10  -d 24" calcext:value-type="string">
            <text:p>parse-kalit.py -t 2018 -b 10 <text:s/>-d 24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f. 3:2-12,Yes. 12:2-3,4bcd,5-6,Luk. 12:39-48,Sir. 35:1-17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TEXT(WEEKDAY(DATE(2018;[.B77];[.C77]));&quot;NNN&quot;)" office:value-type="string" office:string-value="Kamis" calcext:value-type="string">
            <text:p>Kamis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Ef. 3:14-21,Mzm. 33:1-2,4-5,11-12,18-19,Luk. 12:49-53,Sir. 38:24-39:11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 Suyanto</text:p>
          </table:table-cell>
          <table:table-cell table:style-name="ce3" table:formula="of:=[.A77]&amp;&quot;&amp; &quot;&amp;[.C77]&amp;&quot;&amp;&quot;&amp;[.D77]&amp;&quot;&amp; &quot;&amp;[.E77]&amp;&quot;&amp; &quot;&amp;[.F77]&amp;&quot;&amp; &quot;&amp;[.G77]&amp;&quot;&amp; &quot;&amp;[.H77]&amp;&quot;\par &quot;&amp;[.I77]&amp;&quot;\\ &quot;&amp;IF(ISBLANK([.A78]);&quot;\cline{2-7}&quot;;&quot;\hline&quot;)" office:value-type="string" office:string-value="&amp; 25&amp;Kamis&amp; Rosario&amp; Ef. 3:14-21,Mzm. 33:1-2,4-5,11-12,18-19,Luk. 12:49-53,Sir. 38:24-39:11,&amp; Joglo lawas&amp; Anton Supriyana\par Y Suyanto\\ \cline{2-7}" calcext:value-type="string">
            <text:p>&amp; 25&amp;Kamis&amp; Rosario&amp; Ef. 3:14-21,Mzm. 33:1-2,4-5,11-12,18-19,Luk. 12:49-53,Sir. 38:24-39:11,&amp; Joglo lawas&amp; Anton Supriyana\par Y Suyanto\\ \cline{2-7}</text:p>
          </table:table-cell>
          <table:table-cell table:formula="of:=&quot;parse-kalit.py -t 2018 -b &quot;&amp;[.B77]&amp;&quot;  -d &quot;&amp;[.C77]" office:value-type="string" office:string-value="parse-kalit.py -t 2018 -b 10  -d 25" calcext:value-type="string">
            <text:p>parse-kalit.py -t 2018 -b 10 <text:s/>-d 25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f. 3:14-21,Mzm. 33:1-2,4-5,11-12,18-19,Luk. 12:49-53,Sir. 38:24-39:11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TEXT(WEEKDAY(DATE(2018;[.B78];[.C78]));&quot;NNN&quot;)" office:value-type="string" office:string-value="Jumat" calcext:value-type="string">
            <text:p>Jumat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Ef. 4:1-6,Mzm. 24:1-2,3-4ab,5-6,Luk. 12:54-59,Sir. 42:15-25; 43:27-33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Ch. Setya Prihatiningtyas</text:p>
          </table:table-cell>
          <table:table-cell table:style-name="ce3" table:formula="of:=[.A78]&amp;&quot;&amp; &quot;&amp;[.C78]&amp;&quot;&amp;&quot;&amp;[.D78]&amp;&quot;&amp; &quot;&amp;[.E78]&amp;&quot;&amp; &quot;&amp;[.F78]&amp;&quot;&amp; &quot;&amp;[.G78]&amp;&quot;&amp; &quot;&amp;[.H78]&amp;&quot;\par &quot;&amp;[.I78]&amp;&quot;\\ &quot;&amp;IF(ISBLANK([.A79]);&quot;\cline{2-7}&quot;;&quot;\hline&quot;)" office:value-type="string" office:string-value="&amp; 26&amp;Jumat&amp; Rosario&amp; Ef. 4:1-6,Mzm. 24:1-2,3-4ab,5-6,Luk. 12:54-59,Sir. 42:15-25; 43:27-33,&amp; Joglo lawas&amp; C. Triyono\par Ch. Setya Prihatiningtyas\\ \cline{2-7}" calcext:value-type="string">
            <text:p>&amp; 26&amp;Jumat&amp; Rosario&amp; Ef. 4:1-6,Mzm. 24:1-2,3-4ab,5-6,Luk. 12:54-59,Sir. 42:15-25; 43:27-33,&amp; Joglo lawas&amp; C. Triyono\par Ch. Setya Prihatiningtyas\\ \cline{2-7}</text:p>
          </table:table-cell>
          <table:table-cell table:formula="of:=&quot;parse-kalit.py -t 2018 -b &quot;&amp;[.B78]&amp;&quot;  -d &quot;&amp;[.C78]" office:value-type="string" office:string-value="parse-kalit.py -t 2018 -b 10  -d 26" calcext:value-type="string">
            <text:p>parse-kalit.py -t 2018 -b 10 <text:s/>-d 26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f. 4:1-6,Mzm. 24:1-2,3-4ab,5-6,Luk. 12:54-59,Sir. 42:15-25; 43:27-33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TEXT(WEEKDAY(DATE(2018;[.B79];[.C79]));&quot;NNN&quot;)" office:value-type="string" office:string-value="Sabtu" calcext:value-type="string">
            <text:p>Sabt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Ef. 4:7-16,Mzm. 122:1-2,3-4a,4b-5,Luk. 13:1-9,Sir. 51:1-12,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Ign. Stanley Andi P</text:p>
          </table:table-cell>
          <table:table-cell office:value-type="string" calcext:value-type="string">
            <text:p>FX Sularto</text:p>
          </table:table-cell>
          <table:table-cell table:style-name="ce3" table:formula="of:=[.A79]&amp;&quot;&amp; &quot;&amp;[.C79]&amp;&quot;&amp;&quot;&amp;[.D79]&amp;&quot;&amp; &quot;&amp;[.E79]&amp;&quot;&amp; &quot;&amp;[.F79]&amp;&quot;&amp; &quot;&amp;[.G79]&amp;&quot;&amp; &quot;&amp;[.H79]&amp;&quot;\par &quot;&amp;[.I79]&amp;&quot;\\ &quot;&amp;IF(ISBLANK([.A80]);&quot;\cline{2-7}&quot;;&quot;\hline&quot;)" office:value-type="string" office:string-value="&amp; 27&amp;Sabtu&amp; Rosario&amp; Ef. 4:7-16,Mzm. 122:1-2,3-4a,4b-5,Luk. 13:1-9,Sir. 51:1-12,&amp; V. Dalyono&amp; Ign. Stanley Andi P\par FX Sularto\\ \cline{2-7}" calcext:value-type="string">
            <text:p>&amp; 27&amp;Sabtu&amp; Rosario&amp; Ef. 4:7-16,Mzm. 122:1-2,3-4a,4b-5,Luk. 13:1-9,Sir. 51:1-12,&amp; V. Dalyono&amp; Ign. Stanley Andi P\par FX Sularto\\ \cline{2-7}</text:p>
          </table:table-cell>
          <table:table-cell table:formula="of:=&quot;parse-kalit.py -t 2018 -b &quot;&amp;[.B79]&amp;&quot;  -d &quot;&amp;[.C79]" office:value-type="string" office:string-value="parse-kalit.py -t 2018 -b 10  -d 27" calcext:value-type="string">
            <text:p>parse-kalit.py -t 2018 -b 10 <text:s/>-d 27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f. 4:7-16,Mzm. 122:1-2,3-4a,4b-5,Luk. 13:1-9,Sir. 51:1-12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TEXT(WEEKDAY(DATE(2018;[.B80];[.C80]));&quot;NNN&quot;)" office:value-type="string" office:string-value="Minggu" calcext:value-type="string">
            <text:p>Minggu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er. 31:7-9,Mzm. 126:1-2ab,2cd-3,4-5,6,Ibr. 5:1-6,Mrk. 10:46-52,Keb. 1:1-15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Eleonora Keso Muda</text:p>
          </table:table-cell>
          <table:table-cell office:value-type="string" calcext:value-type="string">
            <text:p>Andre Keso Muda</text:p>
          </table:table-cell>
          <table:table-cell table:style-name="ce3" table:formula="of:=[.A80]&amp;&quot;&amp; &quot;&amp;[.C80]&amp;&quot;&amp;&quot;&amp;[.D80]&amp;&quot;&amp; &quot;&amp;[.E80]&amp;&quot;&amp; &quot;&amp;[.F80]&amp;&quot;&amp; &quot;&amp;[.G80]&amp;&quot;&amp; &quot;&amp;[.H80]&amp;&quot;\par &quot;&amp;[.I80]&amp;&quot;\\ &quot;&amp;IF(ISBLANK([.A81]);&quot;\cline{2-7}&quot;;&quot;\hline&quot;)" office:value-type="string" office:string-value="&amp; 28&amp;Minggu&amp; Rosario&amp; Yer. 31:7-9,Mzm. 126:1-2ab,2cd-3,4-5,6,Ibr. 5:1-6,Mrk. 10:46-52,Keb. 1:1-15,&amp; Joglo lawas&amp; Eleonora Keso Muda\par Andre Keso Muda\\ \cline{2-7}" calcext:value-type="string">
            <text:p>&amp; 28&amp;Minggu&amp; Rosario&amp; Yer. 31:7-9,Mzm. 126:1-2ab,2cd-3,4-5,6,Ibr. 5:1-6,Mrk. 10:46-52,Keb. 1:1-15,&amp; Joglo lawas&amp; Eleonora Keso Muda\par Andre Keso Muda\\ \cline{2-7}</text:p>
          </table:table-cell>
          <table:table-cell table:formula="of:=&quot;parse-kalit.py -t 2018 -b &quot;&amp;[.B80]&amp;&quot;  -d &quot;&amp;[.C80]" office:value-type="string" office:string-value="parse-kalit.py -t 2018 -b 10  -d 28" calcext:value-type="string">
            <text:p>parse-kalit.py -t 2018 -b 10 <text:s/>-d 28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r. 31:7-9,Mzm. 126:1-2ab,2cd-3,4-5,6,Ibr. 5:1-6,Mrk. 10:46-52,Keb. 1:1-15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TEXT(WEEKDAY(DATE(2018;[.B81];[.C81]));&quot;NNN&quot;)" office:value-type="string" office:string-value="Senin" calcext:value-type="string">
            <text:p>Senin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Ef. 4:32-5:8,Mzm. 1:1-2,3,4,6,Luk. 13:10-17,Keb. 1:16-2:24,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Y. Sudarmadi</text:p>
          </table:table-cell>
          <table:table-cell table:style-name="ce3" table:formula="of:=[.A81]&amp;&quot;&amp; &quot;&amp;[.C81]&amp;&quot;&amp;&quot;&amp;[.D81]&amp;&quot;&amp; &quot;&amp;[.E81]&amp;&quot;&amp; &quot;&amp;[.F81]&amp;&quot;&amp; &quot;&amp;[.G81]&amp;&quot;&amp; &quot;&amp;[.H81]&amp;&quot;\par &quot;&amp;[.I81]&amp;&quot;\\ &quot;&amp;IF(ISBLANK([.A82]);&quot;\cline{2-7}&quot;;&quot;\hline&quot;)" office:value-type="string" office:string-value="&amp; 29&amp;Senin&amp; Rosario&amp; Ef. 4:32-5:8,Mzm. 1:1-2,3,4,6,Luk. 13:10-17,Keb. 1:16-2:24,&amp; P. Suroyo&amp; A. Heru Pratomo\par Y. Sudarmadi\\ \cline{2-7}" calcext:value-type="string">
            <text:p>&amp; 29&amp;Senin&amp; Rosario&amp; Ef. 4:32-5:8,Mzm. 1:1-2,3,4,6,Luk. 13:10-17,Keb. 1:16-2:24,&amp; P. Suroyo&amp; A. Heru Pratomo\par Y. Sudarmadi\\ \cline{2-7}</text:p>
          </table:table-cell>
          <table:table-cell table:formula="of:=&quot;parse-kalit.py -t 2018 -b &quot;&amp;[.B81]&amp;&quot;  -d &quot;&amp;[.C81]" office:value-type="string" office:string-value="parse-kalit.py -t 2018 -b 10  -d 29" calcext:value-type="string">
            <text:p>parse-kalit.py -t 2018 -b 10 <text:s/>-d 29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f. 4:32-5:8,Mzm. 1:1-2,3,4,6,Luk. 13:10-17,Keb. 1:16-2:24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TEXT(WEEKDAY(DATE(2018;[.B82];[.C82]));&quot;NNN&quot;)" office:value-type="string" office:string-value="Selasa" calcext:value-type="string">
            <text:p>Selas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Ef. 5:21-33,Mzm. 128:1-2,3,4-5,Luk. 13:18-21,Keb. 8:1-21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Yulia Jatiningsih</text:p>
          </table:table-cell>
          <table:table-cell table:style-name="ce3" table:formula="of:=[.A82]&amp;&quot;&amp; &quot;&amp;[.C82]&amp;&quot;&amp;&quot;&amp;[.D82]&amp;&quot;&amp; &quot;&amp;[.E82]&amp;&quot;&amp; &quot;&amp;[.F82]&amp;&quot;&amp; &quot;&amp;[.G82]&amp;&quot;&amp; &quot;&amp;[.H82]&amp;&quot;\par &quot;&amp;[.I82]&amp;&quot;\\ &quot;&amp;IF(ISBLANK([.A83]);&quot;\cline{2-7}&quot;;&quot;\hline&quot;)" office:value-type="string" office:string-value="&amp; 30&amp;Selasa&amp; Rosario&amp; Ef. 5:21-33,Mzm. 128:1-2,3,4-5,Luk. 13:18-21,Keb. 8:1-21,&amp; Joglo lawas&amp; Aloysius Lamakey\par Yulia Jatiningsih\\ \cline{2-7}" calcext:value-type="string">
            <text:p>&amp; 30&amp;Selasa&amp; Rosario&amp; Ef. 5:21-33,Mzm. 128:1-2,3,4-5,Luk. 13:18-21,Keb. 8:1-21,&amp; Joglo lawas&amp; Aloysius Lamakey\par Yulia Jatiningsih\\ \cline{2-7}</text:p>
          </table:table-cell>
          <table:table-cell table:formula="of:=&quot;parse-kalit.py -t 2018 -b &quot;&amp;[.B82]&amp;&quot;  -d &quot;&amp;[.C82]" office:value-type="string" office:string-value="parse-kalit.py -t 2018 -b 10  -d 30" calcext:value-type="string">
            <text:p>parse-kalit.py -t 2018 -b 10 <text:s/>-d 30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f. 5:21-33,Mzm. 128:1-2,3,4-5,Luk. 13:18-21,Keb. 8:1-21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TEXT(WEEKDAY(DATE(2018;[.B83];[.C83]));&quot;NNN&quot;)" office:value-type="string" office:string-value="Rabu" calcext:value-type="string">
            <text:p>Rabu</text:p>
          </table:table-cell>
          <table:table-cell office:value-type="string" calcext:value-type="string">
            <text:p>Pesta nama</text:p>
          </table:table-cell>
          <table:table-cell office:value-type="string" calcext:value-type="string">
            <text:p>Ef. 6:1-9,Mzm. 145:10-11,12-13ab,13cd-14,Luk. 13:22-30,Keb. 4:1-20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Prodiakon</text:p>
          </table:table-cell>
          <table:table-cell/>
          <table:table-cell table:style-name="ce3" table:formula="of:=[.A83]&amp;&quot;&amp; &quot;&amp;[.C83]&amp;&quot;&amp;&quot;&amp;[.D83]&amp;&quot;&amp; &quot;&amp;[.E83]&amp;&quot;&amp; &quot;&amp;[.F83]&amp;&quot;&amp; &quot;&amp;[.G83]&amp;&quot;&amp; &quot;&amp;[.H83]&amp;&quot;\par &quot;&amp;[.I83]&amp;&quot;\\ &quot;&amp;IF(ISBLANK([.A84]);&quot;\cline{2-7}&quot;;&quot;\hline&quot;)" office:value-type="string" office:string-value="&amp; 31&amp;Rabu&amp; Pesta nama&amp; Ef. 6:1-9,Mzm. 145:10-11,12-13ab,13cd-14,Luk. 13:22-30,Keb. 4:1-20,&amp; Joglo lawas&amp; Prodiakon\par \\ \hline" calcext:value-type="string">
            <text:p>&amp; 31&amp;Rabu&amp; Pesta nama&amp; Ef. 6:1-9,Mzm. 145:10-11,12-13ab,13cd-14,Luk. 13:22-30,Keb. 4:1-20,&amp; Joglo lawas&amp; Prodiakon\par \\ \hline</text:p>
          </table:table-cell>
          <table:table-cell table:formula="of:=&quot;parse-kalit.py -t 2018 -b &quot;&amp;[.B83]&amp;&quot;  -d &quot;&amp;[.C83]" office:value-type="string" office:string-value="parse-kalit.py -t 2018 -b 10  -d 31" calcext:value-type="string">
            <text:p>parse-kalit.py -t 2018 -b 10 <text:s/>-d 31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f. 6:1-9,Mzm. 145:10-11,12-13ab,13cd-14,Luk. 13:22-30,Keb. 4:1-20,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TEXT(WEEKDAY(DATE(2018;[.B84];[.C84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Tit. 2:1-8,11-14,Mzm. 37:3-4,18,23,27,29,Luk. 17:7-10,2Mak. 6:12-31,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Andre Keso Muda</text:p>
          </table:table-cell>
          <table:table-cell table:style-name="ce3" table:formula="of:=[.A84]&amp;&quot;&amp; &quot;&amp;[.C84]&amp;&quot;&amp;&quot;&amp;[.D84]&amp;&quot;&amp; &quot;&amp;[.E84]&amp;&quot;&amp; &quot;&amp;[.F84]&amp;&quot;&amp; &quot;&amp;[.G84]&amp;&quot;&amp; &quot;&amp;[.H84]&amp;&quot;\par &quot;&amp;[.I84]&amp;&quot;\\ &quot;&amp;IF(ISBLANK([.A85]);&quot;\cline{2-7}&quot;;&quot;\hline&quot;)" office:value-type="string" office:string-value="November&amp; 8&amp;Kamis&amp; Doa lingkungan&amp; Tit. 2:1-8,11-14,Mzm. 37:3-4,18,23,27,29,Luk. 17:7-10,2Mak. 6:12-31,&amp; C. Triyono&amp; Aloysius Lamakey\par Andre Keso Muda\\ \cline{2-7}" calcext:value-type="string">
            <text:p>November&amp; 8&amp;Kamis&amp; Doa lingkungan&amp; Tit. 2:1-8,11-14,Mzm. 37:3-4,18,23,27,29,Luk. 17:7-10,2Mak. 6:12-31,&amp; C. Triyono&amp; Aloysius Lamakey\par Andre Keso Muda\\ \cline{2-7}</text:p>
          </table:table-cell>
          <table:table-cell table:formula="of:=&quot;parse-kalit.py -t 2018 -b &quot;&amp;[.B84]&amp;&quot;  -d &quot;&amp;[.C84]" office:value-type="string" office:string-value="parse-kalit.py -t 2018 -b 11  -d 8" calcext:value-type="string">
            <text:p>parse-kalit.py -t 2018 -b 11 <text:s/>-d 8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t. 2:1-8,11-14,Mzm. 37:3-4,18,23,27,29,Luk. 17:7-10,2Mak. 6:12-31,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TEXT(WEEKDAY(DATE(2018;[.B85];[.C85]));&quot;NNN&quot;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Why. 5:1-10,Mzm. 149:1-2,3-4,5-6a,9b,Luk. 19:41-44,Dan. 1:1-21,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Djoko Marsito</text:p>
          </table:table-cell>
          <table:table-cell table:style-name="ce3" table:formula="of:=[.A85]&amp;&quot;&amp; &quot;&amp;[.C85]&amp;&quot;&amp;&quot;&amp;[.D85]&amp;&quot;&amp; &quot;&amp;[.E85]&amp;&quot;&amp; &quot;&amp;[.F85]&amp;&quot;&amp; &quot;&amp;[.G85]&amp;&quot;&amp; &quot;&amp;[.H85]&amp;&quot;\par &quot;&amp;[.I85]&amp;&quot;\\ &quot;&amp;IF(ISBLANK([.A86]);&quot;\cline{2-7}&quot;;&quot;\hline&quot;)" office:value-type="string" office:string-value="&amp; 22&amp;Kamis&amp; Doa lingkungan&amp; Why. 5:1-10,Mzm. 149:1-2,3-4,5-6a,9b,Luk. 19:41-44,Dan. 1:1-21,&amp; Aloysius Lamakey&amp; Neo Suradi\par Djoko Marsito\\ \hline" calcext:value-type="string">
            <text:p>&amp; 22&amp;Kamis&amp; Doa lingkungan&amp; Why. 5:1-10,Mzm. 149:1-2,3-4,5-6a,9b,Luk. 19:41-44,Dan. 1:1-21,&amp; Aloysius Lamakey&amp; Neo Suradi\par Djoko Marsito\\ \hline</text:p>
          </table:table-cell>
          <table:table-cell table:formula="of:=&quot;parse-kalit.py -t 2018 -b &quot;&amp;[.B85]&amp;&quot;  -d &quot;&amp;[.C85]" office:value-type="string" office:string-value="parse-kalit.py -t 2018 -b 11  -d 22" calcext:value-type="string">
            <text:p>parse-kalit.py -t 2018 -b 11 <text:s/>-d 22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hy. 5:1-10,Mzm. 149:1-2,3-4,5-6a,9b,Luk. 19:41-44,Dan. 1:1-21,</text:p>
          </table:table-cell>
        </table:table-row>
        <table:table-row table:style-name="ro1">
          <table:table-cell office:value-type="string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TEXT(WEEKDAY(DATE(2018;[.B86];[.C86]));&quot;NNN&quot;)" office:value-type="string" office:string-value="Kamis" calcext:value-type="string">
            <text:p>Kamis</text:p>
          </table:table-cell>
          <table:table-cell office:value-type="string" calcext:value-type="string">
            <text:p>Adven I</text:p>
          </table:table-cell>
          <table:table-cell office:value-type="string" calcext:value-type="string">
            <text:p>Yes. 26:1-6,Mzm. 118:1,8-9,19-21,25-27a,Mat. 7:21,24-27,Yes. 10:5-21,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  <table:table-cell table:style-name="ce3" table:formula="of:=[.A86]&amp;&quot;&amp; &quot;&amp;[.C86]&amp;&quot;&amp;&quot;&amp;[.D86]&amp;&quot;&amp; &quot;&amp;[.E86]&amp;&quot;&amp; &quot;&amp;[.F86]&amp;&quot;&amp; &quot;&amp;[.G86]&amp;&quot;&amp; &quot;&amp;[.H86]&amp;&quot;\par &quot;&amp;[.I86]&amp;&quot;\\ &quot;&amp;IF(ISBLANK([.A87]);&quot;\cline{2-7}&quot;;&quot;\hline&quot;)" office:value-type="string" office:string-value="Desember&amp; 6&amp;Kamis&amp; Adven I&amp; Yes. 26:1-6,Mzm. 118:1,8-9,19-21,25-27a,Mat. 7:21,24-27,Yes. 10:5-21,&amp; FX. Sularto&amp; Tim\par \\ \cline{2-7}" calcext:value-type="string">
            <text:p>Desember&amp; 6&amp;Kamis&amp; Adven I&amp; Yes. 26:1-6,Mzm. 118:1,8-9,19-21,25-27a,Mat. 7:21,24-27,Yes. 10:5-21,&amp; FX. Sularto&amp; Tim\par \\ \cline{2-7}</text:p>
          </table:table-cell>
          <table:table-cell table:formula="of:=&quot;parse-kalit.py -t 2018 -b &quot;&amp;[.B86]&amp;&quot;  -d &quot;&amp;[.C86]" office:value-type="string" office:string-value="parse-kalit.py -t 2018 -b 12  -d 6" calcext:value-type="string">
            <text:p>parse-kalit.py -t 2018 -b 12 <text:s/>-d 6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. 26:1-6,Mzm. 118:1,8-9,19-21,25-27a,Mat. 7:21,24-27,Yes. 10:5-21,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TEXT(WEEKDAY(DATE(2018;[.B87];[.C87]));&quot;NNN&quot;)" office:value-type="string" office:string-value="Kamis" calcext:value-type="string">
            <text:p>Kamis</text:p>
          </table:table-cell>
          <table:table-cell office:value-type="string" calcext:value-type="string">
            <text:p>Adven II</text:p>
          </table:table-cell>
          <table:table-cell office:value-type="string" calcext:value-type="string">
            <text:p>Yes. 41:13-20,Mzm. 145:9,10-11,12-13ab,Mat. 11:11-15,Rut. 2:1-13,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  <table:table-cell table:style-name="ce3" table:formula="of:=[.A87]&amp;&quot;&amp; &quot;&amp;[.C87]&amp;&quot;&amp;&quot;&amp;[.D87]&amp;&quot;&amp; &quot;&amp;[.E87]&amp;&quot;&amp; &quot;&amp;[.F87]&amp;&quot;&amp; &quot;&amp;[.G87]&amp;&quot;&amp; &quot;&amp;[.H87]&amp;&quot;\par &quot;&amp;[.I87]&amp;&quot;\\ &quot;&amp;IF(ISBLANK([.A88]);&quot;\cline{2-7}&quot;;&quot;\hline&quot;)" office:value-type="string" office:string-value="&amp; 13&amp;Kamis&amp; Adven II&amp; Yes. 41:13-20,Mzm. 145:9,10-11,12-13ab,Mat. 11:11-15,Rut. 2:1-13,&amp; FX. Sularto&amp; Tim\par \\ \cline{2-7}" calcext:value-type="string">
            <text:p>&amp; 13&amp;Kamis&amp; Adven II&amp; Yes. 41:13-20,Mzm. 145:9,10-11,12-13ab,Mat. 11:11-15,Rut. 2:1-13,&amp; FX. Sularto&amp; Tim\par \\ \cline{2-7}</text:p>
          </table:table-cell>
          <table:table-cell table:formula="of:=&quot;parse-kalit.py -t 2018 -b &quot;&amp;[.B87]&amp;&quot;  -d &quot;&amp;[.C87]" office:value-type="string" office:string-value="parse-kalit.py -t 2018 -b 12  -d 13" calcext:value-type="string">
            <text:p>parse-kalit.py -t 2018 -b 12 <text:s/>-d 13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. 41:13-20,Mzm. 145:9,10-11,12-13ab,Mat. 11:11-15,Rut. 2:1-13,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TEXT(WEEKDAY(DATE(2018;[.B88];[.C88]));&quot;NNN&quot;)" office:value-type="string" office:string-value="Senin" calcext:value-type="string">
            <text:p>Senin</text:p>
          </table:table-cell>
          <table:table-cell office:value-type="string" calcext:value-type="string">
            <text:p>Adven III</text:p>
          </table:table-cell>
          <table:table-cell office:value-type="string" calcext:value-type="string">
            <text:p>Kej. 49:2,8-10,Mzm. 72:1-2,3-4ab,7-8,17,Mat. 1:1-17,Yes. 40:1-11,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  <table:table-cell table:style-name="ce3" table:formula="of:=[.A88]&amp;&quot;&amp; &quot;&amp;[.C88]&amp;&quot;&amp;&quot;&amp;[.D88]&amp;&quot;&amp; &quot;&amp;[.E88]&amp;&quot;&amp; &quot;&amp;[.F88]&amp;&quot;&amp; &quot;&amp;[.G88]&amp;&quot;&amp; &quot;&amp;[.H88]&amp;&quot;\par &quot;&amp;[.I88]&amp;&quot;\\ &quot;&amp;IF(ISBLANK([.A89]);&quot;\cline{2-7}&quot;;&quot;\hline&quot;)" office:value-type="string" office:string-value="&amp; 17&amp;Senin&amp; Adven III&amp; Kej. 49:2,8-10,Mzm. 72:1-2,3-4ab,7-8,17,Mat. 1:1-17,Yes. 40:1-11,&amp; FX. Sularto&amp; Tim\par \\ \cline{2-7}" calcext:value-type="string">
            <text:p>&amp; 17&amp;Senin&amp; Adven III&amp; Kej. 49:2,8-10,Mzm. 72:1-2,3-4ab,7-8,17,Mat. 1:1-17,Yes. 40:1-11,&amp; FX. Sularto&amp; Tim\par \\ \cline{2-7}</text:p>
          </table:table-cell>
          <table:table-cell table:formula="of:=&quot;parse-kalit.py -t 2018 -b &quot;&amp;[.B88]&amp;&quot;  -d &quot;&amp;[.C88]" office:value-type="string" office:string-value="parse-kalit.py -t 2018 -b 12  -d 17" calcext:value-type="string">
            <text:p>parse-kalit.py -t 2018 -b 12 <text:s/>-d 17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j. 49:2,8-10,Mzm. 72:1-2,3-4ab,7-8,17,Mat. 1:1-17,Yes. 40:1-11,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TEXT(WEEKDAY(DATE(2018;[.B89];[.C89]));&quot;NNN&quot;)" office:value-type="string" office:string-value="Kamis" calcext:value-type="string">
            <text:p>Kamis</text:p>
          </table:table-cell>
          <table:table-cell office:value-type="string" calcext:value-type="string">
            <text:p>Adven IV</text:p>
          </table:table-cell>
          <table:table-cell office:value-type="string" calcext:value-type="string">
            <text:p>Yes. 7:10-14,Mzm. 24:1-2,3-4ab,5-6,Luk. 1:26-38,Yes. 41:21-29,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  <table:table-cell table:style-name="ce3" table:formula="of:=[.A89]&amp;&quot;&amp; &quot;&amp;[.C89]&amp;&quot;&amp;&quot;&amp;[.D89]&amp;&quot;&amp; &quot;&amp;[.E89]&amp;&quot;&amp; &quot;&amp;[.F89]&amp;&quot;&amp; &quot;&amp;[.G89]&amp;&quot;&amp; &quot;&amp;[.H89]&amp;&quot;\par &quot;&amp;[.I89]&amp;&quot;\\ &quot;&amp;IF(ISBLANK([.A90]);&quot;\cline{2-7}&quot;;&quot;\hline&quot;)" office:value-type="string" office:string-value="&amp; 20&amp;Kamis&amp; Adven IV&amp; Yes. 7:10-14,Mzm. 24:1-2,3-4ab,5-6,Luk. 1:26-38,Yes. 41:21-29,&amp; FX. Sularto&amp; Tim\par \\ \cline{2-7}" calcext:value-type="string">
            <text:p>&amp; 20&amp;Kamis&amp; Adven IV&amp; Yes. 7:10-14,Mzm. 24:1-2,3-4ab,5-6,Luk. 1:26-38,Yes. 41:21-29,&amp; FX. Sularto&amp; Tim\par \\ \cline{2-7}</text:p>
          </table:table-cell>
          <table:table-cell table:formula="of:=&quot;parse-kalit.py -t 2018 -b &quot;&amp;[.B89]&amp;&quot;  -d &quot;&amp;[.C89]" office:value-type="string" office:string-value="parse-kalit.py -t 2018 -b 12  -d 20" calcext:value-type="string">
            <text:p>parse-kalit.py -t 2018 -b 12 <text:s/>-d 2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. 7:10-14,Mzm. 24:1-2,3-4ab,5-6,Luk. 1:26-38,Yes. 41:21-29,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TEXT(WEEKDAY(DATE(2018;[.B90];[.C90]));&quot;NNN&quot;)" office:value-type="string" office:string-value="Kamis" calcext:value-type="string">
            <text:p>Kamis</text:p>
          </table:table-cell>
          <table:table-cell office:value-type="string" calcext:value-type="string">
            <text:p>Pesta Natal</text:p>
          </table:table-cell>
          <table:table-cell office:value-type="string" calcext:value-type="string">
            <text:p>1Yoh. 1:1-4,Mzm. 97:1-2,5-6,11-12,Yoh. 20:2-8,1Yoh. 1:1-2:3,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OMK</text:p>
          </table:table-cell>
          <table:table-cell/>
          <table:table-cell table:style-name="ce3" table:formula="of:=[.A90]&amp;&quot;&amp; &quot;&amp;[.C90]&amp;&quot;&amp;&quot;&amp;[.D90]&amp;&quot;&amp; &quot;&amp;[.E90]&amp;&quot;&amp; &quot;&amp;[.F90]&amp;&quot;&amp; &quot;&amp;[.G90]&amp;&quot;&amp; &quot;&amp;[.H90]&amp;&quot;\par &quot;&amp;[.I90]&amp;&quot;\\ &quot;&amp;IF(ISBLANK([.A91]);&quot;\cline{2-7}&quot;;&quot;\hline&quot;)" office:value-type="string" office:string-value="&amp; 27&amp;Kamis&amp; Pesta Natal&amp; 1Yoh. 1:1-4,Mzm. 97:1-2,5-6,11-12,Yoh. 20:2-8,1Yoh. 1:1-2:3,&amp; Joglo lawas&amp; OMK\par \\ \cline{2-7}" calcext:value-type="string">
            <text:p>&amp; 27&amp;Kamis&amp; Pesta Natal&amp; 1Yoh. 1:1-4,Mzm. 97:1-2,5-6,11-12,Yoh. 20:2-8,1Yoh. 1:1-2:3,&amp; Joglo lawas&amp; OMK\par \\ \cline{2-7}</text:p>
          </table:table-cell>
          <table:table-cell table:formula="of:=&quot;parse-kalit.py -t 2018 -b &quot;&amp;[.B90]&amp;&quot;  -d &quot;&amp;[.C90]" office:value-type="string" office:string-value="parse-kalit.py -t 2018 -b 12  -d 27" calcext:value-type="string">
            <text:p>parse-kalit.py -t 2018 -b 12 <text:s/>-d 27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Yoh. 1:1-4,Mzm. 97:1-2,5-6,11-12,Yoh. 20:2-8,1Yoh. 1:1-2:3,</text:p>
          </table:table-cell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P. Suroy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. Triyon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loysius Lamake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X Sulart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dre Keso Mud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. Banarudi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Ign. Sand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Neo Suradi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Y. Sudarmadi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Y. Suyant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. Supriadi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V. Dalyon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KRA YP Prononagor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aptanto S.B.,Y.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ton Supriyan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Heru Pratomo, 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P. Suroy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. Triyon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loysius Lamake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X Sulart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dre Keso Mud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P. Suroy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P. Suroy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P. Suroy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P. Suroy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. Banarudi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Ign. Sand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Neo Suradi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Y. Sudarmadi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Y. Djoko Marsit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Nanik Ismarjati, M. Th.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KRA YP Prononagor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V. Dalyon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. Supriadi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Y. Suyant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aptanto S.B.,Y.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ton Supriyan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P. Suroy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. Triyon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loysius Lamake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X Sulart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dre Keso Mud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. Banarudi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Ign. Sand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X. Sulart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X. Sulart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X. Sulart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X. Sulart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Joglo lawas</text:p>
          </table:table-cell>
          <table:table-cell table:number-columns-repeated="8"/>
        </table:table-row>
      </table:table>
      <table:table table:name="Keluarga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Pugeran - Gg. Nilam No. 6</text:p>
          </table:table-cell>
          <table:table-cell office:value-type="string" calcext:value-type="string">
            <text:p>0813280342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1]&amp;&quot;&amp;&quot;&amp;[.C1]&amp;&quot;&amp;&quot;&amp;[.D1]&amp;&quot;&amp;\centering &quot;&amp;[.E1]&amp;&quot;&amp;\centering &quot;&amp;[.F1]&amp;&quot;&amp;\centering &quot;&amp;[.G1]&amp;&quot;\\&quot;" office:value-type="string" office:string-value="\centering\nexturut&amp;Aloysius Lamakey&amp;Pugeran - Gg. Nilam No. 6&amp;081328034283&amp;\centering 1&amp;\centering 2&amp;\centering 3\\" calcext:value-type="string">
            <text:p>\centering\nexturut&amp;Aloysius Lamakey&amp;Pugeran - Gg. Nilam No. 6&amp;081328034283&amp;\centering 1&amp;\centering 2&amp;\centering 3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wibowo Sudaryanto, Fransiskus Xaverius</text:p>
          </table:table-cell>
          <table:table-cell office:value-type="string" calcext:value-type="string">
            <text:p>Pugeran - Jl. Utama</text:p>
          </table:table-cell>
          <table:table-cell office:value-type="string" calcext:value-type="string">
            <text:p>08586335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\centering\nexturut&amp;&quot;&amp;[.B2]&amp;&quot;&amp;&quot;&amp;[.C2]&amp;&quot;&amp;&quot;&amp;[.D2]&amp;&quot;&amp;\centering &quot;&amp;[.E2]&amp;&quot;&amp;\centering &quot;&amp;[.F2]&amp;&quot;&amp;\centering &quot;&amp;[.G2]&amp;&quot;\\&quot;" office:value-type="string" office:string-value="\centering\nexturut&amp;Ariwibowo Sudaryanto, Fransiskus Xaverius&amp;Pugeran - Jl. Utama&amp;08586335678&amp;\centering 1&amp;\centering 1&amp;\centering 2\\" calcext:value-type="string">
            <text:p>\centering\nexturut&amp;Ariwibowo Sudaryanto, Fransiskus Xaverius&amp;Pugeran - Jl. Utama&amp;08586335678&amp;\centering 1&amp;\centering 1&amp;\centering 2\\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arudin, Thomas</text:p>
          </table:table-cell>
          <table:table-cell office:value-type="string" calcext:value-type="string">
            <text:p>Pugeran - RT.21 RW. 64 Gg. Bimo</text:p>
          </table:table-cell>
          <table:table-cell office:value-type="string" calcext:value-type="string">
            <text:p>0858684213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3]&amp;&quot;&amp;&quot;&amp;[.C3]&amp;&quot;&amp;&quot;&amp;[.D3]&amp;&quot;&amp;\centering &quot;&amp;[.E3]&amp;&quot;&amp;\centering &quot;&amp;[.F3]&amp;&quot;&amp;\centering &quot;&amp;[.G3]&amp;&quot;\\&quot;" office:value-type="string" office:string-value="\centering\nexturut&amp;Banarudin, Thomas&amp;Pugeran - RT.21 RW. 64 Gg. Bimo&amp;085868421306&amp;\centering 1&amp;\centering 2&amp;\centering 3\\" calcext:value-type="string">
            <text:p>\centering\nexturut&amp;Banarudin, Thomas&amp;Pugeran - RT.21 RW. 64 Gg. Bimo&amp;085868421306&amp;\centering 1&amp;\centering 2&amp;\centering 3\\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lyono, Valentinus</text:p>
          </table:table-cell>
          <table:table-cell office:value-type="string" calcext:value-type="string">
            <text:p>SombomeRTen 06, RW 21</text:p>
          </table:table-cell>
          <table:table-cell office:value-type="string" calcext:value-type="string">
            <text:p>0819326010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4]&amp;&quot;&amp;&quot;&amp;[.C4]&amp;&quot;&amp;&quot;&amp;[.D4]&amp;&quot;&amp;\centering &quot;&amp;[.E4]&amp;&quot;&amp;\centering &quot;&amp;[.F4]&amp;&quot;&amp;\centering &quot;&amp;[.G4]&amp;&quot;\\&quot;" office:value-type="string" office:string-value="\centering\nexturut&amp;Dalyono, Valentinus&amp;SombomeRTen 06, RW 21&amp;081932601029&amp;\centering 2&amp;\centering 2&amp;\centering 4\\" calcext:value-type="string">
            <text:p>\centering\nexturut&amp;Dalyono, Valentinus&amp;SombomeRTen 06, RW 21&amp;081932601029&amp;\centering 2&amp;\centering 2&amp;\centering 4\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joko Marsito, Yohanes</text:p>
          </table:table-cell>
          <table:table-cell office:value-type="string" calcext:value-type="string">
            <text:p>Pugeran, Maguwoharjo</text:p>
          </table:table-cell>
          <table:table-cell office:value-type="string" calcext:value-type="string">
            <text:p>0858201333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5]&amp;&quot;&amp;&quot;&amp;[.C5]&amp;&quot;&amp;&quot;&amp;[.D5]&amp;&quot;&amp;\centering &quot;&amp;[.E5]&amp;&quot;&amp;\centering &quot;&amp;[.F5]&amp;&quot;&amp;\centering &quot;&amp;[.G5]&amp;&quot;\\&quot;" office:value-type="string" office:string-value="\centering\nexturut&amp;Djoko Marsito, Yohanes&amp;Pugeran, Maguwoharjo&amp;085820133321&amp;\centering 1&amp;\centering 2&amp;\centering 3\\" calcext:value-type="string">
            <text:p>\centering\nexturut&amp;Djoko Marsito, Yohanes&amp;Pugeran, Maguwoharjo&amp;085820133321&amp;\centering 1&amp;\centering 2&amp;\centering 3\\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lungminagkoro Widyanurcahyo, Dominikus</text:p>
          </table:table-cell>
          <table:table-cell office:value-type="string" calcext:value-type="string">
            <text:p>Pugeran, Maguwoharjo</text:p>
          </table:table-cell>
          <table:table-cell office:value-type="string" calcext:value-type="string">
            <text:p>081328624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6]&amp;&quot;&amp;&quot;&amp;[.C6]&amp;&quot;&amp;&quot;&amp;[.D6]&amp;&quot;&amp;\centering &quot;&amp;[.E6]&amp;&quot;&amp;\centering &quot;&amp;[.F6]&amp;&quot;&amp;\centering &quot;&amp;[.G6]&amp;&quot;\\&quot;" office:value-type="string" office:string-value="\centering\nexturut&amp;Gelungminagkoro Widyanurcahyo, Dominikus&amp;Pugeran, Maguwoharjo&amp;081328624116&amp;\centering 1&amp;\centering 2&amp;\centering 3\\" calcext:value-type="string">
            <text:p>\centering\nexturut&amp;Gelungminagkoro Widyanurcahyo, Dominikus&amp;Pugeran, Maguwoharjo&amp;081328624116&amp;\centering 1&amp;\centering 2&amp;\centering 3\\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ru Pratomo, Aloysius</text:p>
          </table:table-cell>
          <table:table-cell office:value-type="string" calcext:value-type="string">
            <text:p>SombomeRTen RT06/RW21 Maguwoharjo, Depok, Sleman</text:p>
          </table:table-cell>
          <table:table-cell office:value-type="string" calcext:value-type="string">
            <text:p>+6281328259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\centering\nexturut&amp;&quot;&amp;[.B7]&amp;&quot;&amp;&quot;&amp;[.C7]&amp;&quot;&amp;&quot;&amp;[.D7]&amp;&quot;&amp;\centering &quot;&amp;[.E7]&amp;&quot;&amp;\centering &quot;&amp;[.F7]&amp;&quot;&amp;\centering &quot;&amp;[.G7]&amp;&quot;\\&quot;" office:value-type="string" office:string-value="\centering\nexturut&amp;Heru Pratomo, Aloysius&amp;SombomeRTen RT06/RW21 Maguwoharjo, Depok, Sleman&amp;+6281328259725&amp;\centering 1&amp;\centering 0&amp;\centering 1\\" calcext:value-type="string">
            <text:p>\centering\nexturut&amp;Heru Pratomo, Aloysius&amp;SombomeRTen RT06/RW21 Maguwoharjo, Depok, Sleman&amp;+6281328259725&amp;\centering 1&amp;\centering 0&amp;\centering 1\\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so Muda, Andreas</text:p>
          </table:table-cell>
          <table:table-cell office:value-type="string" calcext:value-type="string">
            <text:p>Pugeran - RT 02 RW 64 Gg. Bima No 27</text:p>
          </table:table-cell>
          <table:table-cell office:value-type="string" calcext:value-type="string">
            <text:p>0813286921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8]&amp;&quot;&amp;&quot;&amp;[.C8]&amp;&quot;&amp;&quot;&amp;[.D8]&amp;&quot;&amp;\centering &quot;&amp;[.E8]&amp;&quot;&amp;\centering &quot;&amp;[.F8]&amp;&quot;&amp;\centering &quot;&amp;[.G8]&amp;&quot;\\&quot;" office:value-type="string" office:string-value="\centering\nexturut&amp;Keso Muda, Andreas&amp;Pugeran - RT 02 RW 64 Gg. Bima No 27&amp;081328692102&amp;\centering 1&amp;\centering 3&amp;\centering 4\\" calcext:value-type="string">
            <text:p>\centering\nexturut&amp;Keso Muda, Andreas&amp;Pugeran - RT 02 RW 64 Gg. Bima No 27&amp;081328692102&amp;\centering 1&amp;\centering 3&amp;\centering 4\\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risni Prihartati, Cornelia</text:p>
          </table:table-cell>
          <table:table-cell office:value-type="string" calcext:value-type="string">
            <text:p>Pugeran - Jl. Utama</text:p>
          </table:table-cell>
          <table:table-cell office:value-type="string" calcext:value-type="string">
            <text:p>0274-4333615; 08574335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&quot;\centering\nexturut&amp;&quot;&amp;[.B9]&amp;&quot;&amp;&quot;&amp;[.C9]&amp;&quot;&amp;&quot;&amp;[.D9]&amp;&quot;&amp;\centering &quot;&amp;[.E9]&amp;&quot;&amp;\centering &quot;&amp;[.F9]&amp;&quot;&amp;\centering &quot;&amp;[.G9]&amp;&quot;\\&quot;" office:value-type="string" office:string-value="\centering\nexturut&amp;Krisni Prihartati, Cornelia&amp;Pugeran - Jl. Utama&amp;0274-4333615; 08574335162&amp;\centering 0&amp;\centering 2&amp;\centering 2\\" calcext:value-type="string">
            <text:p>\centering\nexturut&amp;Krisni Prihartati, Cornelia&amp;Pugeran - Jl. Utama&amp;0274-4333615; 08574335162&amp;\centering 0&amp;\centering 2&amp;\centering 2\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di Susanti, Agustina</text:p>
          </table:table-cell>
          <table:table-cell office:value-type="string" calcext:value-type="string">
            <text:p>Pugeran - RT.07 RW.65 Jl. Puger V No 2</text:p>
          </table:table-cell>
          <table:table-cell office:value-type="string" calcext:value-type="string">
            <text:p>081642295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\centering\nexturut&amp;&quot;&amp;[.B10]&amp;&quot;&amp;&quot;&amp;[.C10]&amp;&quot;&amp;&quot;&amp;[.D10]&amp;&quot;&amp;\centering &quot;&amp;[.E10]&amp;&quot;&amp;\centering &quot;&amp;[.F10]&amp;&quot;&amp;\centering &quot;&amp;[.G10]&amp;&quot;\\&quot;" office:value-type="string" office:string-value="\centering\nexturut&amp;Mardi Susanti, Agustina&amp;Pugeran - RT.07 RW.65 Jl. Puger V No 2&amp;08164229555&amp;\centering 0&amp;\centering 1&amp;\centering 1\\" calcext:value-type="string">
            <text:p>\centering\nexturut&amp;Mardi Susanti, Agustina&amp;Pugeran - RT.07 RW.65 Jl. Puger V No 2&amp;08164229555&amp;\centering 0&amp;\centering 1&amp;\centering 1\\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nik Ismarjati, Maria Theresia</text:p>
          </table:table-cell>
          <table:table-cell office:value-type="string" calcext:value-type="string">
            <text:p>SombomeRTen - RT.06 RW. 21 Gg. Sadewo 185</text:p>
          </table:table-cell>
          <table:table-cell office:value-type="string" calcext:value-type="string">
            <text:p>081568612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\centering\nexturut&amp;&quot;&amp;[.B11]&amp;&quot;&amp;&quot;&amp;[.C11]&amp;&quot;&amp;&quot;&amp;[.D11]&amp;&quot;&amp;\centering &quot;&amp;[.E11]&amp;&quot;&amp;\centering &quot;&amp;[.F11]&amp;&quot;&amp;\centering &quot;&amp;[.G11]&amp;&quot;\\&quot;" office:value-type="string" office:string-value="\centering\nexturut&amp;Nanik Ismarjati, Maria Theresia&amp;SombomeRTen - RT.06 RW. 21 Gg. Sadewo 185&amp;081568612272&amp;\centering 0&amp;\centering 1&amp;\centering 1\\" calcext:value-type="string">
            <text:p>\centering\nexturut&amp;Nanik Ismarjati, Maria Theresia&amp;SombomeRTen - RT.06 RW. 21 Gg. Sadewo 185&amp;081568612272&amp;\centering 0&amp;\centering 1&amp;\centering 1\\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iha Lamakey, Yakobus</text:p>
          </table:table-cell>
          <table:table-cell office:value-type="string" calcext:value-type="string">
            <text:p>Pugeran - Gg. Nilam No. 6</text:p>
          </table:table-cell>
          <table:table-cell office:value-type="string" calcext:value-type="string">
            <text:p>0274 78390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12]&amp;&quot;&amp;&quot;&amp;[.C12]&amp;&quot;&amp;&quot;&amp;[.D12]&amp;&quot;&amp;\centering &quot;&amp;[.E12]&amp;&quot;&amp;\centering &quot;&amp;[.F12]&amp;&quot;&amp;\centering &quot;&amp;[.G12]&amp;&quot;\\&quot;" office:value-type="string" office:string-value="\centering\nexturut&amp;Niha Lamakey, Yakobus&amp;Pugeran - Gg. Nilam No. 6&amp;0274 7839098&amp;\centering 2&amp;\centering 1&amp;\centering 3\\" calcext:value-type="string">
            <text:p>\centering\nexturut&amp;Niha Lamakey, Yakobus&amp;Pugeran - Gg. Nilam No. 6&amp;0274 7839098&amp;\centering 2&amp;\centering 1&amp;\centering 3\\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ndi Ignatius</text:p>
          </table:table-cell>
          <table:table-cell office:value-type="string" calcext:value-type="string">
            <text:p>Pugeran - RT.02 RW.64</text:p>
          </table:table-cell>
          <table:table-cell office:value-type="string" calcext:value-type="string">
            <text:p>085292171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13]&amp;&quot;&amp;&quot;&amp;[.C13]&amp;&quot;&amp;&quot;&amp;[.D13]&amp;&quot;&amp;\centering &quot;&amp;[.E13]&amp;&quot;&amp;\centering &quot;&amp;[.F13]&amp;&quot;&amp;\centering &quot;&amp;[.G13]&amp;&quot;\\&quot;" office:value-type="string" office:string-value="\centering\nexturut&amp;Sandi Ignatius&amp;Pugeran - RT.02 RW.64&amp;085292171946&amp;\centering 1&amp;\centering 2&amp;\centering 3\\" calcext:value-type="string">
            <text:p>\centering\nexturut&amp;Sandi Ignatius&amp;Pugeran - RT.02 RW.64&amp;085292171946&amp;\centering 1&amp;\centering 2&amp;\centering 3\\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ptanto Sarwo Basuki, Yohanes</text:p>
          </table:table-cell>
          <table:table-cell office:value-type="string" calcext:value-type="string">
            <text:p>Jl. Puger Utama, Gg Perkutut No. 88, Pugeran, Maguwoharjo, Depok, Sleman</text:p>
          </table:table-cell>
          <table:table-cell office:value-type="string" calcext:value-type="string">
            <text:p>+62813732496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&quot;\centering\nexturut&amp;&quot;&amp;[.B14]&amp;&quot;&amp;&quot;&amp;[.C14]&amp;&quot;&amp;&quot;&amp;[.D14]&amp;&quot;&amp;\centering &quot;&amp;[.E14]&amp;&quot;&amp;\centering &quot;&amp;[.F14]&amp;&quot;&amp;\centering &quot;&amp;[.G14]&amp;&quot;\\&quot;" office:value-type="string" office:string-value="\centering\nexturut&amp;Saptanto Sarwo Basuki, Yohanes&amp;Jl. Puger Utama, Gg Perkutut No. 88, Pugeran, Maguwoharjo, Depok, Sleman&amp;+6281373249666&amp;\centering 3&amp;\centering 2&amp;\centering 5\\" calcext:value-type="string">
            <text:p>\centering\nexturut&amp;Saptanto Sarwo Basuki, Yohanes&amp;Jl. Puger Utama, Gg Perkutut No. 88, Pugeran, Maguwoharjo, Depok, Sleman&amp;+6281373249666&amp;\centering 3&amp;\centering 2&amp;\centering 5\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tyawan Putra, Thomas</text:p>
          </table:table-cell>
          <table:table-cell office:value-type="string" calcext:value-type="string">
            <text:p>Pugeran, Jl. Jupiter I No.9, Maguwoharjo</text:p>
          </table:table-cell>
          <table:table-cell office:value-type="string" calcext:value-type="string">
            <text:p>0821381256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&quot;\centering\nexturut&amp;&quot;&amp;[.B15]&amp;&quot;&amp;&quot;&amp;[.C15]&amp;&quot;&amp;&quot;&amp;[.D15]&amp;&quot;&amp;\centering &quot;&amp;[.E15]&amp;&quot;&amp;\centering &quot;&amp;[.F15]&amp;&quot;&amp;\centering &quot;&amp;[.G15]&amp;&quot;\\&quot;" office:value-type="string" office:string-value="\centering\nexturut&amp;Setyawan Putra, Thomas&amp;Pugeran, Jl. Jupiter I No.9, Maguwoharjo&amp;082138125680&amp;\centering 3&amp;\centering 2&amp;\centering 5\\" calcext:value-type="string">
            <text:p>\centering\nexturut&amp;Setyawan Putra, Thomas&amp;Pugeran, Jl. Jupiter I No.9, Maguwoharjo&amp;082138125680&amp;\centering 3&amp;\centering 2&amp;\centering 5\\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darmadi, Yohanes</text:p>
          </table:table-cell>
          <table:table-cell office:value-type="string" calcext:value-type="string">
            <text:p>Pugeran, Jl. Pugeran Utama No. 66, Maguwoharjo</text:p>
          </table:table-cell>
          <table:table-cell office:value-type="string" calcext:value-type="string">
            <text:p>0274 4333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\centering\nexturut&amp;&quot;&amp;[.B16]&amp;&quot;&amp;&quot;&amp;[.C16]&amp;&quot;&amp;&quot;&amp;[.D16]&amp;&quot;&amp;\centering &quot;&amp;[.E16]&amp;&quot;&amp;\centering &quot;&amp;[.F16]&amp;&quot;&amp;\centering &quot;&amp;[.G16]&amp;&quot;\\&quot;" office:value-type="string" office:string-value="\centering\nexturut&amp;Sudarmadi, Yohanes&amp;Pugeran, Jl. Pugeran Utama No. 66, Maguwoharjo&amp;0274 4333545&amp;\centering 1&amp;\centering 1&amp;\centering 2\\" calcext:value-type="string">
            <text:p>\centering\nexturut&amp;Sudarmadi, Yohanes&amp;Pugeran, Jl. Pugeran Utama No. 66, Maguwoharjo&amp;0274 4333545&amp;\centering 1&amp;\centering 1&amp;\centering 2\\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ujarwanto, Agustinus</text:p>
          </table:table-cell>
          <table:table-cell office:value-type="string" calcext:value-type="string">
            <text:p>Pugeran- RT.09 RW.065 Jl. Pugeran Utama</text:p>
          </table:table-cell>
          <table:table-cell office:value-type="string" calcext:value-type="string">
            <text:p>081579556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17]&amp;&quot;&amp;&quot;&amp;[.C17]&amp;&quot;&amp;&quot;&amp;[.D17]&amp;&quot;&amp;\centering &quot;&amp;[.E17]&amp;&quot;&amp;\centering &quot;&amp;[.F17]&amp;&quot;&amp;\centering &quot;&amp;[.G17]&amp;&quot;\\&quot;" office:value-type="string" office:string-value="\centering\nexturut&amp;Sujarwanto, Agustinus&amp;Pugeran- RT.09 RW.065 Jl. Pugeran Utama&amp;08157955674&amp;\centering 2&amp;\centering 1&amp;\centering 3\\" calcext:value-type="string">
            <text:p>\centering\nexturut&amp;Sujarwanto, Agustinus&amp;Pugeran- RT.09 RW.065 Jl. Pugeran Utama&amp;08157955674&amp;\centering 2&amp;\centering 1&amp;\centering 3\\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larto, Fransiscus Xaverius</text:p>
          </table:table-cell>
          <table:table-cell office:value-type="string" calcext:value-type="string">
            <text:p>Pugeran - RT.04 RW. 09 Jl. Lele I No 4</text:p>
          </table:table-cell>
          <table:table-cell office:value-type="string" calcext:value-type="string">
            <text:p>08131416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\centering\nexturut&amp;&quot;&amp;[.B18]&amp;&quot;&amp;&quot;&amp;[.C18]&amp;&quot;&amp;&quot;&amp;[.D18]&amp;&quot;&amp;\centering &quot;&amp;[.E18]&amp;&quot;&amp;\centering &quot;&amp;[.F18]&amp;&quot;&amp;\centering &quot;&amp;[.G18]&amp;&quot;\\&quot;" office:value-type="string" office:string-value="\centering\nexturut&amp;Sularto, Fransiscus Xaverius&amp;Pugeran - RT.04 RW. 09 Jl. Lele I No 4&amp;0813141698&amp;\centering 1&amp;\centering 1&amp;\centering 2\\" calcext:value-type="string">
            <text:p>\centering\nexturut&amp;Sularto, Fransiscus Xaverius&amp;Pugeran - RT.04 RW. 09 Jl. Lele I No 4&amp;0813141698&amp;\centering 1&amp;\centering 1&amp;\centering 2\\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naryo Prononagoro KRA, Yohanes Pemandi</text:p>
          </table:table-cell>
          <table:table-cell office:value-type="string" calcext:value-type="string">
            <text:p>Pugeran- RT 17 RW. 65 Jl. Perkutut</text:p>
          </table:table-cell>
          <table:table-cell office:value-type="string" calcext:value-type="string">
            <text:p>0274 74006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19]&amp;&quot;&amp;&quot;&amp;[.C19]&amp;&quot;&amp;&quot;&amp;[.D19]&amp;&quot;&amp;\centering &quot;&amp;[.E19]&amp;&quot;&amp;\centering &quot;&amp;[.F19]&amp;&quot;&amp;\centering &quot;&amp;[.G19]&amp;&quot;\\&quot;" office:value-type="string" office:string-value="\centering\nexturut&amp;Sunaryo Prononagoro KRA, Yohanes Pemandi&amp;Pugeran- RT 17 RW. 65 Jl. Perkutut&amp;0274 7400625&amp;\centering 1&amp;\centering 3&amp;\centering 4\\" calcext:value-type="string">
            <text:p>\centering\nexturut&amp;Sunaryo Prononagoro KRA, Yohanes Pemandi&amp;Pugeran- RT 17 RW. 65 Jl. Perkutut&amp;0274 7400625&amp;\centering 1&amp;\centering 3&amp;\centering 4\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priadi, Cornelius</text:p>
          </table:table-cell>
          <table:table-cell office:value-type="string" calcext:value-type="string">
            <text:p>Pugeran, Jl. Perkutut Komp. Batan</text:p>
          </table:table-cell>
          <table:table-cell office:value-type="string" calcext:value-type="string">
            <text:p>0274 74971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20]&amp;&quot;&amp;&quot;&amp;[.C20]&amp;&quot;&amp;&quot;&amp;[.D20]&amp;&quot;&amp;\centering &quot;&amp;[.E20]&amp;&quot;&amp;\centering &quot;&amp;[.F20]&amp;&quot;&amp;\centering &quot;&amp;[.G20]&amp;&quot;\\&quot;" office:value-type="string" office:string-value="\centering\nexturut&amp;Supriadi, Cornelius&amp;Pugeran, Jl. Perkutut Komp. Batan&amp;0274 7497125&amp;\centering 2&amp;\centering 2&amp;\centering 4\\" calcext:value-type="string">
            <text:p>\centering\nexturut&amp;Supriadi, Cornelius&amp;Pugeran, Jl. Perkutut Komp. Batan&amp;0274 7497125&amp;\centering 2&amp;\centering 2&amp;\centering 4\\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prihatin, Kristina</text:p>
          </table:table-cell>
          <table:table-cell office:value-type="string" calcext:value-type="string">
            <text:p>Pugeran - RT.10 RW 64 Jl. Merpati No 1</text:p>
          </table:table-cell>
          <table:table-cell office:value-type="string" calcext:value-type="string">
            <text:p>081568052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21]&amp;&quot;&amp;&quot;&amp;[.C21]&amp;&quot;&amp;&quot;&amp;[.D21]&amp;&quot;&amp;\centering &quot;&amp;[.E21]&amp;&quot;&amp;\centering &quot;&amp;[.F21]&amp;&quot;&amp;\centering &quot;&amp;[.G21]&amp;&quot;\\&quot;" office:value-type="string" office:string-value="\centering\nexturut&amp;Suprihatin, Kristina&amp;Pugeran - RT.10 RW 64 Jl. Merpati No 1&amp;081568052255&amp;\centering 1&amp;\centering 2&amp;\centering 3\\" calcext:value-type="string">
            <text:p>\centering\nexturut&amp;Suprihatin, Kristina&amp;Pugeran - RT.10 RW 64 Jl. Merpati No 1&amp;081568052255&amp;\centering 1&amp;\centering 2&amp;\centering 3\\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priyana, Antonius</text:p>
          </table:table-cell>
          <table:table-cell office:value-type="string" calcext:value-type="string">
            <text:p>Pugeran</text:p>
          </table:table-cell>
          <table:table-cell office:value-type="string" calcext:value-type="string">
            <text:p>0858653558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22]&amp;&quot;&amp;&quot;&amp;[.C22]&amp;&quot;&amp;&quot;&amp;[.D22]&amp;&quot;&amp;\centering &quot;&amp;[.E22]&amp;&quot;&amp;\centering &quot;&amp;[.F22]&amp;&quot;&amp;\centering &quot;&amp;[.G22]&amp;&quot;\\&quot;" office:value-type="string" office:string-value="\centering\nexturut&amp;Supriyana, Antonius&amp;Pugeran&amp;085865355895&amp;\centering 2&amp;\centering 2&amp;\centering 4\\" calcext:value-type="string">
            <text:p>\centering\nexturut&amp;Supriyana, Antonius&amp;Pugeran&amp;085865355895&amp;\centering 2&amp;\centering 2&amp;\centering 4\\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uradi, Neo</text:p>
          </table:table-cell>
          <table:table-cell office:value-type="string" calcext:value-type="string">
            <text:p>Pugeran - RT.10 RW.64, Maguwoharjo</text:p>
          </table:table-cell>
          <table:table-cell office:value-type="string" calcext:value-type="string">
            <text:p>0274 556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23]&amp;&quot;&amp;&quot;&amp;[.C23]&amp;&quot;&amp;&quot;&amp;[.D23]&amp;&quot;&amp;\centering &quot;&amp;[.E23]&amp;&quot;&amp;\centering &quot;&amp;[.F23]&amp;&quot;&amp;\centering &quot;&amp;[.G23]&amp;&quot;\\&quot;" office:value-type="string" office:string-value="\centering\nexturut&amp;Suradi, Neo&amp;Pugeran - RT.10 RW.64, Maguwoharjo&amp;0274 556180&amp;\centering 1&amp;\centering 2&amp;\centering 3\\" calcext:value-type="string">
            <text:p>\centering\nexturut&amp;Suradi, Neo&amp;Pugeran - RT.10 RW.64, Maguwoharjo&amp;0274 556180&amp;\centering 1&amp;\centering 2&amp;\centering 3\\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ripto, Yohanes</text:p>
          </table:table-cell>
          <table:table-cell office:value-type="string" calcext:value-type="string">
            <text:p>Pugeran Gg. Nilam No. 4</text:p>
          </table:table-cell>
          <table:table-cell office:value-type="string" calcext:value-type="string">
            <text:p>08178893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\centering\nexturut&amp;&quot;&amp;[.B24]&amp;&quot;&amp;&quot;&amp;[.C24]&amp;&quot;&amp;&quot;&amp;[.D24]&amp;&quot;&amp;\centering &quot;&amp;[.E24]&amp;&quot;&amp;\centering &quot;&amp;[.F24]&amp;&quot;&amp;\centering &quot;&amp;[.G24]&amp;&quot;\\&quot;" office:value-type="string" office:string-value="\centering\nexturut&amp;Suripto, Yohanes&amp;Pugeran Gg. Nilam No. 4&amp;0817889303&amp;\centering 2&amp;\centering 1&amp;\centering 3\\" calcext:value-type="string">
            <text:p>\centering\nexturut&amp;Suripto, Yohanes&amp;Pugeran Gg. Nilam No. 4&amp;0817889303&amp;\centering 2&amp;\centering 1&amp;\centering 3\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uroyo, Paulus</text:p>
          </table:table-cell>
          <table:table-cell office:value-type="string" calcext:value-type="string">
            <text:p>Pugeran - RT.03 RW.09 Gg. Bawal</text:p>
          </table:table-cell>
          <table:table-cell office:value-type="string" calcext:value-type="string">
            <text:p>081227528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25]&amp;&quot;&amp;&quot;&amp;[.C25]&amp;&quot;&amp;&quot;&amp;[.D25]&amp;&quot;&amp;\centering &quot;&amp;[.E25]&amp;&quot;&amp;\centering &quot;&amp;[.F25]&amp;&quot;&amp;\centering &quot;&amp;[.G25]&amp;&quot;\\&quot;" office:value-type="string" office:string-value="\centering\nexturut&amp;Suroyo, Paulus&amp;Pugeran - RT.03 RW.09 Gg. Bawal&amp;08122752803&amp;\centering 2&amp;\centering 2&amp;\centering 4\\" calcext:value-type="string">
            <text:p>\centering\nexturut&amp;Suroyo, Paulus&amp;Pugeran - RT.03 RW.09 Gg. Bawal&amp;08122752803&amp;\centering 2&amp;\centering 2&amp;\centering 4\\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yanto, Yohanes</text:p>
          </table:table-cell>
          <table:table-cell office:value-type="string" calcext:value-type="string">
            <text:p>SombomeRTen - RT.06 RW.21</text:p>
          </table:table-cell>
          <table:table-cell office:value-type="string" calcext:value-type="string">
            <text:p>0274-43338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&quot;\centering\nexturut&amp;&quot;&amp;[.B26]&amp;&quot;&amp;&quot;&amp;[.C26]&amp;&quot;&amp;&quot;&amp;[.D26]&amp;&quot;&amp;\centering &quot;&amp;[.E26]&amp;&quot;&amp;\centering &quot;&amp;[.F26]&amp;&quot;&amp;\centering &quot;&amp;[.G26]&amp;&quot;\\&quot;" office:value-type="string" office:string-value="\centering\nexturut&amp;Suyanto, Yohanes&amp;SombomeRTen - RT.06 RW.21&amp;0274-4333886&amp;\centering 4&amp;\centering 2&amp;\centering 6\\" calcext:value-type="string">
            <text:p>\centering\nexturut&amp;Suyanto, Yohanes&amp;SombomeRTen - RT.06 RW.21&amp;0274-4333886&amp;\centering 4&amp;\centering 2&amp;\centering 6\\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mon Siswo Utomo, Margaretha</text:p>
          </table:table-cell>
          <table:table-cell office:value-type="string" calcext:value-type="string">
            <text:p>Pugeran - RT.09 RW.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\centering\nexturut&amp;&quot;&amp;[.B27]&amp;&quot;&amp;&quot;&amp;[.C27]&amp;&quot;&amp;&quot;&amp;[.D27]&amp;&quot;&amp;\centering &quot;&amp;[.E27]&amp;&quot;&amp;\centering &quot;&amp;[.F27]&amp;&quot;&amp;\centering &quot;&amp;[.G27]&amp;&quot;\\&quot;" office:value-type="string" office:string-value="\centering\nexturut&amp;Temon Siswo Utomo, Margaretha&amp;Pugeran - RT.09 RW.65&amp;&amp;\centering 0&amp;\centering 1&amp;\centering 1\\" calcext:value-type="string">
            <text:p>\centering\nexturut&amp;Temon Siswo Utomo, Margaretha&amp;Pugeran - RT.09 RW.65&amp;&amp;\centering 0&amp;\centering 1&amp;\centering 1\\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iyono, Cornelius</text:p>
          </table:table-cell>
          <table:table-cell office:value-type="string" calcext:value-type="string">
            <text:p>Pugeran - RT 003 RW 009 - Jl. Utama, Gg. Bawal, Maguwoharjo</text:p>
          </table:table-cell>
          <table:table-cell office:value-type="string" calcext:value-type="string">
            <text:p>0815781792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\centering\nexturut&amp;&quot;&amp;[.B28]&amp;&quot;&amp;&quot;&amp;[.C28]&amp;&quot;&amp;&quot;&amp;[.D28]&amp;&quot;&amp;\centering &quot;&amp;[.E28]&amp;&quot;&amp;\centering &quot;&amp;[.F28]&amp;&quot;&amp;\centering &quot;&amp;[.G28]&amp;&quot;\\&quot;" office:value-type="string" office:string-value="\centering\nexturut&amp;Triyono, Cornelius&amp;Pugeran - RT 003 RW 009 - Jl. Utama, Gg. Bawal, Maguwoharjo&amp;081578179267&amp;\centering 2&amp;\centering 2&amp;\centering 4\\" calcext:value-type="string">
            <text:p>\centering\nexturut&amp;Triyono, Cornelius&amp;Pugeran - RT 003 RW 009 - Jl. Utama, Gg. Bawal, Maguwoharjo&amp;081578179267&amp;\centering 2&amp;\centering 2&amp;\centering 4\\</text:p>
          </table:table-cell>
        </table:table-row>
      </table:table>
      <table:table table:name="Sheet4" table:style-name="ta1"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Apriliana Wulandari, Herminigilda &amp; 2002 &amp; Sunaryo Prononagoro Kra, Yohanes Pemandi \par <text:s/>Pugeran- RT 17 RW. 65 Jl. Perkutut &amp; 0274 7400625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Aurel Dwi Irawan Putra, Fabianus &amp; 2001 &amp; Setyawan Putra, Thomas \par <text:s/>Pugeran, Jl. Jupiter I No.9, Maguwoharjo &amp; 082138125680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Desicea Calista, Redempta &amp; 1999 &amp; Saptanto Sarwo Basuki, Yohanes \par <text:s/>Jl. Puger Utama, Gg Perkutut No. 88, Pugeran, Maguwoharjo, Depok, Sleman &amp; +628137324966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Widiastuti, Sisilia &amp; 1999 &amp; Suprihatin, Kristina \par <text:s/>Pugeran - RT.10 RW 64 Jl. Merpati No 1 &amp; 081568052255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Oldi Kristianto, Eduardus &amp; 1998 &amp; Suyanto, Yohanes \par <text:s/>Sombomerten - RT.06 RW.21 &amp; 0274-433388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Sinar Mas Putra Pratama, Damasus &amp; 1998 &amp; Triyono, Cornelius \par <text:s/>Pugeran - RT 003 RW 009 - Jl. Utama, Gg. Bawal, Maguwoharjo &amp; 081578179267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Pratama Krisna Bayu Aji, Stefanus &amp; 1997 &amp; Suroyo, Paulus \par <text:s/>Pugeran - RT.03 RW.09 Gg. Bawal &amp; 08122752803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Wahyu Widodo, Bernadus &amp; 1997 &amp; Suprihatin, Kristina \par <text:s/>Pugeran - RT.10 RW 64 Jl. Merpati No 1 &amp; 081568052255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Titisari, Lusia &amp; 1997 &amp; Banarudin, Thomas \par <text:s/>Pugeran - RT.21 RW. 64 Gg. Bimo &amp; 08586842130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Delphito Nugroho, Bartolomeus &amp; 1997 &amp; Suyanto, Yohanes \par <text:s/>Sombomerten - RT.06 RW.21 &amp; 0274-433388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Sode Muda Valentia, Eleonora &amp; 1996 &amp; Keso Muda, Andreas \par <text:s/>Pugeran - RT 02 RW 64 Gg. Bima No 27 &amp; 081328692102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Irawan Putramas, Tera &amp; 1995 &amp; Setyawan Putra, Thomas \par <text:s/>Pugeran, Jl. Jupiter I No.9, Maguwoharjo &amp; 082138125680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Iglia Lucya, Paulina &amp; 1995 &amp; Sandi Ignatius \par <text:s/>Pugeran - RT.02 RW.64 <text:s/>&amp; 08529217194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Stanley Andi Pradana, Ignatius &amp; 1994 &amp; Saptanto Sarwo Basuki, Yohanes \par <text:s/>Jl. Puger Utama, Gg Perkutut No. 88, Pugeran, Maguwoharjo, Depok, Sleman &amp; +628137324966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Melati, Rosevita &amp; 1994 &amp; Suradi, Neo \par <text:s/>Pugeran - RT.10 RW.64, Maguwoharjo &amp; 0274 556180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Sadewa Setyanta, Pascalis &amp; 1993 &amp; Suyanto, Yohanes \par <text:s/>Sombomerten - RT.06 RW.21 &amp; 0274-4333886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Aditya Bimantara, Andreas &amp; 1993 &amp; Supriadi, Cornelius \par <text:s/>Pugeran, Jl. Perkutut Komp. Batan &amp; 0274 7497125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Emerita Davita, Rosalinda &amp; 1991 &amp; Supriyana, Antonius \par <text:s/>Pugeran &amp; 085865355895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Edlina Adiaty, Clara &amp; 1991 &amp; Supriadi, Cornelius \par <text:s/>Pugeran, Jl. Perkutut Komp. Batan &amp; 0274 7497125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Regina Tri Marieska, Maria &amp; 1989 &amp; Djoko Marsito, Yohanes \par <text:s/>Pugeran, Maguwoharjo &amp; 085820133321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Krissanti Dewi Danudibroto, Emerentiana &amp; 1988 &amp; Krisni Prihartati, Cornelia \par <text:s/>Pugeran - Jl. Utama &amp; 0274-4333615; 08574335162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Febrianto, Dominik &amp; 1987 &amp; Suripto, Yohanes \par <text:s/>Pugeran Gg. Nilam No. 4 &amp; 0817889303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Amarylis Illona Muda, Maria &amp; 1987 &amp; Keso Muda, Andreas \par <text:s/>Pugeran - RT 02 RW 64 Gg. Bima No 27 &amp; 081328692102 \\ \hline </text:p>
          </table:table-cell>
          <table:table-cell/>
        </table:table-row>
        <table:table-row table:style-name="ro1">
          <table:table-cell office:value-type="string" calcext:value-type="string">
            <text:p>\centering \nexturut &amp;</text:p>
          </table:table-cell>
          <table:table-cell office:value-type="string" calcext:value-type="string">
            <text:p>Lamakey Maria Anastasia Bare &amp; 1985 &amp; Aloysius Lamakey \par <text:s/>Pugeran - Gg. Nilam No. 6 &amp; 081328034283 \\ \hline </text:p>
          </table:table-cell>
          <table:table-cell/>
        </table:table-row>
      </table:table>
      <table:named-expressions/>
      <table:database-ranges>
        <table:database-range table:name="__Anonymous_Sheet_DB__0" table:target-range-address="'2018-lengkap'.A1:'2018-lengkap'.E377" table:display-filter-buttons="true" table:orientation="column"/>
        <table:database-range table:name="__Anonymous_Sheet_DB__1" table:target-range-address="'2018-doa'.A1:'2018-doa'.I9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/00/0000</text:date>, <text:time style:data-style-name="N2" text:time-value="13:22:34.726033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14:14:28.374362749</dc:date>
    <meta:editing-duration>P1DT9H49M7S</meta:editing-duration>
    <meta:editing-cycles>20</meta:editing-cycles>
    <meta:generator>LibreOffice/5.4.1.2$Linux_X86_64 LibreOffice_project/40m0$Build-2</meta:generator>
    <meta:document-statistic meta:table-count="4" meta:cell-count="2817" meta:object-count="0"/>
  </office:meta>
</office:document-meta>
</file>